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412cm"/>
    </style:style>
    <style:style style:name="co4" style:family="table-column">
      <style:table-column-properties fo:break-before="auto" style:column-width="2.203cm"/>
    </style:style>
    <style:style style:name="co5" style:family="table-column">
      <style:table-column-properties fo:break-before="auto" style:column-width="2.129cm"/>
    </style:style>
    <style:style style:name="co6" style:family="table-column">
      <style:table-column-properties fo:break-before="auto" style:column-width="2.773cm"/>
    </style:style>
    <style:style style:name="co7" style:family="table-column">
      <style:table-column-properties fo:break-before="auto" style:column-width="4.184cm"/>
    </style:style>
    <style:style style:name="co8" style:family="table-column">
      <style:table-column-properties fo:break-before="auto" style:column-width="5.274cm"/>
    </style:style>
    <style:style style:name="co9" style:family="table-column">
      <style:table-column-properties fo:break-before="auto" style:column-width="3.8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10" style:family="table-cell" style:parent-style-name="Default" style:data-style-name="N3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regras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GC Original</text:p>
          </table:table-cell>
          <table:table-cell office:value-type="string" calcext:value-type="string">
            <text:p>QC Original</text:p>
          </table:table-cell>
          <table:table-cell office:value-type="string" calcext:value-type="string">
            <text:p>GC Otimizado</text:p>
          </table:table-cell>
          <table:table-cell office:value-type="string" calcext:value-type="string">
            <text:p>QC Otimizado</text:p>
          </table:table-cell>
          <table:table-cell office:value-type="string" calcext:value-type="string">
            <text:p>Diff GC</text:p>
          </table:table-cell>
          <table:table-cell office:value-type="string" calcext:value-type="string">
            <text:p>Diff QC</text:p>
          </table:table-cell>
          <table:table-cell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S1-aj-e11_complete_74(81)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.tfc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.tfc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m3tc.tfc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7.tfc</text:p>
          </table:table-cell>
          <table:table-cell office:value-type="float" office:value="88" calcext:value-type="float">
            <text:p>88</text:p>
          </table:table-cell>
          <table:table-cell office:value-type="float" office:value="8168" calcext:value-type="float">
            <text:p>8168</text:p>
          </table:table-cell>
          <table:table-cell office:value-type="float" office:value="88" calcext:value-type="float">
            <text:p>88</text:p>
          </table:table-cell>
          <table:table-cell office:value-type="float" office:value="8168" calcext:value-type="float">
            <text:p>816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7_inv.tfc</text:p>
          </table:table-cell>
          <table:table-cell office:value-type="float" office:value="481" calcext:value-type="float">
            <text:p>481</text:p>
          </table:table-cell>
          <table:table-cell office:value-type="float" office:value="58817" calcext:value-type="float">
            <text:p>58817</text:p>
          </table:table-cell>
          <table:table-cell office:value-type="float" office:value="473" calcext:value-type="float">
            <text:p>473</text:p>
          </table:table-cell>
          <table:table-cell office:value-type="float" office:value="57813" calcext:value-type="float">
            <text:p>57813</text:p>
          </table:table-cell>
          <table:table-cell office:value-type="float" office:value="8" calcext:value-type="float">
            <text:p>8</text:p>
          </table:table-cell>
          <table:table-cell office:value-type="float" office:value="1004" calcext:value-type="float">
            <text:p>1004</text:p>
          </table:table-cell>
          <table:table-cell/>
        </table:table-row>
        <table:table-row table:style-name="ro1">
          <table:table-cell office:value-type="string" calcext:value-type="string">
            <text:p>S2-ham7.tfc</text:p>
          </table:table-cell>
          <table:table-cell office:value-type="float" office:value="115" calcext:value-type="float">
            <text:p>115</text:p>
          </table:table-cell>
          <table:table-cell office:value-type="float" office:value="8591" calcext:value-type="float">
            <text:p>8591</text:p>
          </table:table-cell>
          <table:table-cell office:value-type="float" office:value="115" calcext:value-type="float">
            <text:p>115</text:p>
          </table:table-cell>
          <table:table-cell office:value-type="float" office:value="8591" calcext:value-type="float">
            <text:p>8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7_inv.tfc</text:p>
          </table:table-cell>
          <table:table-cell office:value-type="float" office:value="80" calcext:value-type="float">
            <text:p>80</text:p>
          </table:table-cell>
          <table:table-cell office:value-type="float" office:value="6512" calcext:value-type="float">
            <text:p>6512</text:p>
          </table:table-cell>
          <table:table-cell office:value-type="float" office:value="80" calcext:value-type="float">
            <text:p>80</text:p>
          </table:table-cell>
          <table:table-cell office:value-type="float" office:value="6512" calcext:value-type="float">
            <text:p>65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10-n10-gc8247-qc26084.tfc</text:p>
          </table:table-cell>
          <table:table-cell office:value-type="float" office:value="8247" calcext:value-type="float">
            <text:p>8247</text:p>
          </table:table-cell>
          <table:table-cell office:value-type="float" office:value="30107" calcext:value-type="float">
            <text:p>30107</text:p>
          </table:table-cell>
          <table:table-cell office:value-type="float" office:value="8233" calcext:value-type="float">
            <text:p>8233</text:p>
          </table:table-cell>
          <table:table-cell office:value-type="float" office:value="30127" calcext:value-type="float">
            <text:p>30127</text:p>
          </table:table-cell>
          <table:table-cell office:value-type="float" office:value="14" calcext:value-type="float">
            <text:p>14</text:p>
          </table:table-cell>
          <table:table-cell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string" calcext:value-type="string">
            <text:p>hwb10-n10-gc9213-qc26906.tfc</text:p>
          </table:table-cell>
          <table:table-cell office:value-type="float" office:value="9213" calcext:value-type="float">
            <text:p>9213</text:p>
          </table:table-cell>
          <table:table-cell office:value-type="float" office:value="30929" calcext:value-type="float">
            <text:p>30929</text:p>
          </table:table-cell>
          <table:table-cell office:value-type="float" office:value="8233" calcext:value-type="float">
            <text:p>8233</text:p>
          </table:table-cell>
          <table:table-cell office:value-type="float" office:value="30127" calcext:value-type="float">
            <text:p>30127</text:p>
          </table:table-cell>
          <table:table-cell office:value-type="float" office:value="980" calcext:value-type="float">
            <text:p>980</text:p>
          </table:table-cell>
          <table:table-cell office:value-type="float" office:value="802" calcext:value-type="float">
            <text:p>802</text:p>
          </table:table-cell>
          <table:table-cell/>
        </table:table-row>
        <table:table-row table:style-name="ro1">
          <table:table-cell office:value-type="string" calcext:value-type="string">
            <text:p>hwb10_out.tfc</text:p>
          </table:table-cell>
          <table:table-cell office:value-type="float" office:value="7458" calcext:value-type="float">
            <text:p>7458</text:p>
          </table:table-cell>
          <table:table-cell office:value-type="float" office:value="43534" calcext:value-type="float">
            <text:p>43534</text:p>
          </table:table-cell>
          <table:table-cell office:value-type="float" office:value="6404" calcext:value-type="float">
            <text:p>6404</text:p>
          </table:table-cell>
          <table:table-cell office:value-type="float" office:value="43485" calcext:value-type="float">
            <text:p>43485</text:p>
          </table:table-cell>
          <table:table-cell office:value-type="float" office:value="1054" calcext:value-type="float">
            <text:p>1054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office:value-type="float" office:value="21432" calcext:value-type="float">
            <text:p>21432</text:p>
          </table:table-cell>
          <table:table-cell office:value-type="float" office:value="103956" calcext:value-type="float">
            <text:p>103956</text:p>
          </table:table-cell>
          <table:table-cell office:value-type="float" office:value="21382" calcext:value-type="float">
            <text:p>21382</text:p>
          </table:table-cell>
          <table:table-cell office:value-type="float" office:value="104114" calcext:value-type="float">
            <text:p>104114</text:p>
          </table:table-cell>
          <table:table-cell office:value-type="float" office:value="50" calcext:value-type="float">
            <text:p>50</text:p>
          </table:table-cell>
          <table:table-cell office:value-type="float" office:value="-158" calcext:value-type="float">
            <text:p>-158</text:p>
          </table:table-cell>
          <table:table-cell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office:value-type="float" office:value="24240" calcext:value-type="float">
            <text:p>24240</text:p>
          </table:table-cell>
          <table:table-cell office:value-type="float" office:value="106472" calcext:value-type="float">
            <text:p>106472</text:p>
          </table:table-cell>
          <table:table-cell office:value-type="float" office:value="21382" calcext:value-type="float">
            <text:p>21382</text:p>
          </table:table-cell>
          <table:table-cell office:value-type="float" office:value="104124" calcext:value-type="float">
            <text:p>104124</text:p>
          </table:table-cell>
          <table:table-cell office:value-type="float" office:value="2858" calcext:value-type="float">
            <text:p>2858</text:p>
          </table:table-cell>
          <table:table-cell office:value-type="float" office:value="2348" calcext:value-type="float">
            <text:p>2348</text:p>
          </table:table-cell>
          <table:table-cell/>
        </table:table-row>
        <table:table-row table:style-name="ro1">
          <table:table-cell office:value-type="string" calcext:value-type="string">
            <text:p>hwb11_out.tfc</text:p>
          </table:table-cell>
          <table:table-cell office:value-type="float" office:value="16144" calcext:value-type="float">
            <text:p>16144</text:p>
          </table:table-cell>
          <table:table-cell office:value-type="float" office:value="120388" calcext:value-type="float">
            <text:p>120388</text:p>
          </table:table-cell>
          <table:table-cell office:value-type="float" office:value="14194" calcext:value-type="float">
            <text:p>14194</text:p>
          </table:table-cell>
          <table:table-cell office:value-type="float" office:value="120730" calcext:value-type="float">
            <text:p>120730</text:p>
          </table:table-cell>
          <table:table-cell office:value-type="float" office:value="1950" calcext:value-type="float">
            <text:p>1950</text:p>
          </table:table-cell>
          <table:table-cell office:value-type="float" office:value="-342" calcext:value-type="float">
            <text:p>-342</text:p>
          </table:table-cell>
          <table:table-cell/>
        </table:table-row>
        <table:table-row table:style-name="ro1">
          <table:table-cell office:value-type="string" calcext:value-type="string">
            <text:p>S1-hwb7_15.tfc</text:p>
          </table:table-cell>
          <table:table-cell office:value-type="float" office:value="396" calcext:value-type="float">
            <text:p>396</text:p>
          </table:table-cell>
          <table:table-cell office:value-type="float" office:value="41123" calcext:value-type="float">
            <text:p>41123</text:p>
          </table:table-cell>
          <table:table-cell office:value-type="float" office:value="390" calcext:value-type="float">
            <text:p>390</text:p>
          </table:table-cell>
          <table:table-cell office:value-type="float" office:value="40373" calcext:value-type="float">
            <text:p>40373</text:p>
          </table:table-cell>
          <table:table-cell office:value-type="float" office:value="6" calcext:value-type="float">
            <text:p>6</text:p>
          </table:table-cell>
          <table:table-cell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S1-hwb7_15_inv.tfc</text:p>
          </table:table-cell>
          <table:table-cell office:value-type="float" office:value="282" calcext:value-type="float">
            <text:p>282</text:p>
          </table:table-cell>
          <table:table-cell office:value-type="float" office:value="27180" calcext:value-type="float">
            <text:p>27180</text:p>
          </table:table-cell>
          <table:table-cell office:value-type="float" office:value="282" calcext:value-type="float">
            <text:p>282</text:p>
          </table:table-cell>
          <table:table-cell office:value-type="float" office:value="27180" calcext:value-type="float">
            <text:p>2718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wb7_15.tfc</text:p>
          </table:table-cell>
          <table:table-cell office:value-type="float" office:value="353" calcext:value-type="float">
            <text:p>353</text:p>
          </table:table-cell>
          <table:table-cell office:value-type="float" office:value="35117" calcext:value-type="float">
            <text:p>35117</text:p>
          </table:table-cell>
          <table:table-cell office:value-type="float" office:value="351" calcext:value-type="float">
            <text:p>351</text:p>
          </table:table-cell>
          <table:table-cell office:value-type="float" office:value="34867" calcext:value-type="float">
            <text:p>34867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S2-hwb7_15_inv.tfc</text:p>
          </table:table-cell>
          <table:table-cell office:value-type="float" office:value="291" calcext:value-type="float">
            <text:p>291</text:p>
          </table:table-cell>
          <table:table-cell office:value-type="float" office:value="27426" calcext:value-type="float">
            <text:p>27426</text:p>
          </table:table-cell>
          <table:table-cell office:value-type="float" office:value="287" calcext:value-type="float">
            <text:p>287</text:p>
          </table:table-cell>
          <table:table-cell office:value-type="float" office:value="26926" calcext:value-type="float">
            <text:p>26926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hwb7-236.tfc</text:p>
          </table:table-cell>
          <table:table-cell office:value-type="float" office:value="236" calcext:value-type="float">
            <text:p>236</text:p>
          </table:table-cell>
          <table:table-cell office:value-type="float" office:value="4188" calcext:value-type="float">
            <text:p>4188</text:p>
          </table:table-cell>
          <table:table-cell office:value-type="float" office:value="236" calcext:value-type="float">
            <text:p>236</text:p>
          </table:table-cell>
          <table:table-cell office:value-type="float" office:value="4188" calcext:value-type="float">
            <text:p>418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7-331-2609a.tfc</text:p>
          </table:table-cell>
          <table:table-cell office:value-type="float" office:value="331" calcext:value-type="float">
            <text:p>331</text:p>
          </table:table-cell>
          <table:table-cell office:value-type="float" office:value="2839" calcext:value-type="float">
            <text:p>2839</text:p>
          </table:table-cell>
          <table:table-cell office:value-type="float" office:value="327" calcext:value-type="float">
            <text:p>327</text:p>
          </table:table-cell>
          <table:table-cell office:value-type="float" office:value="2835" calcext:value-type="float">
            <text:p>2835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wb7tc.tfc</text:p>
          </table:table-cell>
          <table:table-cell office:value-type="float" office:value="289" calcext:value-type="float">
            <text:p>289</text:p>
          </table:table-cell>
          <table:table-cell office:value-type="float" office:value="5641" calcext:value-type="float">
            <text:p>5641</text:p>
          </table:table-cell>
          <table:table-cell office:value-type="float" office:value="289" calcext:value-type="float">
            <text:p>289</text:p>
          </table:table-cell>
          <table:table-cell office:value-type="float" office:value="5641" calcext:value-type="float">
            <text:p>564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8-614-12745a.tfc</text:p>
          </table:table-cell>
          <table:table-cell office:value-type="float" office:value="614" calcext:value-type="float">
            <text:p>614</text:p>
          </table:table-cell>
          <table:table-cell office:value-type="float" office:value="17426" calcext:value-type="float">
            <text:p>17426</text:p>
          </table:table-cell>
          <table:table-cell office:value-type="float" office:value="614" calcext:value-type="float">
            <text:p>614</text:p>
          </table:table-cell>
          <table:table-cell office:value-type="float" office:value="17426" calcext:value-type="float">
            <text:p>174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8-637.tfc</text:p>
          </table:table-cell>
          <table:table-cell office:value-type="float" office:value="637" calcext:value-type="float">
            <text:p>637</text:p>
          </table:table-cell>
          <table:table-cell office:value-type="float" office:value="19305" calcext:value-type="float">
            <text:p>19305</text:p>
          </table:table-cell>
          <table:table-cell office:value-type="float" office:value="635" calcext:value-type="float">
            <text:p>635</text:p>
          </table:table-cell>
          <table:table-cell office:value-type="float" office:value="19303" calcext:value-type="float">
            <text:p>19303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wb8-749-6197a.tfc</text:p>
          </table:table-cell>
          <table:table-cell office:value-type="float" office:value="749" calcext:value-type="float">
            <text:p>749</text:p>
          </table:table-cell>
          <table:table-cell office:value-type="float" office:value="8341" calcext:value-type="float">
            <text:p>8341</text:p>
          </table:table-cell>
          <table:table-cell office:value-type="float" office:value="731" calcext:value-type="float">
            <text:p>731</text:p>
          </table:table-cell>
          <table:table-cell office:value-type="float" office:value="8327" calcext:value-type="float">
            <text:p>832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hwb8_2710_6940.tfc</text:p>
          </table:table-cell>
          <table:table-cell office:value-type="float" office:value="2710" calcext:value-type="float">
            <text:p>2710</text:p>
          </table:table-cell>
          <table:table-cell office:value-type="float" office:value="7738" calcext:value-type="float">
            <text:p>7738</text:p>
          </table:table-cell>
          <table:table-cell office:value-type="float" office:value="2644" calcext:value-type="float">
            <text:p>2644</text:p>
          </table:table-cell>
          <table:table-cell office:value-type="float" office:value="7672" calcext:value-type="float">
            <text:p>7672</text:p>
          </table:table-cell>
          <table:table-cell table:number-columns-repeated="2"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hwb9-1541.tfc</text:p>
          </table:table-cell>
          <table:table-cell office:value-type="float" office:value="1541" calcext:value-type="float">
            <text:p>1541</text:p>
          </table:table-cell>
          <table:table-cell office:value-type="float" office:value="63613" calcext:value-type="float">
            <text:p>63613</text:p>
          </table:table-cell>
          <table:table-cell office:value-type="float" office:value="1541" calcext:value-type="float">
            <text:p>1541</text:p>
          </table:table-cell>
          <table:table-cell office:value-type="float" office:value="63613" calcext:value-type="float">
            <text:p>6361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9-1544.tfc</text:p>
          </table:table-cell>
          <table:table-cell office:value-type="float" office:value="1544" calcext:value-type="float">
            <text:p>1544</text:p>
          </table:table-cell>
          <table:table-cell office:value-type="float" office:value="63668" calcext:value-type="float">
            <text:p>63668</text:p>
          </table:table-cell>
          <table:table-cell office:value-type="float" office:value="1544" calcext:value-type="float">
            <text:p>1544</text:p>
          </table:table-cell>
          <table:table-cell office:value-type="float" office:value="63668" calcext:value-type="float">
            <text:p>6366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wb9-1959-20378a.tfc</text:p>
          </table:table-cell>
          <table:table-cell office:value-type="float" office:value="1959" calcext:value-type="float">
            <text:p>1959</text:p>
          </table:table-cell>
          <table:table-cell office:value-type="float" office:value="33599" calcext:value-type="float">
            <text:p>33599</text:p>
          </table:table-cell>
          <table:table-cell office:value-type="float" office:value="1943" calcext:value-type="float">
            <text:p>1943</text:p>
          </table:table-cell>
          <table:table-cell office:value-type="float" office:value="33583" calcext:value-type="float">
            <text:p>33583</text:p>
          </table:table-cell>
          <table:table-cell table:number-columns-repeated="2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wb9_6563_16173.tfc</text:p>
          </table:table-cell>
          <table:table-cell office:value-type="float" office:value="6563" calcext:value-type="float">
            <text:p>6563</text:p>
          </table:table-cell>
          <table:table-cell office:value-type="float" office:value="17371" calcext:value-type="float">
            <text:p>17371</text:p>
          </table:table-cell>
          <table:table-cell office:value-type="float" office:value="6417" calcext:value-type="float">
            <text:p>6417</text:p>
          </table:table-cell>
          <table:table-cell office:value-type="float" office:value="17227" calcext:value-type="float">
            <text:p>17227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d5mils.tfc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regras_otimos" table:style-name="ta1">
        <office:forms form:automatic-focus="false" form:apply-design-mode="false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GC Original</text:p>
          </table:table-cell>
          <table:table-cell office:value-type="string" calcext:value-type="string">
            <text:p>QC Original</text:p>
          </table:table-cell>
          <table:table-cell office:value-type="string" calcext:value-type="string">
            <text:p>GC Otimizado</text:p>
          </table:table-cell>
          <table:table-cell office:value-type="string" calcext:value-type="string">
            <text:p>QC Otimizado</text:p>
          </table:table-cell>
          <table:table-cell office:value-type="string" calcext:value-type="string">
            <text:p>Diff GC</text:p>
          </table:table-cell>
          <table:table-cell office:value-type="string" calcext:value-type="string">
            <text:p>Diff QC</text:p>
          </table:table-cell>
          <table:table-cell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S1-aj-e11_complete_74(81)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S1-ham3_complete_47(28).tfc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S1-ham7.tfc</text:p>
          </table:table-cell>
          <table:table-cell office:value-type="float" office:value="88" calcext:value-type="float">
            <text:p>88</text:p>
          </table:table-cell>
          <table:table-cell office:value-type="float" office:value="8168" calcext:value-type="float">
            <text:p>8168</text:p>
          </table:table-cell>
          <table:table-cell office:value-type="float" office:value="86" calcext:value-type="float">
            <text:p>86</text:p>
          </table:table-cell>
          <table:table-cell office:value-type="float" office:value="8126" calcext:value-type="float">
            <text:p>812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.tfc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S2-ham7.tfc</text:p>
          </table:table-cell>
          <table:table-cell office:value-type="float" office:value="115" calcext:value-type="float">
            <text:p>115</text:p>
          </table:table-cell>
          <table:table-cell office:value-type="float" office:value="8591" calcext:value-type="float">
            <text:p>8591</text:p>
          </table:table-cell>
          <table:table-cell office:value-type="float" office:value="110" calcext:value-type="float">
            <text:p>110</text:p>
          </table:table-cell>
          <table:table-cell office:value-type="float" office:value="7192" calcext:value-type="float">
            <text:p>7192</text:p>
          </table:table-cell>
          <table:table-cell office:value-type="float" office:value="5" calcext:value-type="float">
            <text:p>5</text:p>
          </table:table-cell>
          <table:table-cell office:value-type="float" office:value="1399" calcext:value-type="float">
            <text:p>1399</text:p>
          </table:table-cell>
          <table:table-cell/>
        </table:table-row>
        <table:table-row table:style-name="ro1">
          <table:table-cell office:value-type="string" calcext:value-type="string">
            <text:p>S2-ham7_inv.tfc</text:p>
          </table:table-cell>
          <table:table-cell office:value-type="float" office:value="80" calcext:value-type="float">
            <text:p>80</text:p>
          </table:table-cell>
          <table:table-cell office:value-type="float" office:value="6512" calcext:value-type="float">
            <text:p>6512</text:p>
          </table:table-cell>
          <table:table-cell office:value-type="float" office:value="71" calcext:value-type="float">
            <text:p>71</text:p>
          </table:table-cell>
          <table:table-cell office:value-type="float" office:value="5114" calcext:value-type="float">
            <text:p>5114</text:p>
          </table:table-cell>
          <table:table-cell office:value-type="float" office:value="9" calcext:value-type="float">
            <text:p>9</text:p>
          </table:table-cell>
          <table:table-cell office:value-type="float" office:value="1398" calcext:value-type="float">
            <text:p>1398</text:p>
          </table:table-cell>
          <table:table-cell/>
        </table:table-row>
        <table:table-row table:style-name="ro1">
          <table:table-cell office:value-type="string" calcext:value-type="string">
            <text:p>S1-hwb7_15_inv.tfc</text:p>
          </table:table-cell>
          <table:table-cell office:value-type="float" office:value="282" calcext:value-type="float">
            <text:p>282</text:p>
          </table:table-cell>
          <table:table-cell office:value-type="float" office:value="27180" calcext:value-type="float">
            <text:p>27180</text:p>
          </table:table-cell>
          <table:table-cell office:value-type="float" office:value="276" calcext:value-type="float">
            <text:p>276</text:p>
          </table:table-cell>
          <table:table-cell office:value-type="float" office:value="25346" calcext:value-type="float">
            <text:p>25346</text:p>
          </table:table-cell>
          <table:table-cell office:value-type="float" office:value="6" calcext:value-type="float">
            <text:p>6</text:p>
          </table:table-cell>
          <table:table-cell office:value-type="float" office:value="1834" calcext:value-type="float">
            <text:p>1834</text:p>
          </table:table-cell>
          <table:table-cell/>
        </table:table-row>
        <table:table-row table:style-name="ro1">
          <table:table-cell office:value-type="string" calcext:value-type="string">
            <text:p>S2-hwb7_15.tfc</text:p>
          </table:table-cell>
          <table:table-cell office:value-type="float" office:value="351" calcext:value-type="float">
            <text:p>351</text:p>
          </table:table-cell>
          <table:table-cell office:value-type="float" office:value="34867" calcext:value-type="float">
            <text:p>34867</text:p>
          </table:table-cell>
          <table:table-cell office:value-type="float" office:value="331" calcext:value-type="float">
            <text:p>331</text:p>
          </table:table-cell>
          <table:table-cell office:value-type="float" office:value="30327" calcext:value-type="float">
            <text:p>30327</text:p>
          </table:table-cell>
          <table:table-cell office:value-type="float" office:value="20" calcext:value-type="float">
            <text:p>20</text:p>
          </table:table-cell>
          <table:table-cell office:value-type="float" office:value="4540" calcext:value-type="float">
            <text:p>4540</text:p>
          </table:table-cell>
          <table:table-cell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am3tc.tfc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string" calcext:value-type="string">
            <text:p>S1-hwb7_15.tfc</text:p>
          </table:table-cell>
          <table:table-cell office:value-type="float" office:value="390" calcext:value-type="float">
            <text:p>390</text:p>
          </table:table-cell>
          <table:table-cell office:value-type="float" office:value="40373" calcext:value-type="float">
            <text:p>40373</text:p>
          </table:table-cell>
          <table:table-cell office:value-type="float" office:value="380" calcext:value-type="float">
            <text:p>380</text:p>
          </table:table-cell>
          <table:table-cell office:value-type="float" office:value="37343" calcext:value-type="float">
            <text:p>37343</text:p>
          </table:table-cell>
          <table:table-cell office:value-type="float" office:value="10" calcext:value-type="float">
            <text:p>10</text:p>
          </table:table-cell>
          <table:table-cell office:value-type="float" office:value="3030" calcext:value-type="float">
            <text:p>3030</text:p>
          </table:table-cell>
          <table:table-cell/>
        </table:table-row>
        <table:table-row table:style-name="ro1">
          <table:table-cell office:value-type="string" calcext:value-type="string">
            <text:p>S2-hwb7_15_inv.tfc</text:p>
          </table:table-cell>
          <table:table-cell office:value-type="float" office:value="287" calcext:value-type="float">
            <text:p>287</text:p>
          </table:table-cell>
          <table:table-cell office:value-type="float" office:value="26926" calcext:value-type="float">
            <text:p>26926</text:p>
          </table:table-cell>
          <table:table-cell office:value-type="float" office:value="280" calcext:value-type="float">
            <text:p>280</text:p>
          </table:table-cell>
          <table:table-cell office:value-type="float" office:value="24690" calcext:value-type="float">
            <text:p>24690</text:p>
          </table:table-cell>
          <table:table-cell office:value-type="float" office:value="7" calcext:value-type="float">
            <text:p>7</text:p>
          </table:table-cell>
          <table:table-cell office:value-type="float" office:value="2236" calcext:value-type="float">
            <text:p>2236</text:p>
          </table:table-cell>
          <table:table-cell/>
        </table:table-row>
        <table:table-row table:style-name="ro1">
          <table:table-cell office:value-type="string" calcext:value-type="string">
            <text:p>S1-ham7_inv.tfc</text:p>
          </table:table-cell>
          <table:table-cell office:value-type="float" office:value="473" calcext:value-type="float">
            <text:p>473</text:p>
          </table:table-cell>
          <table:table-cell office:value-type="float" office:value="57813" calcext:value-type="float">
            <text:p>57813</text:p>
          </table:table-cell>
          <table:table-cell office:value-type="float" office:value="453" calcext:value-type="float">
            <text:p>453</text:p>
          </table:table-cell>
          <table:table-cell office:value-type="float" office:value="53131" calcext:value-type="float">
            <text:p>53131</text:p>
          </table:table-cell>
          <table:table-cell office:value-type="float" office:value="20" calcext:value-type="float">
            <text:p>20</text:p>
          </table:table-cell>
          <table:table-cell office:value-type="float" office:value="4682" calcext:value-type="float">
            <text:p>4682</text:p>
          </table:table-cell>
          <table:table-cell/>
        </table:table-row>
        <table:table-row table:style-name="ro1">
          <table:table-cell office:value-type="string" calcext:value-type="string">
            <text:p>hwb10_out.tfc</text:p>
          </table:table-cell>
          <table:table-cell office:value-type="float" office:value="6404" calcext:value-type="float">
            <text:p>6404</text:p>
          </table:table-cell>
          <table:table-cell office:value-type="float" office:value="43485" calcext:value-type="float">
            <text:p>43485</text:p>
          </table:table-cell>
          <table:table-cell office:value-type="float" office:value="6230" calcext:value-type="float">
            <text:p>6230</text:p>
          </table:table-cell>
          <table:table-cell office:value-type="float" office:value="43565" calcext:value-type="float">
            <text:p>43565</text:p>
          </table:table-cell>
          <table:table-cell office:value-type="float" office:value="174" calcext:value-type="float">
            <text:p>174</text:p>
          </table:table-cell>
          <table:table-cell office:value-type="float" office:value="-80" calcext:value-type="float">
            <text:p>-80</text:p>
          </table:table-cell>
          <table:table-cell/>
        </table:table-row>
        <table:table-row table:style-name="ro1">
          <table:table-cell office:value-type="string" calcext:value-type="string">
            <text:p>hwb10-n10-gc8247-qc26084.tfc</text:p>
          </table:table-cell>
          <table:table-cell office:value-type="float" office:value="8233" calcext:value-type="float">
            <text:p>8233</text:p>
          </table:table-cell>
          <table:table-cell office:value-type="float" office:value="30127" calcext:value-type="float">
            <text:p>30127</text:p>
          </table:table-cell>
          <table:table-cell office:value-type="float" office:value="8144" calcext:value-type="float">
            <text:p>8144</text:p>
          </table:table-cell>
          <table:table-cell office:value-type="float" office:value="30452" calcext:value-type="float">
            <text:p>30452</text:p>
          </table:table-cell>
          <table:table-cell office:value-type="float" office:value="89" calcext:value-type="float">
            <text:p>89</text:p>
          </table:table-cell>
          <table:table-cell office:value-type="float" office:value="-325" calcext:value-type="float">
            <text:p>-325</text:p>
          </table:table-cell>
          <table:table-cell/>
        </table:table-row>
        <table:table-row table:style-name="ro1">
          <table:table-cell office:value-type="string" calcext:value-type="string">
            <text:p>hwb10-n10-gc9213-qc26906.tfc</text:p>
          </table:table-cell>
          <table:table-cell office:value-type="float" office:value="8233" calcext:value-type="float">
            <text:p>8233</text:p>
          </table:table-cell>
          <table:table-cell office:value-type="float" office:value="30127" calcext:value-type="float">
            <text:p>30127</text:p>
          </table:table-cell>
          <table:table-cell office:value-type="float" office:value="8144" calcext:value-type="float">
            <text:p>8144</text:p>
          </table:table-cell>
          <table:table-cell office:value-type="float" office:value="30452" calcext:value-type="float">
            <text:p>30452</text:p>
          </table:table-cell>
          <table:table-cell office:value-type="float" office:value="89" calcext:value-type="float">
            <text:p>89</text:p>
          </table:table-cell>
          <table:table-cell office:value-type="float" office:value="-325" calcext:value-type="float">
            <text:p>-325</text:p>
          </table:table-cell>
          <table:table-cell/>
        </table:table-row>
        <table:table-row table:style-name="ro1">
          <table:table-cell office:value-type="string" calcext:value-type="string">
            <text:p>hwb7-236.tfc</text:p>
          </table:table-cell>
          <table:table-cell office:value-type="float" office:value="236" calcext:value-type="float">
            <text:p>236</text:p>
          </table:table-cell>
          <table:table-cell office:value-type="float" office:value="4188" calcext:value-type="float">
            <text:p>4188</text:p>
          </table:table-cell>
          <table:table-cell office:value-type="float" office:value="228" calcext:value-type="float">
            <text:p>228</text:p>
          </table:table-cell>
          <table:table-cell office:value-type="float" office:value="4076" calcext:value-type="float">
            <text:p>4076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hwb7-331-2609a.tfc</text:p>
          </table:table-cell>
          <table:table-cell office:value-type="float" office:value="327" calcext:value-type="float">
            <text:p>327</text:p>
          </table:table-cell>
          <table:table-cell office:value-type="float" office:value="2835" calcext:value-type="float">
            <text:p>2835</text:p>
          </table:table-cell>
          <table:table-cell office:value-type="float" office:value="326" calcext:value-type="float">
            <text:p>326</text:p>
          </table:table-cell>
          <table:table-cell office:value-type="float" office:value="2874" calcext:value-type="float">
            <text:p>2874</text:p>
          </table:table-cell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/>
        </table:table-row>
        <table:table-row table:style-name="ro1">
          <table:table-cell office:value-type="string" calcext:value-type="string">
            <text:p>hwb7tc.tfc</text:p>
          </table:table-cell>
          <table:table-cell office:value-type="float" office:value="289" calcext:value-type="float">
            <text:p>289</text:p>
          </table:table-cell>
          <table:table-cell office:value-type="float" office:value="5641" calcext:value-type="float">
            <text:p>5641</text:p>
          </table:table-cell>
          <table:table-cell office:value-type="float" office:value="284" calcext:value-type="float">
            <text:p>284</text:p>
          </table:table-cell>
          <table:table-cell office:value-type="float" office:value="5508" calcext:value-type="float">
            <text:p>5508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string" calcext:value-type="string">
            <text:p>hwb8-614-12745a.tfc</text:p>
          </table:table-cell>
          <table:table-cell office:value-type="float" office:value="614" calcext:value-type="float">
            <text:p>614</text:p>
          </table:table-cell>
          <table:table-cell office:value-type="float" office:value="17426" calcext:value-type="float">
            <text:p>17426</text:p>
          </table:table-cell>
          <table:table-cell office:value-type="float" office:value="608" calcext:value-type="float">
            <text:p>608</text:p>
          </table:table-cell>
          <table:table-cell office:value-type="float" office:value="17244" calcext:value-type="float">
            <text:p>17244</text:p>
          </table:table-cell>
          <table:table-cell office:value-type="float" office:value="6" calcext:value-type="float">
            <text:p>6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hwb8-637.tfc</text:p>
          </table:table-cell>
          <table:table-cell office:value-type="float" office:value="635" calcext:value-type="float">
            <text:p>635</text:p>
          </table:table-cell>
          <table:table-cell office:value-type="float" office:value="19303" calcext:value-type="float">
            <text:p>19303</text:p>
          </table:table-cell>
          <table:table-cell office:value-type="float" office:value="628" calcext:value-type="float">
            <text:p>628</text:p>
          </table:table-cell>
          <table:table-cell office:value-type="float" office:value="19152" calcext:value-type="float">
            <text:p>19152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hwb8-749-6197a.tfc</text:p>
          </table:table-cell>
          <table:table-cell office:value-type="float" office:value="731" calcext:value-type="float">
            <text:p>731</text:p>
          </table:table-cell>
          <table:table-cell office:value-type="float" office:value="8327" calcext:value-type="float">
            <text:p>8327</text:p>
          </table:table-cell>
          <table:table-cell office:value-type="float" office:value="727" calcext:value-type="float">
            <text:p>727</text:p>
          </table:table-cell>
          <table:table-cell office:value-type="float" office:value="8351" calcext:value-type="float">
            <text:p>8351</text:p>
          </table:table-cell>
          <table:table-cell office:value-type="float" office:value="4" calcext:value-type="float">
            <text:p>4</text:p>
          </table:table-cell>
          <table:table-cell office:value-type="float" office:value="-24" calcext:value-type="float">
            <text:p>-24</text:p>
          </table:table-cell>
          <table:table-cell/>
        </table:table-row>
        <table:table-row table:style-name="ro1">
          <table:table-cell office:value-type="string" calcext:value-type="string">
            <text:p>hwb8_2710_6940.tfc</text:p>
          </table:table-cell>
          <table:table-cell office:value-type="float" office:value="2644" calcext:value-type="float">
            <text:p>2644</text:p>
          </table:table-cell>
          <table:table-cell office:value-type="float" office:value="7672" calcext:value-type="float">
            <text:p>7672</text:p>
          </table:table-cell>
          <table:table-cell office:value-type="float" office:value="2586" calcext:value-type="float">
            <text:p>2586</text:p>
          </table:table-cell>
          <table:table-cell office:value-type="float" office:value="8036" calcext:value-type="float">
            <text:p>8036</text:p>
          </table:table-cell>
          <table:table-cell office:value-type="float" office:value="58" calcext:value-type="float">
            <text:p>58</text:p>
          </table:table-cell>
          <table:table-cell office:value-type="float" office:value="-364" calcext:value-type="float">
            <text:p>-364</text:p>
          </table:table-cell>
          <table:table-cell/>
        </table:table-row>
        <table:table-row table:style-name="ro1">
          <table:table-cell office:value-type="string" calcext:value-type="string">
            <text:p>hwb9-1541.tfc</text:p>
          </table:table-cell>
          <table:table-cell office:value-type="float" office:value="1541" calcext:value-type="float">
            <text:p>1541</text:p>
          </table:table-cell>
          <table:table-cell office:value-type="float" office:value="63613" calcext:value-type="float">
            <text:p>63613</text:p>
          </table:table-cell>
          <table:table-cell office:value-type="float" office:value="1523" calcext:value-type="float">
            <text:p>1523</text:p>
          </table:table-cell>
          <table:table-cell office:value-type="float" office:value="62987" calcext:value-type="float">
            <text:p>62987</text:p>
          </table:table-cell>
          <table:table-cell office:value-type="float" office:value="18" calcext:value-type="float">
            <text:p>18</text:p>
          </table:table-cell>
          <table:table-cell office:value-type="float" office:value="626" calcext:value-type="float">
            <text:p>626</text:p>
          </table:table-cell>
          <table:table-cell/>
        </table:table-row>
        <table:table-row table:style-name="ro1">
          <table:table-cell office:value-type="string" calcext:value-type="string">
            <text:p>hwb9-1544.tfc</text:p>
          </table:table-cell>
          <table:table-cell office:value-type="float" office:value="1544" calcext:value-type="float">
            <text:p>1544</text:p>
          </table:table-cell>
          <table:table-cell office:value-type="float" office:value="63668" calcext:value-type="float">
            <text:p>63668</text:p>
          </table:table-cell>
          <table:table-cell office:value-type="float" office:value="1526" calcext:value-type="float">
            <text:p>1526</text:p>
          </table:table-cell>
          <table:table-cell office:value-type="float" office:value="63042" calcext:value-type="float">
            <text:p>63042</text:p>
          </table:table-cell>
          <table:table-cell office:value-type="float" office:value="18" calcext:value-type="float">
            <text:p>18</text:p>
          </table:table-cell>
          <table:table-cell office:value-type="float" office:value="626" calcext:value-type="float">
            <text:p>626</text:p>
          </table:table-cell>
          <table:table-cell/>
        </table:table-row>
        <table:table-row table:style-name="ro1">
          <table:table-cell office:value-type="string" calcext:value-type="string">
            <text:p>hwb9-1959-20378a.tfc</text:p>
          </table:table-cell>
          <table:table-cell office:value-type="float" office:value="1943" calcext:value-type="float">
            <text:p>1943</text:p>
          </table:table-cell>
          <table:table-cell office:value-type="float" office:value="33583" calcext:value-type="float">
            <text:p>33583</text:p>
          </table:table-cell>
          <table:table-cell office:value-type="float" office:value="1941" calcext:value-type="float">
            <text:p>1941</text:p>
          </table:table-cell>
          <table:table-cell office:value-type="float" office:value="33677" calcext:value-type="float">
            <text:p>33677</text:p>
          </table:table-cell>
          <table:table-cell office:value-type="float" office:value="2" calcext:value-type="float">
            <text:p>2</text:p>
          </table:table-cell>
          <table:table-cell office:value-type="float" office:value="-94" calcext:value-type="float">
            <text:p>-94</text:p>
          </table:table-cell>
          <table:table-cell/>
        </table:table-row>
        <table:table-row table:style-name="ro1">
          <table:table-cell office:value-type="string" calcext:value-type="string">
            <text:p>hwb9_6563_16173.tfc</text:p>
          </table:table-cell>
          <table:table-cell office:value-type="float" office:value="6417" calcext:value-type="float">
            <text:p>6417</text:p>
          </table:table-cell>
          <table:table-cell office:value-type="float" office:value="17227" calcext:value-type="float">
            <text:p>17227</text:p>
          </table:table-cell>
          <table:table-cell office:value-type="float" office:value="6262" calcext:value-type="float">
            <text:p>6262</text:p>
          </table:table-cell>
          <table:table-cell office:value-type="float" office:value="18057" calcext:value-type="float">
            <text:p>18057</text:p>
          </table:table-cell>
          <table:table-cell office:value-type="float" office:value="155" calcext:value-type="float">
            <text:p>155</text:p>
          </table:table-cell>
          <table:table-cell office:value-type="float" office:value="-830" calcext:value-type="float">
            <text:p>-830</text:p>
          </table:table-cell>
          <table:table-cell/>
        </table:table-row>
        <table:table-row table:style-name="ro1">
          <table:table-cell office:value-type="string" calcext:value-type="string">
            <text:p>mod5mils.tfc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hwb11_out.tfc</text:p>
          </table:table-cell>
          <table:table-cell office:value-type="float" office:value="14194" calcext:value-type="float">
            <text:p>14194</text:p>
          </table:table-cell>
          <table:table-cell office:value-type="float" office:value="120730" calcext:value-type="float">
            <text:p>120730</text:p>
          </table:table-cell>
          <table:table-cell office:value-type="float" office:value="13929" calcext:value-type="float">
            <text:p>13929</text:p>
          </table:table-cell>
          <table:table-cell office:value-type="float" office:value="120753" calcext:value-type="float">
            <text:p>120753</text:p>
          </table:table-cell>
          <table:table-cell office:value-type="float" office:value="265" calcext:value-type="float">
            <text:p>265</text:p>
          </table:table-cell>
          <table:table-cell office:value-type="float" office:value="-23" calcext:value-type="float">
            <text:p>-23</text:p>
          </table:table-cell>
          <table:table-cell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office:value-type="float" office:value="21382" calcext:value-type="float">
            <text:p>21382</text:p>
          </table:table-cell>
          <table:table-cell office:value-type="float" office:value="104114" calcext:value-type="float">
            <text:p>104114</text:p>
          </table:table-cell>
          <table:table-cell office:value-type="float" office:value="21164" calcext:value-type="float">
            <text:p>21164</text:p>
          </table:table-cell>
          <table:table-cell office:value-type="float" office:value="105283" calcext:value-type="float">
            <text:p>105283</text:p>
          </table:table-cell>
          <table:table-cell office:value-type="float" office:value="218" calcext:value-type="float">
            <text:p>218</text:p>
          </table:table-cell>
          <table:table-cell office:value-type="float" office:value="-1169" calcext:value-type="float">
            <text:p>-1169</text:p>
          </table:table-cell>
          <table:table-cell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office:value-type="float" office:value="21382" calcext:value-type="float">
            <text:p>21382</text:p>
          </table:table-cell>
          <table:table-cell office:value-type="float" office:value="104124" calcext:value-type="float">
            <text:p>104124</text:p>
          </table:table-cell>
          <table:table-cell office:value-type="float" office:value="21164" calcext:value-type="float">
            <text:p>21164</text:p>
          </table:table-cell>
          <table:table-cell office:value-type="float" office:value="105291" calcext:value-type="float">
            <text:p>105291</text:p>
          </table:table-cell>
          <table:table-cell office:value-type="float" office:value="218" calcext:value-type="float">
            <text:p>218</text:p>
          </table:table-cell>
          <table:table-cell office:value-type="float" office:value="-1167" calcext:value-type="float">
            <text:p>-1167</text:p>
          </table:table-cell>
          <table:table-cell/>
        </table:table-row>
      </table:table>
      <table:table table:name="regras_otimos_reed" table:style-name="ta1">
        <office:forms form:automatic-focus="false" form:apply-design-mode="false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GC Original</text:p>
          </table:table-cell>
          <table:table-cell office:value-type="string" calcext:value-type="string">
            <text:p>QC Original</text:p>
          </table:table-cell>
          <table:table-cell office:value-type="string" calcext:value-type="string">
            <text:p>GC Otimizado</text:p>
          </table:table-cell>
          <table:table-cell office:value-type="string" calcext:value-type="string">
            <text:p>QC Otimizado</text:p>
          </table:table-cell>
          <table:table-cell office:value-type="string" calcext:value-type="string">
            <text:p>Diff GC</text:p>
          </table:table-cell>
          <table:table-cell office:value-type="string" calcext:value-type="string">
            <text:p>Diff QC</text:p>
          </table:table-cell>
          <table:table-cell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aj-e11_complete_74(81).tfc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string" calcext:value-type="string">
            <text:p>S1-ham7.tfc</text:p>
          </table:table-cell>
          <table:table-cell office:value-type="float" office:value="86" calcext:value-type="float">
            <text:p>86</text:p>
          </table:table-cell>
          <table:table-cell office:value-type="float" office:value="8126" calcext:value-type="float">
            <text:p>8126</text:p>
          </table:table-cell>
          <table:table-cell office:value-type="float" office:value="88" calcext:value-type="float">
            <text:p>88</text:p>
          </table:table-cell>
          <table:table-cell office:value-type="float" office:value="8140" calcext:value-type="float">
            <text:p>8140</text:p>
          </table:table-cell>
          <table:table-cell office:value-type="float" office:value="-2" calcext:value-type="float">
            <text:p>-2</text:p>
          </table:table-cell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 office:value-type="string" calcext:value-type="string">
            <text:p>S1-hwb7_15.tfc</text:p>
          </table:table-cell>
          <table:table-cell office:value-type="float" office:value="380" calcext:value-type="float">
            <text:p>380</text:p>
          </table:table-cell>
          <table:table-cell office:value-type="float" office:value="37343" calcext:value-type="float">
            <text:p>37343</text:p>
          </table:table-cell>
          <table:table-cell office:value-type="float" office:value="396" calcext:value-type="float">
            <text:p>396</text:p>
          </table:table-cell>
          <table:table-cell office:value-type="float" office:value="39062" calcext:value-type="float">
            <text:p>39062</text:p>
          </table:table-cell>
          <table:table-cell office:value-type="float" office:value="-16" calcext:value-type="float">
            <text:p>-16</text:p>
          </table:table-cell>
          <table:table-cell office:value-type="float" office:value="-1719" calcext:value-type="float">
            <text:p>-1719</text:p>
          </table:table-cell>
          <table:table-cell/>
        </table:table-row>
        <table:table-row table:style-name="ro1">
          <table:table-cell office:value-type="string" calcext:value-type="string">
            <text:p>S1-ham7_inv.tfc</text:p>
          </table:table-cell>
          <table:table-cell office:value-type="float" office:value="453" calcext:value-type="float">
            <text:p>453</text:p>
          </table:table-cell>
          <table:table-cell office:value-type="float" office:value="53131" calcext:value-type="float">
            <text:p>53131</text:p>
          </table:table-cell>
          <table:table-cell office:value-type="float" office:value="445" calcext:value-type="float">
            <text:p>445</text:p>
          </table:table-cell>
          <table:table-cell office:value-type="float" office:value="53151" calcext:value-type="float">
            <text:p>53151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-64" calcext:value-type="float">
            <text:p>-64</text:p>
          </table:table-cell>
          <table:table-cell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string" calcext:value-type="string">
            <text:p>S2-ham7.tfc</text:p>
          </table:table-cell>
          <table:table-cell office:value-type="float" office:value="110" calcext:value-type="float">
            <text:p>110</text:p>
          </table:table-cell>
          <table:table-cell office:value-type="float" office:value="7192" calcext:value-type="float">
            <text:p>7192</text:p>
          </table:table-cell>
          <table:table-cell office:value-type="float" office:value="121" calcext:value-type="float">
            <text:p>121</text:p>
          </table:table-cell>
          <table:table-cell office:value-type="float" office:value="8029" calcext:value-type="float">
            <text:p>8029</text:p>
          </table:table-cell>
          <table:table-cell office:value-type="float" office:value="-11" calcext:value-type="float">
            <text:p>-11</text:p>
          </table:table-cell>
          <table:table-cell office:value-type="float" office:value="-837" calcext:value-type="float">
            <text:p>-837</text:p>
          </table:table-cell>
          <table:table-cell/>
        </table:table-row>
        <table:table-row table:style-name="ro1">
          <table:table-cell office:value-type="string" calcext:value-type="string">
            <text:p>S2-ham7_inv.tfc</text:p>
          </table:table-cell>
          <table:table-cell office:value-type="float" office:value="71" calcext:value-type="float">
            <text:p>71</text:p>
          </table:table-cell>
          <table:table-cell office:value-type="float" office:value="5114" calcext:value-type="float">
            <text:p>5114</text:p>
          </table:table-cell>
          <table:table-cell office:value-type="float" office:value="70" calcext:value-type="float">
            <text:p>70</text:p>
          </table:table-cell>
          <table:table-cell office:value-type="float" office:value="4819" calcext:value-type="float">
            <text:p>4819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/>
        </table:table-row>
        <table:table-row table:style-name="ro1">
          <table:table-cell office:value-type="string" calcext:value-type="string">
            <text:p>S1-hwb7_15_inv.tfc</text:p>
          </table:table-cell>
          <table:table-cell office:value-type="float" office:value="276" calcext:value-type="float">
            <text:p>276</text:p>
          </table:table-cell>
          <table:table-cell office:value-type="float" office:value="25346" calcext:value-type="float">
            <text:p>25346</text:p>
          </table:table-cell>
          <table:table-cell office:value-type="float" office:value="281" calcext:value-type="float">
            <text:p>281</text:p>
          </table:table-cell>
          <table:table-cell office:value-type="float" office:value="26055" calcext:value-type="float">
            <text:p>26055</text:p>
          </table:table-cell>
          <table:table-cell office:value-type="float" office:value="-5" calcext:value-type="float">
            <text:p>-5</text:p>
          </table:table-cell>
          <table:table-cell office:value-type="float" office:value="-709" calcext:value-type="float">
            <text:p>-709</text:p>
          </table:table-cell>
          <table:table-cell/>
        </table:table-row>
        <table:table-row table:style-name="ro1">
          <table:table-cell office:value-type="string" calcext:value-type="string">
            <text:p>S2-hwb7_15_inv.tfc</text:p>
          </table:table-cell>
          <table:table-cell office:value-type="float" office:value="280" calcext:value-type="float">
            <text:p>280</text:p>
          </table:table-cell>
          <table:table-cell office:value-type="float" office:value="24690" calcext:value-type="float">
            <text:p>24690</text:p>
          </table:table-cell>
          <table:table-cell office:value-type="float" office:value="287" calcext:value-type="float">
            <text:p>287</text:p>
          </table:table-cell>
          <table:table-cell office:value-type="float" office:value="25175" calcext:value-type="float">
            <text:p>25175</text:p>
          </table:table-cell>
          <table:table-cell office:value-type="float" office:value="-7" calcext:value-type="float">
            <text:p>-7</text:p>
          </table:table-cell>
          <table:table-cell office:value-type="float" office:value="-485" calcext:value-type="float">
            <text:p>-485</text:p>
          </table:table-cell>
          <table:table-cell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 office:value-type="string" calcext:value-type="string">
            <text:p>ham3tc.tf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wb7_15.tfc</text:p>
          </table:table-cell>
          <table:table-cell office:value-type="float" office:value="331" calcext:value-type="float">
            <text:p>331</text:p>
          </table:table-cell>
          <table:table-cell office:value-type="float" office:value="30327" calcext:value-type="float">
            <text:p>30327</text:p>
          </table:table-cell>
          <table:table-cell office:value-type="float" office:value="337" calcext:value-type="float">
            <text:p>337</text:p>
          </table:table-cell>
          <table:table-cell office:value-type="float" office:value="30473" calcext:value-type="float">
            <text:p>30473</text:p>
          </table:table-cell>
          <table:table-cell office:value-type="float" office:value="-6" calcext:value-type="float">
            <text:p>-6</text:p>
          </table:table-cell>
          <table:table-cell office:value-type="float" office:value="-146" calcext:value-type="float">
            <text:p>-146</text:p>
          </table:table-cell>
          <table:table-cell/>
        </table:table-row>
        <table:table-row table:style-name="ro1">
          <table:table-cell office:value-type="string" calcext:value-type="string">
            <text:p>hwb10-n10-gc8247-qc26084.tfc</text:p>
          </table:table-cell>
          <table:table-cell office:value-type="float" office:value="8144" calcext:value-type="float">
            <text:p>8144</text:p>
          </table:table-cell>
          <table:table-cell office:value-type="float" office:value="30452" calcext:value-type="float">
            <text:p>30452</text:p>
          </table:table-cell>
          <table:table-cell office:value-type="float" office:value="8154" calcext:value-type="float">
            <text:p>8154</text:p>
          </table:table-cell>
          <table:table-cell office:value-type="float" office:value="31540" calcext:value-type="float">
            <text:p>31540</text:p>
          </table:table-cell>
          <table:table-cell office:value-type="float" office:value="-10" calcext:value-type="float">
            <text:p>-10</text:p>
          </table:table-cell>
          <table:table-cell office:value-type="float" office:value="-1088" calcext:value-type="float">
            <text:p>-1088</text:p>
          </table:table-cell>
          <table:table-cell/>
        </table:table-row>
        <table:table-row table:style-name="ro1">
          <table:table-cell office:value-type="string" calcext:value-type="string">
            <text:p>hwb10-n10-gc9213-qc26906.tfc</text:p>
          </table:table-cell>
          <table:table-cell office:value-type="float" office:value="8144" calcext:value-type="float">
            <text:p>8144</text:p>
          </table:table-cell>
          <table:table-cell office:value-type="float" office:value="30452" calcext:value-type="float">
            <text:p>30452</text:p>
          </table:table-cell>
          <table:table-cell office:value-type="float" office:value="8154" calcext:value-type="float">
            <text:p>8154</text:p>
          </table:table-cell>
          <table:table-cell office:value-type="float" office:value="31540" calcext:value-type="float">
            <text:p>31540</text:p>
          </table:table-cell>
          <table:table-cell office:value-type="float" office:value="-10" calcext:value-type="float">
            <text:p>-10</text:p>
          </table:table-cell>
          <table:table-cell office:value-type="float" office:value="-1088" calcext:value-type="float">
            <text:p>-1088</text:p>
          </table:table-cell>
          <table:table-cell/>
        </table:table-row>
        <table:table-row table:style-name="ro1">
          <table:table-cell office:value-type="string" calcext:value-type="string">
            <text:p>hwb10_out.tfc</text:p>
          </table:table-cell>
          <table:table-cell office:value-type="float" office:value="6230" calcext:value-type="float">
            <text:p>6230</text:p>
          </table:table-cell>
          <table:table-cell office:value-type="float" office:value="43565" calcext:value-type="float">
            <text:p>43565</text:p>
          </table:table-cell>
          <table:table-cell office:value-type="float" office:value="6374" calcext:value-type="float">
            <text:p>6374</text:p>
          </table:table-cell>
          <table:table-cell office:value-type="float" office:value="47963" calcext:value-type="float">
            <text:p>47963</text:p>
          </table:table-cell>
          <table:table-cell office:value-type="float" office:value="-144" calcext:value-type="float">
            <text:p>-144</text:p>
          </table:table-cell>
          <table:table-cell office:value-type="float" office:value="-4398" calcext:value-type="float">
            <text:p>-4398</text:p>
          </table:table-cell>
          <table:table-cell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office:value-type="float" office:value="21164" calcext:value-type="float">
            <text:p>21164</text:p>
          </table:table-cell>
          <table:table-cell office:value-type="float" office:value="105283" calcext:value-type="float">
            <text:p>105283</text:p>
          </table:table-cell>
          <table:table-cell office:value-type="float" office:value="21245" calcext:value-type="float">
            <text:p>21245</text:p>
          </table:table-cell>
          <table:table-cell office:value-type="float" office:value="107087" calcext:value-type="float">
            <text:p>107087</text:p>
          </table:table-cell>
          <table:table-cell office:value-type="float" office:value="-81" calcext:value-type="float">
            <text:p>-81</text:p>
          </table:table-cell>
          <table:table-cell office:value-type="float" office:value="-1804" calcext:value-type="float">
            <text:p>-1804</text:p>
          </table:table-cell>
          <table:table-cell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office:value-type="float" office:value="21164" calcext:value-type="float">
            <text:p>21164</text:p>
          </table:table-cell>
          <table:table-cell office:value-type="float" office:value="105291" calcext:value-type="float">
            <text:p>105291</text:p>
          </table:table-cell>
          <table:table-cell office:value-type="float" office:value="21245" calcext:value-type="float">
            <text:p>21245</text:p>
          </table:table-cell>
          <table:table-cell office:value-type="float" office:value="107093" calcext:value-type="float">
            <text:p>107093</text:p>
          </table:table-cell>
          <table:table-cell office:value-type="float" office:value="-81" calcext:value-type="float">
            <text:p>-81</text:p>
          </table:table-cell>
          <table:table-cell office:value-type="float" office:value="-1802" calcext:value-type="float">
            <text:p>-1802</text:p>
          </table:table-cell>
          <table:table-cell/>
        </table:table-row>
        <table:table-row table:style-name="ro1">
          <table:table-cell office:value-type="string" calcext:value-type="string">
            <text:p>hwb7-236.tfc</text:p>
          </table:table-cell>
          <table:table-cell office:value-type="float" office:value="228" calcext:value-type="float">
            <text:p>228</text:p>
          </table:table-cell>
          <table:table-cell office:value-type="float" office:value="4076" calcext:value-type="float">
            <text:p>4076</text:p>
          </table:table-cell>
          <table:table-cell office:value-type="float" office:value="245" calcext:value-type="float">
            <text:p>245</text:p>
          </table:table-cell>
          <table:table-cell office:value-type="float" office:value="5673" calcext:value-type="float">
            <text:p>5673</text:p>
          </table:table-cell>
          <table:table-cell office:value-type="float" office:value="-17" calcext:value-type="float">
            <text:p>-17</text:p>
          </table:table-cell>
          <table:table-cell office:value-type="float" office:value="-1597" calcext:value-type="float">
            <text:p>-1597</text:p>
          </table:table-cell>
          <table:table-cell/>
        </table:table-row>
        <table:table-row table:style-name="ro1">
          <table:table-cell office:value-type="string" calcext:value-type="string">
            <text:p>hwb7-331-2609a.tfc</text:p>
          </table:table-cell>
          <table:table-cell office:value-type="float" office:value="326" calcext:value-type="float">
            <text:p>326</text:p>
          </table:table-cell>
          <table:table-cell office:value-type="float" office:value="2874" calcext:value-type="float">
            <text:p>2874</text:p>
          </table:table-cell>
          <table:table-cell office:value-type="float" office:value="332" calcext:value-type="float">
            <text:p>332</text:p>
          </table:table-cell>
          <table:table-cell office:value-type="float" office:value="3208" calcext:value-type="float">
            <text:p>3208</text:p>
          </table:table-cell>
          <table:table-cell office:value-type="float" office:value="-6" calcext:value-type="float">
            <text:p>-6</text:p>
          </table:table-cell>
          <table:table-cell office:value-type="float" office:value="-334" calcext:value-type="float">
            <text:p>-334</text:p>
          </table:table-cell>
          <table:table-cell/>
        </table:table-row>
        <table:table-row table:style-name="ro1">
          <table:table-cell office:value-type="string" calcext:value-type="string">
            <text:p>hwb7tc.tfc</text:p>
          </table:table-cell>
          <table:table-cell office:value-type="float" office:value="284" calcext:value-type="float">
            <text:p>284</text:p>
          </table:table-cell>
          <table:table-cell office:value-type="float" office:value="5508" calcext:value-type="float">
            <text:p>5508</text:p>
          </table:table-cell>
          <table:table-cell office:value-type="float" office:value="304" calcext:value-type="float">
            <text:p>304</text:p>
          </table:table-cell>
          <table:table-cell office:value-type="float" office:value="7788" calcext:value-type="float">
            <text:p>7788</text:p>
          </table:table-cell>
          <table:table-cell office:value-type="float" office:value="-20" calcext:value-type="float">
            <text:p>-20</text:p>
          </table:table-cell>
          <table:table-cell office:value-type="float" office:value="-2280" calcext:value-type="float">
            <text:p>-2280</text:p>
          </table:table-cell>
          <table:table-cell/>
        </table:table-row>
        <table:table-row table:style-name="ro1">
          <table:table-cell office:value-type="string" calcext:value-type="string">
            <text:p>hwb8-614-12745a.tfc</text:p>
          </table:table-cell>
          <table:table-cell office:value-type="float" office:value="608" calcext:value-type="float">
            <text:p>608</text:p>
          </table:table-cell>
          <table:table-cell office:value-type="float" office:value="17244" calcext:value-type="float">
            <text:p>17244</text:p>
          </table:table-cell>
          <table:table-cell office:value-type="float" office:value="619" calcext:value-type="float">
            <text:p>619</text:p>
          </table:table-cell>
          <table:table-cell office:value-type="float" office:value="20367" calcext:value-type="float">
            <text:p>20367</text:p>
          </table:table-cell>
          <table:table-cell office:value-type="float" office:value="-11" calcext:value-type="float">
            <text:p>-11</text:p>
          </table:table-cell>
          <table:table-cell office:value-type="float" office:value="-3123" calcext:value-type="float">
            <text:p>-3123</text:p>
          </table:table-cell>
          <table:table-cell/>
        </table:table-row>
        <table:table-row table:style-name="ro1">
          <table:table-cell office:value-type="string" calcext:value-type="string">
            <text:p>hwb8-637.tfc</text:p>
          </table:table-cell>
          <table:table-cell office:value-type="float" office:value="628" calcext:value-type="float">
            <text:p>628</text:p>
          </table:table-cell>
          <table:table-cell office:value-type="float" office:value="19152" calcext:value-type="float">
            <text:p>19152</text:p>
          </table:table-cell>
          <table:table-cell office:value-type="float" office:value="651" calcext:value-type="float">
            <text:p>651</text:p>
          </table:table-cell>
          <table:table-cell office:value-type="float" office:value="24759" calcext:value-type="float">
            <text:p>24759</text:p>
          </table:table-cell>
          <table:table-cell office:value-type="float" office:value="-23" calcext:value-type="float">
            <text:p>-23</text:p>
          </table:table-cell>
          <table:table-cell office:value-type="float" office:value="-5607" calcext:value-type="float">
            <text:p>-5607</text:p>
          </table:table-cell>
          <table:table-cell/>
        </table:table-row>
        <table:table-row table:style-name="ro1">
          <table:table-cell office:value-type="string" calcext:value-type="string">
            <text:p>hwb8-749-6197a.tfc</text:p>
          </table:table-cell>
          <table:table-cell office:value-type="float" office:value="727" calcext:value-type="float">
            <text:p>727</text:p>
          </table:table-cell>
          <table:table-cell office:value-type="float" office:value="8351" calcext:value-type="float">
            <text:p>8351</text:p>
          </table:table-cell>
          <table:table-cell office:value-type="float" office:value="734" calcext:value-type="float">
            <text:p>734</text:p>
          </table:table-cell>
          <table:table-cell office:value-type="float" office:value="8998" calcext:value-type="float">
            <text:p>8998</text:p>
          </table:table-cell>
          <table:table-cell office:value-type="float" office:value="-7" calcext:value-type="float">
            <text:p>-7</text:p>
          </table:table-cell>
          <table:table-cell office:value-type="float" office:value="-647" calcext:value-type="float">
            <text:p>-647</text:p>
          </table:table-cell>
          <table:table-cell/>
        </table:table-row>
        <table:table-row table:style-name="ro1">
          <table:table-cell office:value-type="string" calcext:value-type="string">
            <text:p>hwb8_2710_6940.tfc</text:p>
          </table:table-cell>
          <table:table-cell office:value-type="float" office:value="2586" calcext:value-type="float">
            <text:p>2586</text:p>
          </table:table-cell>
          <table:table-cell office:value-type="float" office:value="8036" calcext:value-type="float">
            <text:p>8036</text:p>
          </table:table-cell>
          <table:table-cell office:value-type="float" office:value="2600" calcext:value-type="float">
            <text:p>2600</text:p>
          </table:table-cell>
          <table:table-cell office:value-type="float" office:value="8484" calcext:value-type="float">
            <text:p>8484</text:p>
          </table:table-cell>
          <table:table-cell office:value-type="float" office:value="-14" calcext:value-type="float">
            <text:p>-14</text:p>
          </table:table-cell>
          <table:table-cell office:value-type="float" office:value="-448" calcext:value-type="float">
            <text:p>-448</text:p>
          </table:table-cell>
          <table:table-cell/>
        </table:table-row>
        <table:table-row table:style-name="ro1">
          <table:table-cell office:value-type="string" calcext:value-type="string">
            <text:p>hwb9-1541.tfc</text:p>
          </table:table-cell>
          <table:table-cell office:value-type="float" office:value="1523" calcext:value-type="float">
            <text:p>1523</text:p>
          </table:table-cell>
          <table:table-cell office:value-type="float" office:value="62987" calcext:value-type="float">
            <text:p>62987</text:p>
          </table:table-cell>
          <table:table-cell office:value-type="float" office:value="1588" calcext:value-type="float">
            <text:p>1588</text:p>
          </table:table-cell>
          <table:table-cell office:value-type="float" office:value="78232" calcext:value-type="float">
            <text:p>78232</text:p>
          </table:table-cell>
          <table:table-cell office:value-type="float" office:value="-65" calcext:value-type="float">
            <text:p>-65</text:p>
          </table:table-cell>
          <table:table-cell office:value-type="float" office:value="-15245" calcext:value-type="float">
            <text:p>-15245</text:p>
          </table:table-cell>
          <table:table-cell/>
        </table:table-row>
        <table:table-row table:style-name="ro1">
          <table:table-cell office:value-type="string" calcext:value-type="string">
            <text:p>hwb9-1544.tfc</text:p>
          </table:table-cell>
          <table:table-cell office:value-type="float" office:value="1526" calcext:value-type="float">
            <text:p>1526</text:p>
          </table:table-cell>
          <table:table-cell office:value-type="float" office:value="63042" calcext:value-type="float">
            <text:p>63042</text:p>
          </table:table-cell>
          <table:table-cell office:value-type="float" office:value="1591" calcext:value-type="float">
            <text:p>1591</text:p>
          </table:table-cell>
          <table:table-cell office:value-type="float" office:value="78319" calcext:value-type="float">
            <text:p>78319</text:p>
          </table:table-cell>
          <table:table-cell office:value-type="float" office:value="-65" calcext:value-type="float">
            <text:p>-65</text:p>
          </table:table-cell>
          <table:table-cell office:value-type="float" office:value="-15277" calcext:value-type="float">
            <text:p>-15277</text:p>
          </table:table-cell>
          <table:table-cell/>
        </table:table-row>
        <table:table-row table:style-name="ro1">
          <table:table-cell office:value-type="string" calcext:value-type="string">
            <text:p>hwb9-1959-20378a.tfc</text:p>
          </table:table-cell>
          <table:table-cell office:value-type="float" office:value="1941" calcext:value-type="float">
            <text:p>1941</text:p>
          </table:table-cell>
          <table:table-cell office:value-type="float" office:value="33677" calcext:value-type="float">
            <text:p>33677</text:p>
          </table:table-cell>
          <table:table-cell office:value-type="float" office:value="1949" calcext:value-type="float">
            <text:p>1949</text:p>
          </table:table-cell>
          <table:table-cell office:value-type="float" office:value="33773" calcext:value-type="float">
            <text:p>33773</text:p>
          </table:table-cell>
          <table:table-cell office:value-type="float" office:value="-8" calcext:value-type="float">
            <text:p>-8</text:p>
          </table:table-cell>
          <table:table-cell office:value-type="float" office:value="-96" calcext:value-type="float">
            <text:p>-96</text:p>
          </table:table-cell>
          <table:table-cell/>
        </table:table-row>
        <table:table-row table:style-name="ro1">
          <table:table-cell office:value-type="string" calcext:value-type="string">
            <text:p>hwb9_6563_16173.tfc</text:p>
          </table:table-cell>
          <table:table-cell office:value-type="float" office:value="6262" calcext:value-type="float">
            <text:p>6262</text:p>
          </table:table-cell>
          <table:table-cell office:value-type="float" office:value="18057" calcext:value-type="float">
            <text:p>18057</text:p>
          </table:table-cell>
          <table:table-cell office:value-type="float" office:value="6256" calcext:value-type="float">
            <text:p>6256</text:p>
          </table:table-cell>
          <table:table-cell office:value-type="float" office:value="18738" calcext:value-type="float">
            <text:p>18738</text:p>
          </table:table-cell>
          <table:table-cell office:value-type="float" office:value="6" calcext:value-type="float">
            <text:p>6</text:p>
          </table:table-cell>
          <table:table-cell office:value-type="float" office:value="-681" calcext:value-type="float">
            <text:p>-681</text:p>
          </table:table-cell>
          <table:table-cell/>
        </table:table-row>
        <table:table-row table:style-name="ro1">
          <table:table-cell office:value-type="string" calcext:value-type="string">
            <text:p>mod5mils.tfc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 office:value-type="string" calcext:value-type="string">
            <text:p>hwb11_out.tfc</text:p>
          </table:table-cell>
          <table:table-cell office:value-type="float" office:value="13929" calcext:value-type="float">
            <text:p>13929</text:p>
          </table:table-cell>
          <table:table-cell office:value-type="float" office:value="120753" calcext:value-type="float">
            <text:p>120753</text:p>
          </table:table-cell>
          <table:table-cell office:value-type="float" office:value="14177" calcext:value-type="float">
            <text:p>14177</text:p>
          </table:table-cell>
          <table:table-cell office:value-type="float" office:value="132714" calcext:value-type="float">
            <text:p>132714</text:p>
          </table:table-cell>
          <table:table-cell office:value-type="float" office:value="-248" calcext:value-type="float">
            <text:p>-248</text:p>
          </table:table-cell>
          <table:table-cell office:value-type="float" office:value="-11961" calcext:value-type="float">
            <text:p>-11961</text:p>
          </table:table-cell>
          <table:table-cell/>
        </table:table-row>
      </table:table>
      <table:table table:name="regras_reed" table:style-name="ta1">
        <office:forms form:automatic-focus="false" form:apply-design-mode="false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GC Original</text:p>
          </table:table-cell>
          <table:table-cell office:value-type="string" calcext:value-type="string">
            <text:p>QC Original</text:p>
          </table:table-cell>
          <table:table-cell office:value-type="string" calcext:value-type="string">
            <text:p>GC Otimizado</text:p>
          </table:table-cell>
          <table:table-cell office:value-type="string" calcext:value-type="string">
            <text:p>QC Otimizado</text:p>
          </table:table-cell>
          <table:table-cell office:value-type="string" calcext:value-type="string">
            <text:p>Diff GC</text:p>
          </table:table-cell>
          <table:table-cell office:value-type="string" calcext:value-type="string">
            <text:p>Diff QC</text:p>
          </table:table-cell>
          <table:table-cell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S1-aj-e11_complete_74(81)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.tfc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7.tfc</text:p>
          </table:table-cell>
          <table:table-cell office:value-type="float" office:value="88" calcext:value-type="float">
            <text:p>88</text:p>
          </table:table-cell>
          <table:table-cell office:value-type="float" office:value="8168" calcext:value-type="float">
            <text:p>8168</text:p>
          </table:table-cell>
          <table:table-cell office:value-type="float" office:value="90" calcext:value-type="float">
            <text:p>90</text:p>
          </table:table-cell>
          <table:table-cell office:value-type="float" office:value="8114" calcext:value-type="float">
            <text:p>8114</text:p>
          </table:table-cell>
          <table:table-cell office:value-type="float" office:value="-2" calcext:value-type="float">
            <text:p>-2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S1-hwb7_15.tfc</text:p>
          </table:table-cell>
          <table:table-cell office:value-type="float" office:value="390" calcext:value-type="float">
            <text:p>390</text:p>
          </table:table-cell>
          <table:table-cell office:value-type="float" office:value="40373" calcext:value-type="float">
            <text:p>40373</text:p>
          </table:table-cell>
          <table:table-cell office:value-type="float" office:value="396" calcext:value-type="float">
            <text:p>396</text:p>
          </table:table-cell>
          <table:table-cell office:value-type="float" office:value="39958" calcext:value-type="float">
            <text:p>39958</text:p>
          </table:table-cell>
          <table:table-cell office:value-type="float" office:value="-6" calcext:value-type="float">
            <text:p>-6</text:p>
          </table:table-cell>
          <table:table-cell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string" calcext:value-type="string">
            <text:p>S1-ham7_inv.tfc</text:p>
          </table:table-cell>
          <table:table-cell office:value-type="float" office:value="473" calcext:value-type="float">
            <text:p>473</text:p>
          </table:table-cell>
          <table:table-cell office:value-type="float" office:value="57813" calcext:value-type="float">
            <text:p>57813</text:p>
          </table:table-cell>
          <table:table-cell office:value-type="float" office:value="458" calcext:value-type="float">
            <text:p>458</text:p>
          </table:table-cell>
          <table:table-cell office:value-type="float" office:value="55354" calcext:value-type="float">
            <text:p>55354</text:p>
          </table:table-cell>
          <table:table-cell office:value-type="float" office:value="15" calcext:value-type="float">
            <text:p>15</text:p>
          </table:table-cell>
          <table:table-cell office:value-type="float" office:value="2459" calcext:value-type="float">
            <text:p>2459</text:p>
          </table:table-cell>
          <table:table-cell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.tfc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2-ham7.tfc</text:p>
          </table:table-cell>
          <table:table-cell office:value-type="float" office:value="115" calcext:value-type="float">
            <text:p>115</text:p>
          </table:table-cell>
          <table:table-cell office:value-type="float" office:value="8591" calcext:value-type="float">
            <text:p>8591</text:p>
          </table:table-cell>
          <table:table-cell office:value-type="float" office:value="127" calcext:value-type="float">
            <text:p>127</text:p>
          </table:table-cell>
          <table:table-cell office:value-type="float" office:value="9225" calcext:value-type="float">
            <text:p>9225</text:p>
          </table:table-cell>
          <table:table-cell office:value-type="float" office:value="-12" calcext:value-type="float">
            <text:p>-12</text:p>
          </table:table-cell>
          <table:table-cell office:value-type="float" office:value="-634" calcext:value-type="float">
            <text:p>-634</text:p>
          </table:table-cell>
          <table:table-cell/>
        </table:table-row>
        <table:table-row table:style-name="ro1">
          <table:table-cell office:value-type="string" calcext:value-type="string">
            <text:p>S2-ham7_inv.tfc</text:p>
          </table:table-cell>
          <table:table-cell office:value-type="float" office:value="80" calcext:value-type="float">
            <text:p>80</text:p>
          </table:table-cell>
          <table:table-cell office:value-type="float" office:value="6512" calcext:value-type="float">
            <text:p>6512</text:p>
          </table:table-cell>
          <table:table-cell office:value-type="float" office:value="78" calcext:value-type="float">
            <text:p>78</text:p>
          </table:table-cell>
          <table:table-cell office:value-type="float" office:value="6406" calcext:value-type="float">
            <text:p>6406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S1-hwb7_15_inv.tfc</text:p>
          </table:table-cell>
          <table:table-cell office:value-type="float" office:value="282" calcext:value-type="float">
            <text:p>282</text:p>
          </table:table-cell>
          <table:table-cell office:value-type="float" office:value="27180" calcext:value-type="float">
            <text:p>27180</text:p>
          </table:table-cell>
          <table:table-cell office:value-type="float" office:value="283" calcext:value-type="float">
            <text:p>283</text:p>
          </table:table-cell>
          <table:table-cell office:value-type="float" office:value="26465" calcext:value-type="float">
            <text:p>26465</text:p>
          </table:table-cell>
          <table:table-cell office:value-type="float" office:value="-1" calcext:value-type="float">
            <text:p>-1</text:p>
          </table:table-cell>
          <table:table-cell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string" calcext:value-type="string">
            <text:p>S2-hwb7_15_inv.tfc</text:p>
          </table:table-cell>
          <table:table-cell office:value-type="float" office:value="287" calcext:value-type="float">
            <text:p>287</text:p>
          </table:table-cell>
          <table:table-cell office:value-type="float" office:value="26926" calcext:value-type="float">
            <text:p>26926</text:p>
          </table:table-cell>
          <table:table-cell office:value-type="float" office:value="290" calcext:value-type="float">
            <text:p>290</text:p>
          </table:table-cell>
          <table:table-cell office:value-type="float" office:value="26382" calcext:value-type="float">
            <text:p>26382</text:p>
          </table:table-cell>
          <table:table-cell office:value-type="float" office:value="-3" calcext:value-type="float">
            <text:p>-3</text:p>
          </table:table-cell>
          <table:table-cell office:value-type="float" office:value="544" calcext:value-type="float">
            <text:p>544</text:p>
          </table:table-cell>
          <table:table-cell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am3tc.tfc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wb7_15.tfc</text:p>
          </table:table-cell>
          <table:table-cell office:value-type="float" office:value="351" calcext:value-type="float">
            <text:p>351</text:p>
          </table:table-cell>
          <table:table-cell office:value-type="float" office:value="34867" calcext:value-type="float">
            <text:p>34867</text:p>
          </table:table-cell>
          <table:table-cell office:value-type="float" office:value="347" calcext:value-type="float">
            <text:p>347</text:p>
          </table:table-cell>
          <table:table-cell office:value-type="float" office:value="32651" calcext:value-type="float">
            <text:p>32651</text:p>
          </table:table-cell>
          <table:table-cell office:value-type="float" office:value="4" calcext:value-type="float">
            <text:p>4</text:p>
          </table:table-cell>
          <table:table-cell office:value-type="float" office:value="2216" calcext:value-type="float">
            <text:p>2216</text:p>
          </table:table-cell>
          <table:table-cell/>
        </table:table-row>
        <table:table-row table:style-name="ro1">
          <table:table-cell office:value-type="string" calcext:value-type="string">
            <text:p>hwb10-n10-gc8247-qc26084.tfc</text:p>
          </table:table-cell>
          <table:table-cell office:value-type="float" office:value="8233" calcext:value-type="float">
            <text:p>8233</text:p>
          </table:table-cell>
          <table:table-cell office:value-type="float" office:value="30127" calcext:value-type="float">
            <text:p>30127</text:p>
          </table:table-cell>
          <table:table-cell office:value-type="float" office:value="8228" calcext:value-type="float">
            <text:p>8228</text:p>
          </table:table-cell>
          <table:table-cell office:value-type="float" office:value="31176" calcext:value-type="float">
            <text:p>31176</text:p>
          </table:table-cell>
          <table:table-cell office:value-type="float" office:value="5" calcext:value-type="float">
            <text:p>5</text:p>
          </table:table-cell>
          <table:table-cell office:value-type="float" office:value="-1049" calcext:value-type="float">
            <text:p>-1049</text:p>
          </table:table-cell>
          <table:table-cell/>
        </table:table-row>
        <table:table-row table:style-name="ro1">
          <table:table-cell office:value-type="string" calcext:value-type="string">
            <text:p>hwb10-n10-gc9213-qc26906.tfc</text:p>
          </table:table-cell>
          <table:table-cell office:value-type="float" office:value="8233" calcext:value-type="float">
            <text:p>8233</text:p>
          </table:table-cell>
          <table:table-cell office:value-type="float" office:value="30127" calcext:value-type="float">
            <text:p>30127</text:p>
          </table:table-cell>
          <table:table-cell office:value-type="float" office:value="8228" calcext:value-type="float">
            <text:p>8228</text:p>
          </table:table-cell>
          <table:table-cell office:value-type="float" office:value="31176" calcext:value-type="float">
            <text:p>31176</text:p>
          </table:table-cell>
          <table:table-cell office:value-type="float" office:value="5" calcext:value-type="float">
            <text:p>5</text:p>
          </table:table-cell>
          <table:table-cell office:value-type="float" office:value="-1049" calcext:value-type="float">
            <text:p>-1049</text:p>
          </table:table-cell>
          <table:table-cell/>
        </table:table-row>
        <table:table-row table:style-name="ro1">
          <table:table-cell office:value-type="string" calcext:value-type="string">
            <text:p>hwb10_out.tfc</text:p>
          </table:table-cell>
          <table:table-cell office:value-type="float" office:value="6404" calcext:value-type="float">
            <text:p>6404</text:p>
          </table:table-cell>
          <table:table-cell office:value-type="float" office:value="43485" calcext:value-type="float">
            <text:p>43485</text:p>
          </table:table-cell>
          <table:table-cell office:value-type="float" office:value="6409" calcext:value-type="float">
            <text:p>6409</text:p>
          </table:table-cell>
          <table:table-cell office:value-type="float" office:value="52040" calcext:value-type="float">
            <text:p>52040</text:p>
          </table:table-cell>
          <table:table-cell office:value-type="float" office:value="-5" calcext:value-type="float">
            <text:p>-5</text:p>
          </table:table-cell>
          <table:table-cell office:value-type="float" office:value="-8555" calcext:value-type="float">
            <text:p>-8555</text:p>
          </table:table-cell>
          <table:table-cell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office:value-type="float" office:value="21382" calcext:value-type="float">
            <text:p>21382</text:p>
          </table:table-cell>
          <table:table-cell office:value-type="float" office:value="104114" calcext:value-type="float">
            <text:p>104114</text:p>
          </table:table-cell>
          <table:table-cell office:value-type="float" office:value="21387" calcext:value-type="float">
            <text:p>21387</text:p>
          </table:table-cell>
          <table:table-cell office:value-type="float" office:value="106211" calcext:value-type="float">
            <text:p>106211</text:p>
          </table:table-cell>
          <table:table-cell office:value-type="float" office:value="-5" calcext:value-type="float">
            <text:p>-5</text:p>
          </table:table-cell>
          <table:table-cell office:value-type="float" office:value="-2097" calcext:value-type="float">
            <text:p>-2097</text:p>
          </table:table-cell>
          <table:table-cell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office:value-type="float" office:value="21382" calcext:value-type="float">
            <text:p>21382</text:p>
          </table:table-cell>
          <table:table-cell office:value-type="float" office:value="104124" calcext:value-type="float">
            <text:p>104124</text:p>
          </table:table-cell>
          <table:table-cell office:value-type="float" office:value="21387" calcext:value-type="float">
            <text:p>21387</text:p>
          </table:table-cell>
          <table:table-cell office:value-type="float" office:value="106219" calcext:value-type="float">
            <text:p>106219</text:p>
          </table:table-cell>
          <table:table-cell office:value-type="float" office:value="-5" calcext:value-type="float">
            <text:p>-5</text:p>
          </table:table-cell>
          <table:table-cell office:value-type="float" office:value="-2095" calcext:value-type="float">
            <text:p>-2095</text:p>
          </table:table-cell>
          <table:table-cell/>
        </table:table-row>
        <table:table-row table:style-name="ro1">
          <table:table-cell office:value-type="string" calcext:value-type="string">
            <text:p>hwb7-236.tfc</text:p>
          </table:table-cell>
          <table:table-cell office:value-type="float" office:value="236" calcext:value-type="float">
            <text:p>236</text:p>
          </table:table-cell>
          <table:table-cell office:value-type="float" office:value="4188" calcext:value-type="float">
            <text:p>4188</text:p>
          </table:table-cell>
          <table:table-cell office:value-type="float" office:value="245" calcext:value-type="float">
            <text:p>245</text:p>
          </table:table-cell>
          <table:table-cell office:value-type="float" office:value="5589" calcext:value-type="float">
            <text:p>5589</text:p>
          </table:table-cell>
          <table:table-cell office:value-type="float" office:value="-9" calcext:value-type="float">
            <text:p>-9</text:p>
          </table:table-cell>
          <table:table-cell office:value-type="float" office:value="-1401" calcext:value-type="float">
            <text:p>-1401</text:p>
          </table:table-cell>
          <table:table-cell/>
        </table:table-row>
        <table:table-row table:style-name="ro1">
          <table:table-cell office:value-type="string" calcext:value-type="string">
            <text:p>hwb7-331-2609a.tfc</text:p>
          </table:table-cell>
          <table:table-cell office:value-type="float" office:value="327" calcext:value-type="float">
            <text:p>327</text:p>
          </table:table-cell>
          <table:table-cell office:value-type="float" office:value="2835" calcext:value-type="float">
            <text:p>2835</text:p>
          </table:table-cell>
          <table:table-cell office:value-type="float" office:value="330" calcext:value-type="float">
            <text:p>330</text:p>
          </table:table-cell>
          <table:table-cell office:value-type="float" office:value="3182" calcext:value-type="float">
            <text:p>3182</text:p>
          </table:table-cell>
          <table:table-cell office:value-type="float" office:value="-3" calcext:value-type="float">
            <text:p>-3</text:p>
          </table:table-cell>
          <table:table-cell office:value-type="float" office:value="-347" calcext:value-type="float">
            <text:p>-347</text:p>
          </table:table-cell>
          <table:table-cell/>
        </table:table-row>
        <table:table-row table:style-name="ro1">
          <table:table-cell office:value-type="string" calcext:value-type="string">
            <text:p>hwb7tc.tfc</text:p>
          </table:table-cell>
          <table:table-cell office:value-type="float" office:value="289" calcext:value-type="float">
            <text:p>289</text:p>
          </table:table-cell>
          <table:table-cell office:value-type="float" office:value="5641" calcext:value-type="float">
            <text:p>5641</text:p>
          </table:table-cell>
          <table:table-cell office:value-type="float" office:value="304" calcext:value-type="float">
            <text:p>304</text:p>
          </table:table-cell>
          <table:table-cell office:value-type="float" office:value="7696" calcext:value-type="float">
            <text:p>7696</text:p>
          </table:table-cell>
          <table:table-cell office:value-type="float" office:value="-15" calcext:value-type="float">
            <text:p>-15</text:p>
          </table:table-cell>
          <table:table-cell office:value-type="float" office:value="-2055" calcext:value-type="float">
            <text:p>-2055</text:p>
          </table:table-cell>
          <table:table-cell/>
        </table:table-row>
        <table:table-row table:style-name="ro1">
          <table:table-cell office:value-type="string" calcext:value-type="string">
            <text:p>hwb8-614-12745a.tfc</text:p>
          </table:table-cell>
          <table:table-cell office:value-type="float" office:value="614" calcext:value-type="float">
            <text:p>614</text:p>
          </table:table-cell>
          <table:table-cell office:value-type="float" office:value="17426" calcext:value-type="float">
            <text:p>17426</text:p>
          </table:table-cell>
          <table:table-cell office:value-type="float" office:value="619" calcext:value-type="float">
            <text:p>619</text:p>
          </table:table-cell>
          <table:table-cell office:value-type="float" office:value="20379" calcext:value-type="float">
            <text:p>20379</text:p>
          </table:table-cell>
          <table:table-cell office:value-type="float" office:value="-5" calcext:value-type="float">
            <text:p>-5</text:p>
          </table:table-cell>
          <table:table-cell office:value-type="float" office:value="-2953" calcext:value-type="float">
            <text:p>-2953</text:p>
          </table:table-cell>
          <table:table-cell/>
        </table:table-row>
        <table:table-row table:style-name="ro1">
          <table:table-cell office:value-type="string" calcext:value-type="string">
            <text:p>hwb8-637.tfc</text:p>
          </table:table-cell>
          <table:table-cell office:value-type="float" office:value="635" calcext:value-type="float">
            <text:p>635</text:p>
          </table:table-cell>
          <table:table-cell office:value-type="float" office:value="19303" calcext:value-type="float">
            <text:p>19303</text:p>
          </table:table-cell>
          <table:table-cell office:value-type="float" office:value="644" calcext:value-type="float">
            <text:p>644</text:p>
          </table:table-cell>
          <table:table-cell office:value-type="float" office:value="23200" calcext:value-type="float">
            <text:p>23200</text:p>
          </table:table-cell>
          <table:table-cell office:value-type="float" office:value="-9" calcext:value-type="float">
            <text:p>-9</text:p>
          </table:table-cell>
          <table:table-cell office:value-type="float" office:value="-3897" calcext:value-type="float">
            <text:p>-3897</text:p>
          </table:table-cell>
          <table:table-cell/>
        </table:table-row>
        <table:table-row table:style-name="ro1">
          <table:table-cell office:value-type="string" calcext:value-type="string">
            <text:p>hwb8-749-6197a.tfc</text:p>
          </table:table-cell>
          <table:table-cell office:value-type="float" office:value="731" calcext:value-type="float">
            <text:p>731</text:p>
          </table:table-cell>
          <table:table-cell office:value-type="float" office:value="8327" calcext:value-type="float">
            <text:p>8327</text:p>
          </table:table-cell>
          <table:table-cell office:value-type="float" office:value="732" calcext:value-type="float">
            <text:p>732</text:p>
          </table:table-cell>
          <table:table-cell office:value-type="float" office:value="8984" calcext:value-type="float">
            <text:p>8984</text:p>
          </table:table-cell>
          <table:table-cell office:value-type="float" office:value="-1" calcext:value-type="float">
            <text:p>-1</text:p>
          </table:table-cell>
          <table:table-cell office:value-type="float" office:value="-657" calcext:value-type="float">
            <text:p>-657</text:p>
          </table:table-cell>
          <table:table-cell/>
        </table:table-row>
        <table:table-row table:style-name="ro1">
          <table:table-cell office:value-type="string" calcext:value-type="string">
            <text:p>hwb8_2710_6940.tfc</text:p>
          </table:table-cell>
          <table:table-cell office:value-type="float" office:value="2644" calcext:value-type="float">
            <text:p>2644</text:p>
          </table:table-cell>
          <table:table-cell office:value-type="float" office:value="7672" calcext:value-type="float">
            <text:p>7672</text:p>
          </table:table-cell>
          <table:table-cell office:value-type="float" office:value="2617" calcext:value-type="float">
            <text:p>2617</text:p>
          </table:table-cell>
          <table:table-cell office:value-type="float" office:value="7963" calcext:value-type="float">
            <text:p>7963</text:p>
          </table:table-cell>
          <table:table-cell office:value-type="float" office:value="27" calcext:value-type="float">
            <text:p>27</text:p>
          </table:table-cell>
          <table:table-cell office:value-type="float" office:value="-291" calcext:value-type="float">
            <text:p>-291</text:p>
          </table:table-cell>
          <table:table-cell/>
        </table:table-row>
        <table:table-row table:style-name="ro1">
          <table:table-cell office:value-type="string" calcext:value-type="string">
            <text:p>hwb9-1541.tfc</text:p>
          </table:table-cell>
          <table:table-cell office:value-type="float" office:value="1541" calcext:value-type="float">
            <text:p>1541</text:p>
          </table:table-cell>
          <table:table-cell office:value-type="float" office:value="63613" calcext:value-type="float">
            <text:p>63613</text:p>
          </table:table-cell>
          <table:table-cell office:value-type="float" office:value="1591" calcext:value-type="float">
            <text:p>1591</text:p>
          </table:table-cell>
          <table:table-cell office:value-type="float" office:value="78839" calcext:value-type="float">
            <text:p>78839</text:p>
          </table:table-cell>
          <table:table-cell office:value-type="float" office:value="-50" calcext:value-type="float">
            <text:p>-50</text:p>
          </table:table-cell>
          <table:table-cell office:value-type="float" office:value="-15226" calcext:value-type="float">
            <text:p>-15226</text:p>
          </table:table-cell>
          <table:table-cell/>
        </table:table-row>
        <table:table-row table:style-name="ro1">
          <table:table-cell office:value-type="string" calcext:value-type="string">
            <text:p>hwb9-1544.tfc</text:p>
          </table:table-cell>
          <table:table-cell office:value-type="float" office:value="1544" calcext:value-type="float">
            <text:p>1544</text:p>
          </table:table-cell>
          <table:table-cell office:value-type="float" office:value="63668" calcext:value-type="float">
            <text:p>63668</text:p>
          </table:table-cell>
          <table:table-cell office:value-type="float" office:value="1593" calcext:value-type="float">
            <text:p>1593</text:p>
          </table:table-cell>
          <table:table-cell office:value-type="float" office:value="78921" calcext:value-type="float">
            <text:p>78921</text:p>
          </table:table-cell>
          <table:table-cell office:value-type="float" office:value="-49" calcext:value-type="float">
            <text:p>-49</text:p>
          </table:table-cell>
          <table:table-cell office:value-type="float" office:value="-15253" calcext:value-type="float">
            <text:p>-15253</text:p>
          </table:table-cell>
          <table:table-cell/>
        </table:table-row>
        <table:table-row table:style-name="ro1">
          <table:table-cell office:value-type="string" calcext:value-type="string">
            <text:p>hwb9-1959-20378a.tfc</text:p>
          </table:table-cell>
          <table:table-cell office:value-type="float" office:value="1943" calcext:value-type="float">
            <text:p>1943</text:p>
          </table:table-cell>
          <table:table-cell office:value-type="float" office:value="33583" calcext:value-type="float">
            <text:p>33583</text:p>
          </table:table-cell>
          <table:table-cell office:value-type="float" office:value="1943" calcext:value-type="float">
            <text:p>1943</text:p>
          </table:table-cell>
          <table:table-cell office:value-type="float" office:value="33735" calcext:value-type="float">
            <text:p>33735</text:p>
          </table:table-cell>
          <table:table-cell office:value-type="float" office:value="0" calcext:value-type="float">
            <text:p>0</text:p>
          </table:table-cell>
          <table:table-cell office:value-type="float" office:value="-152" calcext:value-type="float">
            <text:p>-152</text:p>
          </table:table-cell>
          <table:table-cell/>
        </table:table-row>
        <table:table-row table:style-name="ro1">
          <table:table-cell office:value-type="string" calcext:value-type="string">
            <text:p>hwb9_6563_16173.tfc</text:p>
          </table:table-cell>
          <table:table-cell office:value-type="float" office:value="6417" calcext:value-type="float">
            <text:p>6417</text:p>
          </table:table-cell>
          <table:table-cell office:value-type="float" office:value="17227" calcext:value-type="float">
            <text:p>17227</text:p>
          </table:table-cell>
          <table:table-cell office:value-type="float" office:value="6300" calcext:value-type="float">
            <text:p>6300</text:p>
          </table:table-cell>
          <table:table-cell office:value-type="float" office:value="18178" calcext:value-type="float">
            <text:p>18178</text:p>
          </table:table-cell>
          <table:table-cell office:value-type="float" office:value="117" calcext:value-type="float">
            <text:p>117</text:p>
          </table:table-cell>
          <table:table-cell office:value-type="float" office:value="-951" calcext:value-type="float">
            <text:p>-951</text:p>
          </table:table-cell>
          <table:table-cell/>
        </table:table-row>
        <table:table-row table:style-name="ro1">
          <table:table-cell office:value-type="string" calcext:value-type="string">
            <text:p>mod5mils.tfc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 office:value-type="string" calcext:value-type="string">
            <text:p>hwb11_out.tfc</text:p>
          </table:table-cell>
          <table:table-cell office:value-type="float" office:value="14194" calcext:value-type="float">
            <text:p>14194</text:p>
          </table:table-cell>
          <table:table-cell office:value-type="float" office:value="120730" calcext:value-type="float">
            <text:p>120730</text:p>
          </table:table-cell>
          <table:table-cell office:value-type="float" office:value="14239" calcext:value-type="float">
            <text:p>14239</text:p>
          </table:table-cell>
          <table:table-cell office:value-type="float" office:value="144443" calcext:value-type="float">
            <text:p>144443</text:p>
          </table:table-cell>
          <table:table-cell office:value-type="float" office:value="-45" calcext:value-type="float">
            <text:p>-45</text:p>
          </table:table-cell>
          <table:table-cell office:value-type="float" office:value="-23713" calcext:value-type="float">
            <text:p>-23713</text:p>
          </table:table-cell>
          <table:table-cell/>
        </table:table-row>
      </table:table>
      <table:table table:name="regras_reed_otimos" table:style-name="ta1">
        <office:forms form:automatic-focus="false" form:apply-design-mode="false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Nome TFC</text:p>
          </table:table-cell>
          <table:table-cell office:value-type="string" calcext:value-type="string">
            <text:p>GC Original</text:p>
          </table:table-cell>
          <table:table-cell office:value-type="string" calcext:value-type="string">
            <text:p>QC Original</text:p>
          </table:table-cell>
          <table:table-cell office:value-type="string" calcext:value-type="string">
            <text:p>GC Otimizado</text:p>
          </table:table-cell>
          <table:table-cell office:value-type="string" calcext:value-type="string">
            <text:p>QC Otimizado</text:p>
          </table:table-cell>
          <table:table-cell office:value-type="string" calcext:value-type="string">
            <text:p>Diff GC</text:p>
          </table:table-cell>
          <table:table-cell office:value-type="string" calcext:value-type="string">
            <text:p>Diff QC</text:p>
          </table:table-cell>
          <table:table-cell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S1-aj-e11_complete_74(81)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1-ham3_complete_47(28).tfc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S1-ham7.tfc</text:p>
          </table:table-cell>
          <table:table-cell office:value-type="float" office:value="90" calcext:value-type="float">
            <text:p>90</text:p>
          </table:table-cell>
          <table:table-cell office:value-type="float" office:value="8114" calcext:value-type="float">
            <text:p>8114</text:p>
          </table:table-cell>
          <table:table-cell office:value-type="float" office:value="87" calcext:value-type="float">
            <text:p>87</text:p>
          </table:table-cell>
          <table:table-cell office:value-type="float" office:value="8111" calcext:value-type="float">
            <text:p>8111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1-hwb7_15.tfc</text:p>
          </table:table-cell>
          <table:table-cell office:value-type="float" office:value="396" calcext:value-type="float">
            <text:p>396</text:p>
          </table:table-cell>
          <table:table-cell office:value-type="float" office:value="39958" calcext:value-type="float">
            <text:p>39958</text:p>
          </table:table-cell>
          <table:table-cell office:value-type="float" office:value="395" calcext:value-type="float">
            <text:p>395</text:p>
          </table:table-cell>
          <table:table-cell office:value-type="float" office:value="38505" calcext:value-type="float">
            <text:p>38505</text:p>
          </table:table-cell>
          <table:table-cell office:value-type="float" office:value="1" calcext:value-type="float">
            <text:p>1</text:p>
          </table:table-cell>
          <table:table-cell office:value-type="float" office:value="1453" calcext:value-type="float">
            <text:p>1453</text:p>
          </table:table-cell>
          <table:table-cell/>
        </table:table-row>
        <table:table-row table:style-name="ro1">
          <table:table-cell office:value-type="string" calcext:value-type="string">
            <text:p>S1-ham7_inv.tfc</text:p>
          </table:table-cell>
          <table:table-cell office:value-type="float" office:value="458" calcext:value-type="float">
            <text:p>458</text:p>
          </table:table-cell>
          <table:table-cell office:value-type="float" office:value="55354" calcext:value-type="float">
            <text:p>55354</text:p>
          </table:table-cell>
          <table:table-cell office:value-type="float" office:value="448" calcext:value-type="float">
            <text:p>448</text:p>
          </table:table-cell>
          <table:table-cell office:value-type="float" office:value="51802" calcext:value-type="float">
            <text:p>51802</text:p>
          </table:table-cell>
          <table:table-cell office:value-type="float" office:value="10" calcext:value-type="float">
            <text:p>10</text:p>
          </table:table-cell>
          <table:table-cell office:value-type="float" office:value="3552" calcext:value-type="float">
            <text:p>3552</text:p>
          </table:table-cell>
          <table:table-cell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2-ham3_complete_47(28).tfc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2-ham7.tfc</text:p>
          </table:table-cell>
          <table:table-cell office:value-type="float" office:value="127" calcext:value-type="float">
            <text:p>127</text:p>
          </table:table-cell>
          <table:table-cell office:value-type="float" office:value="9225" calcext:value-type="float">
            <text:p>9225</text:p>
          </table:table-cell>
          <table:table-cell office:value-type="float" office:value="119" calcext:value-type="float">
            <text:p>119</text:p>
          </table:table-cell>
          <table:table-cell office:value-type="float" office:value="7929" calcext:value-type="float">
            <text:p>7929</text:p>
          </table:table-cell>
          <table:table-cell office:value-type="float" office:value="8" calcext:value-type="float">
            <text:p>8</text:p>
          </table:table-cell>
          <table:table-cell office:value-type="float" office:value="1296" calcext:value-type="float">
            <text:p>1296</text:p>
          </table:table-cell>
          <table:table-cell/>
        </table:table-row>
        <table:table-row table:style-name="ro1">
          <table:table-cell office:value-type="string" calcext:value-type="string">
            <text:p>S2-ham7_inv.tfc</text:p>
          </table:table-cell>
          <table:table-cell office:value-type="float" office:value="78" calcext:value-type="float">
            <text:p>78</text:p>
          </table:table-cell>
          <table:table-cell office:value-type="float" office:value="6406" calcext:value-type="float">
            <text:p>6406</text:p>
          </table:table-cell>
          <table:table-cell office:value-type="float" office:value="75" calcext:value-type="float">
            <text:p>75</text:p>
          </table:table-cell>
          <table:table-cell office:value-type="float" office:value="5335" calcext:value-type="float">
            <text:p>5335</text:p>
          </table:table-cell>
          <table:table-cell office:value-type="float" office:value="3" calcext:value-type="float">
            <text:p>3</text:p>
          </table:table-cell>
          <table:table-cell office:value-type="float" office:value="1071" calcext:value-type="float">
            <text:p>1071</text:p>
          </table:table-cell>
          <table:table-cell/>
        </table:table-row>
        <table:table-row table:style-name="ro1">
          <table:table-cell office:value-type="string" calcext:value-type="string">
            <text:p>S1-hwb7_15_inv.tfc</text:p>
          </table:table-cell>
          <table:table-cell office:value-type="float" office:value="283" calcext:value-type="float">
            <text:p>283</text:p>
          </table:table-cell>
          <table:table-cell office:value-type="float" office:value="26465" calcext:value-type="float">
            <text:p>26465</text:p>
          </table:table-cell>
          <table:table-cell office:value-type="float" office:value="283" calcext:value-type="float">
            <text:p>283</text:p>
          </table:table-cell>
          <table:table-cell office:value-type="float" office:value="25485" calcext:value-type="float">
            <text:p>25485</text:p>
          </table:table-cell>
          <table:table-cell office:value-type="float" office:value="0" calcext:value-type="float">
            <text:p>0</text:p>
          </table:table-cell>
          <table:table-cell office:value-type="float" office:value="980" calcext:value-type="float">
            <text:p>980</text:p>
          </table:table-cell>
          <table:table-cell/>
        </table:table-row>
        <table:table-row table:style-name="ro1">
          <table:table-cell office:value-type="string" calcext:value-type="string">
            <text:p>S2-hwb7_15_inv.tfc</text:p>
          </table:table-cell>
          <table:table-cell office:value-type="float" office:value="290" calcext:value-type="float">
            <text:p>290</text:p>
          </table:table-cell>
          <table:table-cell office:value-type="float" office:value="26382" calcext:value-type="float">
            <text:p>26382</text:p>
          </table:table-cell>
          <table:table-cell office:value-type="float" office:value="286" calcext:value-type="float">
            <text:p>286</text:p>
          </table:table-cell>
          <table:table-cell office:value-type="float" office:value="24519" calcext:value-type="float">
            <text:p>24519</text:p>
          </table:table-cell>
          <table:table-cell office:value-type="float" office:value="4" calcext:value-type="float">
            <text:p>4</text:p>
          </table:table-cell>
          <table:table-cell office:value-type="float" office:value="1863" calcext:value-type="float">
            <text:p>1863</text:p>
          </table:table-cell>
          <table:table-cell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ham3tc.tfc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string" calcext:value-type="string">
            <text:p>S2-hwb7_15.tfc</text:p>
          </table:table-cell>
          <table:table-cell office:value-type="float" office:value="347" calcext:value-type="float">
            <text:p>347</text:p>
          </table:table-cell>
          <table:table-cell office:value-type="float" office:value="32651" calcext:value-type="float">
            <text:p>32651</text:p>
          </table:table-cell>
          <table:table-cell office:value-type="float" office:value="337" calcext:value-type="float">
            <text:p>337</text:p>
          </table:table-cell>
          <table:table-cell office:value-type="float" office:value="29973" calcext:value-type="float">
            <text:p>29973</text:p>
          </table:table-cell>
          <table:table-cell office:value-type="float" office:value="10" calcext:value-type="float">
            <text:p>10</text:p>
          </table:table-cell>
          <table:table-cell office:value-type="float" office:value="2678" calcext:value-type="float">
            <text:p>2678</text:p>
          </table:table-cell>
          <table:table-cell/>
        </table:table-row>
        <table:table-row table:style-name="ro1">
          <table:table-cell office:value-type="string" calcext:value-type="string">
            <text:p>hwb10-n10-gc8247-qc26084.tfc</text:p>
          </table:table-cell>
          <table:table-cell office:value-type="float" office:value="8228" calcext:value-type="float">
            <text:p>8228</text:p>
          </table:table-cell>
          <table:table-cell office:value-type="float" office:value="31176" calcext:value-type="float">
            <text:p>31176</text:p>
          </table:table-cell>
          <table:table-cell office:value-type="float" office:value="8136" calcext:value-type="float">
            <text:p>8136</text:p>
          </table:table-cell>
          <table:table-cell office:value-type="float" office:value="30758" calcext:value-type="float">
            <text:p>30758</text:p>
          </table:table-cell>
          <table:table-cell office:value-type="float" office:value="92" calcext:value-type="float">
            <text:p>92</text:p>
          </table:table-cell>
          <table:table-cell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string" calcext:value-type="string">
            <text:p>hwb10-n10-gc9213-qc26906.tfc</text:p>
          </table:table-cell>
          <table:table-cell office:value-type="float" office:value="8228" calcext:value-type="float">
            <text:p>8228</text:p>
          </table:table-cell>
          <table:table-cell office:value-type="float" office:value="31176" calcext:value-type="float">
            <text:p>31176</text:p>
          </table:table-cell>
          <table:table-cell office:value-type="float" office:value="8136" calcext:value-type="float">
            <text:p>8136</text:p>
          </table:table-cell>
          <table:table-cell office:value-type="float" office:value="30758" calcext:value-type="float">
            <text:p>30758</text:p>
          </table:table-cell>
          <table:table-cell office:value-type="float" office:value="92" calcext:value-type="float">
            <text:p>92</text:p>
          </table:table-cell>
          <table:table-cell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string" calcext:value-type="string">
            <text:p>hwb10_out.tfc</text:p>
          </table:table-cell>
          <table:table-cell office:value-type="float" office:value="6409" calcext:value-type="float">
            <text:p>6409</text:p>
          </table:table-cell>
          <table:table-cell office:value-type="float" office:value="52040" calcext:value-type="float">
            <text:p>52040</text:p>
          </table:table-cell>
          <table:table-cell office:value-type="float" office:value="6223" calcext:value-type="float">
            <text:p>6223</text:p>
          </table:table-cell>
          <table:table-cell office:value-type="float" office:value="44921" calcext:value-type="float">
            <text:p>44921</text:p>
          </table:table-cell>
          <table:table-cell office:value-type="float" office:value="186" calcext:value-type="float">
            <text:p>186</text:p>
          </table:table-cell>
          <table:table-cell office:value-type="float" office:value="7119" calcext:value-type="float">
            <text:p>7119</text:p>
          </table:table-cell>
          <table:table-cell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office:value-type="float" office:value="21387" calcext:value-type="float">
            <text:p>21387</text:p>
          </table:table-cell>
          <table:table-cell office:value-type="float" office:value="106211" calcext:value-type="float">
            <text:p>106211</text:p>
          </table:table-cell>
          <table:table-cell office:value-type="float" office:value="21188" calcext:value-type="float">
            <text:p>21188</text:p>
          </table:table-cell>
          <table:table-cell office:value-type="float" office:value="106185" calcext:value-type="float">
            <text:p>106185</text:p>
          </table:table-cell>
          <table:table-cell office:value-type="float" office:value="199" calcext:value-type="float">
            <text:p>199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office:value-type="float" office:value="21387" calcext:value-type="float">
            <text:p>21387</text:p>
          </table:table-cell>
          <table:table-cell office:value-type="float" office:value="106219" calcext:value-type="float">
            <text:p>106219</text:p>
          </table:table-cell>
          <table:table-cell office:value-type="float" office:value="21188" calcext:value-type="float">
            <text:p>21188</text:p>
          </table:table-cell>
          <table:table-cell office:value-type="float" office:value="106193" calcext:value-type="float">
            <text:p>106193</text:p>
          </table:table-cell>
          <table:table-cell office:value-type="float" office:value="199" calcext:value-type="float">
            <text:p>199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hwb7-236.tfc</text:p>
          </table:table-cell>
          <table:table-cell office:value-type="float" office:value="245" calcext:value-type="float">
            <text:p>245</text:p>
          </table:table-cell>
          <table:table-cell office:value-type="float" office:value="5589" calcext:value-type="float">
            <text:p>5589</text:p>
          </table:table-cell>
          <table:table-cell office:value-type="float" office:value="243" calcext:value-type="float">
            <text:p>243</text:p>
          </table:table-cell>
          <table:table-cell office:value-type="float" office:value="5215" calcext:value-type="float">
            <text:p>5215</text:p>
          </table:table-cell>
          <table:table-cell office:value-type="float" office:value="2" calcext:value-type="float">
            <text:p>2</text:p>
          </table:table-cell>
          <table:table-cell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string" calcext:value-type="string">
            <text:p>hwb7-331-2609a.tfc</text:p>
          </table:table-cell>
          <table:table-cell office:value-type="float" office:value="330" calcext:value-type="float">
            <text:p>330</text:p>
          </table:table-cell>
          <table:table-cell office:value-type="float" office:value="3182" calcext:value-type="float">
            <text:p>3182</text:p>
          </table:table-cell>
          <table:table-cell office:value-type="float" office:value="328" calcext:value-type="float">
            <text:p>328</text:p>
          </table:table-cell>
          <table:table-cell office:value-type="float" office:value="2984" calcext:value-type="float">
            <text:p>2984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string" calcext:value-type="string">
            <text:p>hwb7tc.tfc</text:p>
          </table:table-cell>
          <table:table-cell office:value-type="float" office:value="304" calcext:value-type="float">
            <text:p>304</text:p>
          </table:table-cell>
          <table:table-cell office:value-type="float" office:value="7696" calcext:value-type="float">
            <text:p>7696</text:p>
          </table:table-cell>
          <table:table-cell office:value-type="float" office:value="302" calcext:value-type="float">
            <text:p>302</text:p>
          </table:table-cell>
          <table:table-cell office:value-type="float" office:value="7390" calcext:value-type="float">
            <text:p>7390</text:p>
          </table:table-cell>
          <table:table-cell office:value-type="float" office:value="2" calcext:value-type="float">
            <text:p>2</text:p>
          </table:table-cell>
          <table:table-cell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string" calcext:value-type="string">
            <text:p>hwb8-614-12745a.tfc</text:p>
          </table:table-cell>
          <table:table-cell office:value-type="float" office:value="619" calcext:value-type="float">
            <text:p>619</text:p>
          </table:table-cell>
          <table:table-cell office:value-type="float" office:value="20379" calcext:value-type="float">
            <text:p>20379</text:p>
          </table:table-cell>
          <table:table-cell office:value-type="float" office:value="618" calcext:value-type="float">
            <text:p>618</text:p>
          </table:table-cell>
          <table:table-cell office:value-type="float" office:value="20118" calcext:value-type="float">
            <text:p>20118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string" calcext:value-type="string">
            <text:p>hwb8-637.tfc</text:p>
          </table:table-cell>
          <table:table-cell office:value-type="float" office:value="644" calcext:value-type="float">
            <text:p>644</text:p>
          </table:table-cell>
          <table:table-cell office:value-type="float" office:value="23200" calcext:value-type="float">
            <text:p>23200</text:p>
          </table:table-cell>
          <table:table-cell office:value-type="float" office:value="643" calcext:value-type="float">
            <text:p>643</text:p>
          </table:table-cell>
          <table:table-cell office:value-type="float" office:value="21911" calcext:value-type="float">
            <text:p>21911</text:p>
          </table:table-cell>
          <table:table-cell office:value-type="float" office:value="1" calcext:value-type="float">
            <text:p>1</text:p>
          </table:table-cell>
          <table:table-cell office:value-type="float" office:value="1289" calcext:value-type="float">
            <text:p>1289</text:p>
          </table:table-cell>
          <table:table-cell/>
        </table:table-row>
        <table:table-row table:style-name="ro1">
          <table:table-cell office:value-type="string" calcext:value-type="string">
            <text:p>hwb8-749-6197a.tfc</text:p>
          </table:table-cell>
          <table:table-cell office:value-type="float" office:value="732" calcext:value-type="float">
            <text:p>732</text:p>
          </table:table-cell>
          <table:table-cell office:value-type="float" office:value="8984" calcext:value-type="float">
            <text:p>8984</text:p>
          </table:table-cell>
          <table:table-cell office:value-type="float" office:value="729" calcext:value-type="float">
            <text:p>729</text:p>
          </table:table-cell>
          <table:table-cell office:value-type="float" office:value="8985" calcext:value-type="float">
            <text:p>8985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hwb8_2710_6940.tfc</text:p>
          </table:table-cell>
          <table:table-cell office:value-type="float" office:value="2617" calcext:value-type="float">
            <text:p>2617</text:p>
          </table:table-cell>
          <table:table-cell office:value-type="float" office:value="7963" calcext:value-type="float">
            <text:p>7963</text:p>
          </table:table-cell>
          <table:table-cell office:value-type="float" office:value="2564" calcext:value-type="float">
            <text:p>2564</text:p>
          </table:table-cell>
          <table:table-cell office:value-type="float" office:value="8082" calcext:value-type="float">
            <text:p>8082</text:p>
          </table:table-cell>
          <table:table-cell office:value-type="float" office:value="53" calcext:value-type="float">
            <text:p>53</text:p>
          </table:table-cell>
          <table:table-cell office:value-type="float" office:value="-119" calcext:value-type="float">
            <text:p>-119</text:p>
          </table:table-cell>
          <table:table-cell/>
        </table:table-row>
        <table:table-row table:style-name="ro1">
          <table:table-cell office:value-type="string" calcext:value-type="string">
            <text:p>hwb9-1541.tfc</text:p>
          </table:table-cell>
          <table:table-cell office:value-type="float" office:value="1591" calcext:value-type="float">
            <text:p>1591</text:p>
          </table:table-cell>
          <table:table-cell office:value-type="float" office:value="78839" calcext:value-type="float">
            <text:p>78839</text:p>
          </table:table-cell>
          <table:table-cell office:value-type="float" office:value="1588" calcext:value-type="float">
            <text:p>1588</text:p>
          </table:table-cell>
          <table:table-cell office:value-type="float" office:value="75992" calcext:value-type="float">
            <text:p>75992</text:p>
          </table:table-cell>
          <table:table-cell office:value-type="float" office:value="3" calcext:value-type="float">
            <text:p>3</text:p>
          </table:table-cell>
          <table:table-cell office:value-type="float" office:value="2847" calcext:value-type="float">
            <text:p>2847</text:p>
          </table:table-cell>
          <table:table-cell/>
        </table:table-row>
        <table:table-row table:style-name="ro1">
          <table:table-cell office:value-type="string" calcext:value-type="string">
            <text:p>hwb9-1544.tfc</text:p>
          </table:table-cell>
          <table:table-cell office:value-type="float" office:value="1593" calcext:value-type="float">
            <text:p>1593</text:p>
          </table:table-cell>
          <table:table-cell office:value-type="float" office:value="78921" calcext:value-type="float">
            <text:p>78921</text:p>
          </table:table-cell>
          <table:table-cell office:value-type="float" office:value="1590" calcext:value-type="float">
            <text:p>1590</text:p>
          </table:table-cell>
          <table:table-cell office:value-type="float" office:value="76042" calcext:value-type="float">
            <text:p>76042</text:p>
          </table:table-cell>
          <table:table-cell office:value-type="float" office:value="3" calcext:value-type="float">
            <text:p>3</text:p>
          </table:table-cell>
          <table:table-cell office:value-type="float" office:value="2879" calcext:value-type="float">
            <text:p>2879</text:p>
          </table:table-cell>
          <table:table-cell/>
        </table:table-row>
        <table:table-row table:style-name="ro1">
          <table:table-cell office:value-type="string" calcext:value-type="string">
            <text:p>hwb9-1959-20378a.tfc</text:p>
          </table:table-cell>
          <table:table-cell office:value-type="float" office:value="1943" calcext:value-type="float">
            <text:p>1943</text:p>
          </table:table-cell>
          <table:table-cell office:value-type="float" office:value="33735" calcext:value-type="float">
            <text:p>33735</text:p>
          </table:table-cell>
          <table:table-cell office:value-type="float" office:value="1943" calcext:value-type="float">
            <text:p>1943</text:p>
          </table:table-cell>
          <table:table-cell office:value-type="float" office:value="33827" calcext:value-type="float">
            <text:p>33827</text:p>
          </table:table-cell>
          <table:table-cell office:value-type="float" office:value="0" calcext:value-type="float">
            <text:p>0</text:p>
          </table:table-cell>
          <table:table-cell office:value-type="float" office:value="-92" calcext:value-type="float">
            <text:p>-92</text:p>
          </table:table-cell>
          <table:table-cell/>
        </table:table-row>
        <table:table-row table:style-name="ro1">
          <table:table-cell office:value-type="string" calcext:value-type="string">
            <text:p>hwb9_6563_16173.tfc</text:p>
          </table:table-cell>
          <table:table-cell office:value-type="float" office:value="6300" calcext:value-type="float">
            <text:p>6300</text:p>
          </table:table-cell>
          <table:table-cell office:value-type="float" office:value="18178" calcext:value-type="float">
            <text:p>18178</text:p>
          </table:table-cell>
          <table:table-cell office:value-type="float" office:value="6198" calcext:value-type="float">
            <text:p>6198</text:p>
          </table:table-cell>
          <table:table-cell office:value-type="float" office:value="18082" calcext:value-type="float">
            <text:p>18082</text:p>
          </table:table-cell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mod5mils.tfc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hwb11_out.tfc</text:p>
          </table:table-cell>
          <table:table-cell office:value-type="float" office:value="14239" calcext:value-type="float">
            <text:p>14239</text:p>
          </table:table-cell>
          <table:table-cell office:value-type="float" office:value="144443" calcext:value-type="float">
            <text:p>144443</text:p>
          </table:table-cell>
          <table:table-cell office:value-type="float" office:value="13867" calcext:value-type="float">
            <text:p>13867</text:p>
          </table:table-cell>
          <table:table-cell office:value-type="float" office:value="122257" calcext:value-type="float">
            <text:p>122257</text:p>
          </table:table-cell>
          <table:table-cell office:value-type="float" office:value="372" calcext:value-type="float">
            <text:p>372</text:p>
          </table:table-cell>
          <table:table-cell office:value-type="float" office:value="22186" calcext:value-type="float">
            <text:p>22186</text:p>
          </table:table-cell>
          <table:table-cell/>
        </table:table-row>
      </table:table>
      <table:table table:name="consolidado_regras" table:style-name="ta1">
        <office:forms form:automatic-focus="false" form:apply-design-mode="false"/>
        <table:table-column table:style-name="co3" table:default-cell-style-name="ce5"/>
        <table:table-column table:style-name="co4" table:number-columns-repeated="2" table:default-cell-style-name="ce5"/>
        <table:table-column table:style-name="co5" table:number-columns-repeated="2" table:default-cell-style-name="ce5"/>
        <table:table-column table:style-name="co6" table:number-columns-repeated="2" table:default-cell-style-name="ce5"/>
        <table:table-column table:style-name="co7" table:number-columns-repeated="2" table:default-cell-style-name="ce5"/>
        <table:table-column table:style-name="co8" table:number-columns-repeated="2" table:default-cell-style-name="ce5"/>
        <table:table-column table:style-name="co9" table:number-columns-repeated="2" table:default-cell-style-name="ce5"/>
        <table:table-column table:style-name="co8" table:number-columns-repeated="2" table:default-cell-style-name="ce5"/>
        <table:table-column table:style-name="co2" table:number-columns-repeated="1008" table:default-cell-style-name="ce5"/>
        <table:table-row table:style-name="ro1">
          <table:table-cell table:style-name="ce4" office:value-type="string" calcext:value-type="string">
            <text:p>Nome TFC</text:p>
          </table:table-cell>
          <table:table-cell table:style-name="ce4" office:value-type="string" calcext:value-type="string">
            <text:p>GC Original</text:p>
          </table:table-cell>
          <table:table-cell table:style-name="ce4" office:value-type="string" calcext:value-type="string">
            <text:p>QC Original</text:p>
          </table:table-cell>
          <table:table-cell table:style-name="ce4" office:value-type="string" calcext:value-type="string">
            <text:p>GC Regras</text:p>
          </table:table-cell>
          <table:table-cell table:style-name="ce4" office:value-type="string" calcext:value-type="string">
            <text:p>QC Regras</text:p>
          </table:table-cell>
          <table:table-cell table:style-name="ce4" office:value-type="string" calcext:value-type="string">
            <text:p>Diff GC Regras</text:p>
          </table:table-cell>
          <table:table-cell table:style-name="ce4" office:value-type="string" calcext:value-type="string">
            <text:p>Diff QC Regras</text:p>
          </table:table-cell>
          <table:table-cell table:style-name="ce4" office:value-type="string" calcext:value-type="string">
            <text:p>Diff GC Regras+Otimos</text:p>
          </table:table-cell>
          <table:table-cell table:style-name="ce4" office:value-type="string" calcext:value-type="string">
            <text:p>Diff QC Regras+Otimos</text:p>
          </table:table-cell>
          <table:table-cell table:style-name="ce4" office:value-type="string" calcext:value-type="string">
            <text:p>Diff GC Regras+Otimos+Reed</text:p>
          </table:table-cell>
          <table:table-cell table:style-name="ce4" office:value-type="string" calcext:value-type="string">
            <text:p>Diff QC Regras+Otimos+Reed</text:p>
          </table:table-cell>
          <table:table-cell table:style-name="ce4" office:value-type="string" calcext:value-type="string">
            <text:p>Diff GC Regras+Reed</text:p>
          </table:table-cell>
          <table:table-cell table:style-name="ce4" office:value-type="string" calcext:value-type="string">
            <text:p>Diff QC Regras+Reed</text:p>
          </table:table-cell>
          <table:table-cell table:style-name="ce4" office:value-type="string" calcext:value-type="string">
            <text:p>Diff GC Regras+Reed+Otimos</text:p>
          </table:table-cell>
          <table:table-cell table:style-name="ce4" office:value-type="string" calcext:value-type="string">
            <text:p>Diff QC Regras+Reed+Otimo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1-aj-e11_complete_74(81).tfc</text:p>
          </table:table-cell>
          <table:table-cell table:style-name="ce10" table:formula="of:=VLOOKUP([.$A2];[$regras.$A$2:$regras.$H$99];2;0)" office:value-type="float" office:value="9" calcext:value-type="float">
            <text:p>9</text:p>
          </table:table-cell>
          <table:table-cell table:style-name="ce10" table:formula="of:=VLOOKUP([.$A2];[$regras.$A$2:$regras.$H$99];3;0)" office:value-type="float" office:value="103" calcext:value-type="float">
            <text:p>103</text:p>
          </table:table-cell>
          <table:table-cell table:style-name="ce10" table:formula="of:=VLOOKUP([.$A2];[$regras.$A$2:$regras.$H$99];4;0)" office:value-type="float" office:value="9" calcext:value-type="float">
            <text:p>9</text:p>
          </table:table-cell>
          <table:table-cell table:style-name="ce10" table:formula="of:=VLOOKUP([.$A2];[$regras.$A$2:$regras.$H$99];5;0)" office:value-type="float" office:value="103" calcext:value-type="float">
            <text:p>103</text:p>
          </table:table-cell>
          <table:table-cell table:style-name="ce10" table:formula="of:=VLOOKUP([.$A2];[$regras.$A$2:$regras.$H$99];6;0)" office:value-type="float" office:value="0" calcext:value-type="float">
            <text:p>0</text:p>
          </table:table-cell>
          <table:table-cell table:style-name="ce10" table:formula="of:=VLOOKUP([.$A2];[$regras.$A$2:$regras.$H$99];7;0)" office:value-type="float" office:value="0" calcext:value-type="float">
            <text:p>0</text:p>
          </table:table-cell>
          <table:table-cell table:style-name="ce4" table:formula="of:=VLOOKUP([.$A2];[$regras_otimos.$A$2:$regras_otimos.$H$99];6;0)" office:value-type="float" office:value="1" calcext:value-type="float">
            <text:p>1</text:p>
          </table:table-cell>
          <table:table-cell table:style-name="ce4" table:formula="of:=VLOOKUP([.$A2];[$regras_otimos.$A$2:$regras_otimos.$H$99];7;0)" office:value-type="float" office:value="53" calcext:value-type="float">
            <text:p>53</text:p>
          </table:table-cell>
          <table:table-cell table:formula="of:=VLOOKUP([.$A2];[$regras_otimos_reed.$A$2:$regras_otimos_reed.$H$99];6;0)" office:value-type="float" office:value="0" calcext:value-type="float">
            <text:p>0</text:p>
          </table:table-cell>
          <table:table-cell table:formula="of:=VLOOKUP([.$A2];[$regras_otimos_reed.$A$2:$regras_otimos_reed.$H$99];7;0)" office:value-type="float" office:value="-14" calcext:value-type="float">
            <text:p>-14</text:p>
          </table:table-cell>
          <table:table-cell table:formula="of:=VLOOKUP([.$A2];[$regras_reed.$A$2:$regras_reed.$H$99];6;0)" office:value-type="float" office:value="0" calcext:value-type="float">
            <text:p>0</text:p>
          </table:table-cell>
          <table:table-cell table:formula="of:=VLOOKUP([.$A2];[$regras_reed.$A$2:$regras_reed.$H$99];7;0)" office:value-type="float" office:value="0" calcext:value-type="float">
            <text:p>0</text:p>
          </table:table-cell>
          <table:table-cell table:formula="of:=VLOOKUP([.$A2];[$regras_reed_otimos.$A$2:$regras_reed_otimos.$H$99];6;0)" office:value-type="float" office:value="1" calcext:value-type="float">
            <text:p>1</text:p>
          </table:table-cell>
          <table:table-cell table:formula="of:=VLOOKUP([.$A2];[$regras_reed_otimos.$A$2:$regras_reed_otimos.$H$99];7;0)" office:value-type="float" office:value="37" calcext:value-type="float">
            <text:p>3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1-aj-e11_complete_74(81)_inv.tfc</text:p>
          </table:table-cell>
          <table:table-cell table:style-name="ce10" table:formula="of:=VLOOKUP([.$A3];[$regras.$A$2:$regras.$H$99];2;0)" office:value-type="float" office:value="9" calcext:value-type="float">
            <text:p>9</text:p>
          </table:table-cell>
          <table:table-cell table:style-name="ce10" table:formula="of:=VLOOKUP([.$A3];[$regras.$A$2:$regras.$H$99];3;0)" office:value-type="float" office:value="103" calcext:value-type="float">
            <text:p>103</text:p>
          </table:table-cell>
          <table:table-cell table:style-name="ce10" table:formula="of:=VLOOKUP([.$A3];[$regras.$A$2:$regras.$H$99];4;0)" office:value-type="float" office:value="9" calcext:value-type="float">
            <text:p>9</text:p>
          </table:table-cell>
          <table:table-cell table:style-name="ce10" table:formula="of:=VLOOKUP([.$A3];[$regras.$A$2:$regras.$H$99];5;0)" office:value-type="float" office:value="103" calcext:value-type="float">
            <text:p>103</text:p>
          </table:table-cell>
          <table:table-cell table:style-name="ce10" table:formula="of:=VLOOKUP([.$A3];[$regras.$A$2:$regras.$H$99];6;0)" office:value-type="float" office:value="0" calcext:value-type="float">
            <text:p>0</text:p>
          </table:table-cell>
          <table:table-cell table:style-name="ce10" table:formula="of:=VLOOKUP([.$A3];[$regras.$A$2:$regras.$H$99];7;0)" office:value-type="float" office:value="0" calcext:value-type="float">
            <text:p>0</text:p>
          </table:table-cell>
          <table:table-cell table:style-name="ce4" table:formula="of:=VLOOKUP([.$A3];[$regras_otimos.$A$2:$regras_otimos.$H$99];6;0)" office:value-type="float" office:value="2" calcext:value-type="float">
            <text:p>2</text:p>
          </table:table-cell>
          <table:table-cell table:style-name="ce4" table:formula="of:=VLOOKUP([.$A3];[$regras_otimos.$A$2:$regras_otimos.$H$99];7;0)" office:value-type="float" office:value="60" calcext:value-type="float">
            <text:p>60</text:p>
          </table:table-cell>
          <table:table-cell table:formula="of:=VLOOKUP([.$A3];[$regras_otimos_reed.$A$2:$regras_otimos_reed.$H$99];6;0)" office:value-type="float" office:value="0" calcext:value-type="float">
            <text:p>0</text:p>
          </table:table-cell>
          <table:table-cell table:formula="of:=VLOOKUP([.$A3];[$regras_otimos_reed.$A$2:$regras_otimos_reed.$H$99];7;0)" office:value-type="float" office:value="0" calcext:value-type="float">
            <text:p>0</text:p>
          </table:table-cell>
          <table:table-cell table:formula="of:=VLOOKUP([.$A3];[$regras_reed.$A$2:$regras_reed.$H$99];6;0)" office:value-type="float" office:value="0" calcext:value-type="float">
            <text:p>0</text:p>
          </table:table-cell>
          <table:table-cell table:formula="of:=VLOOKUP([.$A3];[$regras_reed.$A$2:$regras_reed.$H$99];7;0)" office:value-type="float" office:value="0" calcext:value-type="float">
            <text:p>0</text:p>
          </table:table-cell>
          <table:table-cell table:formula="of:=VLOOKUP([.$A3];[$regras_reed_otimos.$A$2:$regras_reed_otimos.$H$99];6;0)" office:value-type="float" office:value="2" calcext:value-type="float">
            <text:p>2</text:p>
          </table:table-cell>
          <table:table-cell table:formula="of:=VLOOKUP([.$A3];[$regras_reed_otimos.$A$2:$regras_reed_otimos.$H$99];7;0)" office:value-type="float" office:value="60" calcext:value-type="float">
            <text:p>6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2-aj-e11_complete_74(81).tfc</text:p>
          </table:table-cell>
          <table:table-cell table:style-name="ce10" table:formula="of:=VLOOKUP([.$A4];[$regras.$A$2:$regras.$H$99];2;0)" office:value-type="float" office:value="11" calcext:value-type="float">
            <text:p>11</text:p>
          </table:table-cell>
          <table:table-cell table:style-name="ce10" table:formula="of:=VLOOKUP([.$A4];[$regras.$A$2:$regras.$H$99];3;0)" office:value-type="float" office:value="131" calcext:value-type="float">
            <text:p>131</text:p>
          </table:table-cell>
          <table:table-cell table:style-name="ce10" table:formula="of:=VLOOKUP([.$A4];[$regras.$A$2:$regras.$H$99];4;0)" office:value-type="float" office:value="11" calcext:value-type="float">
            <text:p>11</text:p>
          </table:table-cell>
          <table:table-cell table:style-name="ce10" table:formula="of:=VLOOKUP([.$A4];[$regras.$A$2:$regras.$H$99];5;0)" office:value-type="float" office:value="131" calcext:value-type="float">
            <text:p>131</text:p>
          </table:table-cell>
          <table:table-cell table:style-name="ce10" table:formula="of:=VLOOKUP([.$A4];[$regras.$A$2:$regras.$H$99];6;0)" office:value-type="float" office:value="0" calcext:value-type="float">
            <text:p>0</text:p>
          </table:table-cell>
          <table:table-cell table:style-name="ce10" table:formula="of:=VLOOKUP([.$A4];[$regras.$A$2:$regras.$H$99];7;0)" office:value-type="float" office:value="0" calcext:value-type="float">
            <text:p>0</text:p>
          </table:table-cell>
          <table:table-cell table:style-name="ce4" table:formula="of:=VLOOKUP([.$A4];[$regras_otimos.$A$2:$regras_otimos.$H$99];6;0)" office:value-type="float" office:value="3" calcext:value-type="float">
            <text:p>3</text:p>
          </table:table-cell>
          <table:table-cell table:style-name="ce4" table:formula="of:=VLOOKUP([.$A4];[$regras_otimos.$A$2:$regras_otimos.$H$99];7;0)" office:value-type="float" office:value="42" calcext:value-type="float">
            <text:p>42</text:p>
          </table:table-cell>
          <table:table-cell table:formula="of:=VLOOKUP([.$A4];[$regras_otimos_reed.$A$2:$regras_otimos_reed.$H$99];6;0)" office:value-type="float" office:value="0" calcext:value-type="float">
            <text:p>0</text:p>
          </table:table-cell>
          <table:table-cell table:formula="of:=VLOOKUP([.$A4];[$regras_otimos_reed.$A$2:$regras_otimos_reed.$H$99];7;0)" office:value-type="float" office:value="0" calcext:value-type="float">
            <text:p>0</text:p>
          </table:table-cell>
          <table:table-cell table:formula="of:=VLOOKUP([.$A4];[$regras_reed.$A$2:$regras_reed.$H$99];6;0)" office:value-type="float" office:value="0" calcext:value-type="float">
            <text:p>0</text:p>
          </table:table-cell>
          <table:table-cell table:formula="of:=VLOOKUP([.$A4];[$regras_reed.$A$2:$regras_reed.$H$99];7;0)" office:value-type="float" office:value="0" calcext:value-type="float">
            <text:p>0</text:p>
          </table:table-cell>
          <table:table-cell table:formula="of:=VLOOKUP([.$A4];[$regras_reed_otimos.$A$2:$regras_reed_otimos.$H$99];6;0)" office:value-type="float" office:value="3" calcext:value-type="float">
            <text:p>3</text:p>
          </table:table-cell>
          <table:table-cell table:formula="of:=VLOOKUP([.$A4];[$regras_reed_otimos.$A$2:$regras_reed_otimos.$H$99];7;0)" office:value-type="float" office:value="42" calcext:value-type="float">
            <text:p>4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2-aj-e11_complete_74(81)_inv.tfc</text:p>
          </table:table-cell>
          <table:table-cell table:style-name="ce10" table:formula="of:=VLOOKUP([.$A5];[$regras.$A$2:$regras.$H$99];2;0)" office:value-type="float" office:value="9" calcext:value-type="float">
            <text:p>9</text:p>
          </table:table-cell>
          <table:table-cell table:style-name="ce10" table:formula="of:=VLOOKUP([.$A5];[$regras.$A$2:$regras.$H$99];3;0)" office:value-type="float" office:value="103" calcext:value-type="float">
            <text:p>103</text:p>
          </table:table-cell>
          <table:table-cell table:style-name="ce10" table:formula="of:=VLOOKUP([.$A5];[$regras.$A$2:$regras.$H$99];4;0)" office:value-type="float" office:value="9" calcext:value-type="float">
            <text:p>9</text:p>
          </table:table-cell>
          <table:table-cell table:style-name="ce10" table:formula="of:=VLOOKUP([.$A5];[$regras.$A$2:$regras.$H$99];5;0)" office:value-type="float" office:value="103" calcext:value-type="float">
            <text:p>103</text:p>
          </table:table-cell>
          <table:table-cell table:style-name="ce10" table:formula="of:=VLOOKUP([.$A5];[$regras.$A$2:$regras.$H$99];6;0)" office:value-type="float" office:value="0" calcext:value-type="float">
            <text:p>0</text:p>
          </table:table-cell>
          <table:table-cell table:style-name="ce10" table:formula="of:=VLOOKUP([.$A5];[$regras.$A$2:$regras.$H$99];7;0)" office:value-type="float" office:value="0" calcext:value-type="float">
            <text:p>0</text:p>
          </table:table-cell>
          <table:table-cell table:style-name="ce4" table:formula="of:=VLOOKUP([.$A5];[$regras_otimos.$A$2:$regras_otimos.$H$99];6;0)" office:value-type="float" office:value="1" calcext:value-type="float">
            <text:p>1</text:p>
          </table:table-cell>
          <table:table-cell table:style-name="ce4" table:formula="of:=VLOOKUP([.$A5];[$regras_otimos.$A$2:$regras_otimos.$H$99];7;0)" office:value-type="float" office:value="37" calcext:value-type="float">
            <text:p>37</text:p>
          </table:table-cell>
          <table:table-cell table:formula="of:=VLOOKUP([.$A5];[$regras_otimos_reed.$A$2:$regras_otimos_reed.$H$99];6;0)" office:value-type="float" office:value="0" calcext:value-type="float">
            <text:p>0</text:p>
          </table:table-cell>
          <table:table-cell table:formula="of:=VLOOKUP([.$A5];[$regras_otimos_reed.$A$2:$regras_otimos_reed.$H$99];7;0)" office:value-type="float" office:value="0" calcext:value-type="float">
            <text:p>0</text:p>
          </table:table-cell>
          <table:table-cell table:formula="of:=VLOOKUP([.$A5];[$regras_reed.$A$2:$regras_reed.$H$99];6;0)" office:value-type="float" office:value="0" calcext:value-type="float">
            <text:p>0</text:p>
          </table:table-cell>
          <table:table-cell table:formula="of:=VLOOKUP([.$A5];[$regras_reed.$A$2:$regras_reed.$H$99];7;0)" office:value-type="float" office:value="0" calcext:value-type="float">
            <text:p>0</text:p>
          </table:table-cell>
          <table:table-cell table:formula="of:=VLOOKUP([.$A5];[$regras_reed_otimos.$A$2:$regras_reed_otimos.$H$99];6;0)" office:value-type="float" office:value="1" calcext:value-type="float">
            <text:p>1</text:p>
          </table:table-cell>
          <table:table-cell table:formula="of:=VLOOKUP([.$A5];[$regras_reed_otimos.$A$2:$regras_reed_otimos.$H$99];7;0)" office:value-type="float" office:value="37" calcext:value-type="float">
            <text:p>3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1-graycode6_complete_19.tfc</text:p>
          </table:table-cell>
          <table:table-cell table:style-name="ce10" table:formula="of:=VLOOKUP([.$A6];[$regras.$A$2:$regras.$H$99];2;0)" office:value-type="float" office:value="5" calcext:value-type="float">
            <text:p>5</text:p>
          </table:table-cell>
          <table:table-cell table:style-name="ce10" table:formula="of:=VLOOKUP([.$A6];[$regras.$A$2:$regras.$H$99];3;0)" office:value-type="float" office:value="5" calcext:value-type="float">
            <text:p>5</text:p>
          </table:table-cell>
          <table:table-cell table:style-name="ce10" table:formula="of:=VLOOKUP([.$A6];[$regras.$A$2:$regras.$H$99];4;0)" office:value-type="float" office:value="5" calcext:value-type="float">
            <text:p>5</text:p>
          </table:table-cell>
          <table:table-cell table:style-name="ce10" table:formula="of:=VLOOKUP([.$A6];[$regras.$A$2:$regras.$H$99];5;0)" office:value-type="float" office:value="5" calcext:value-type="float">
            <text:p>5</text:p>
          </table:table-cell>
          <table:table-cell table:style-name="ce10" table:formula="of:=VLOOKUP([.$A6];[$regras.$A$2:$regras.$H$99];6;0)" office:value-type="float" office:value="0" calcext:value-type="float">
            <text:p>0</text:p>
          </table:table-cell>
          <table:table-cell table:style-name="ce10" table:formula="of:=VLOOKUP([.$A6];[$regras.$A$2:$regras.$H$99];7;0)" office:value-type="float" office:value="0" calcext:value-type="float">
            <text:p>0</text:p>
          </table:table-cell>
          <table:table-cell table:style-name="ce4" table:formula="of:=VLOOKUP([.$A6];[$regras_otimos.$A$2:$regras_otimos.$H$99];6;0)" office:value-type="float" office:value="0" calcext:value-type="float">
            <text:p>0</text:p>
          </table:table-cell>
          <table:table-cell table:style-name="ce4" table:formula="of:=VLOOKUP([.$A6];[$regras_otimos.$A$2:$regras_otimos.$H$99];7;0)" office:value-type="float" office:value="0" calcext:value-type="float">
            <text:p>0</text:p>
          </table:table-cell>
          <table:table-cell table:formula="of:=VLOOKUP([.$A6];[$regras_otimos_reed.$A$2:$regras_otimos_reed.$H$99];6;0)" office:value-type="float" office:value="0" calcext:value-type="float">
            <text:p>0</text:p>
          </table:table-cell>
          <table:table-cell table:formula="of:=VLOOKUP([.$A6];[$regras_otimos_reed.$A$2:$regras_otimos_reed.$H$99];7;0)" office:value-type="float" office:value="0" calcext:value-type="float">
            <text:p>0</text:p>
          </table:table-cell>
          <table:table-cell table:formula="of:=VLOOKUP([.$A6];[$regras_reed.$A$2:$regras_reed.$H$99];6;0)" office:value-type="float" office:value="0" calcext:value-type="float">
            <text:p>0</text:p>
          </table:table-cell>
          <table:table-cell table:formula="of:=VLOOKUP([.$A6];[$regras_reed.$A$2:$regras_reed.$H$99];7;0)" office:value-type="float" office:value="0" calcext:value-type="float">
            <text:p>0</text:p>
          </table:table-cell>
          <table:table-cell table:formula="of:=VLOOKUP([.$A6];[$regras_reed_otimos.$A$2:$regras_reed_otimos.$H$99];6;0)" office:value-type="float" office:value="0" calcext:value-type="float">
            <text:p>0</text:p>
          </table:table-cell>
          <table:table-cell table:formula="of:=VLOOKUP([.$A6];[$regras_reed_otimos.$A$2:$regras_reed_otimos.$H$99];7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1-graycode6_complete_19_inv.tfc</text:p>
          </table:table-cell>
          <table:table-cell table:style-name="ce10" table:formula="of:=VLOOKUP([.$A7];[$regras.$A$2:$regras.$H$99];2;0)" office:value-type="float" office:value="5" calcext:value-type="float">
            <text:p>5</text:p>
          </table:table-cell>
          <table:table-cell table:style-name="ce10" table:formula="of:=VLOOKUP([.$A7];[$regras.$A$2:$regras.$H$99];3;0)" office:value-type="float" office:value="5" calcext:value-type="float">
            <text:p>5</text:p>
          </table:table-cell>
          <table:table-cell table:style-name="ce10" table:formula="of:=VLOOKUP([.$A7];[$regras.$A$2:$regras.$H$99];4;0)" office:value-type="float" office:value="5" calcext:value-type="float">
            <text:p>5</text:p>
          </table:table-cell>
          <table:table-cell table:style-name="ce10" table:formula="of:=VLOOKUP([.$A7];[$regras.$A$2:$regras.$H$99];5;0)" office:value-type="float" office:value="5" calcext:value-type="float">
            <text:p>5</text:p>
          </table:table-cell>
          <table:table-cell table:style-name="ce10" table:formula="of:=VLOOKUP([.$A7];[$regras.$A$2:$regras.$H$99];6;0)" office:value-type="float" office:value="0" calcext:value-type="float">
            <text:p>0</text:p>
          </table:table-cell>
          <table:table-cell table:style-name="ce10" table:formula="of:=VLOOKUP([.$A7];[$regras.$A$2:$regras.$H$99];7;0)" office:value-type="float" office:value="0" calcext:value-type="float">
            <text:p>0</text:p>
          </table:table-cell>
          <table:table-cell table:style-name="ce4" table:formula="of:=VLOOKUP([.$A7];[$regras_otimos.$A$2:$regras_otimos.$H$99];6;0)" office:value-type="float" office:value="0" calcext:value-type="float">
            <text:p>0</text:p>
          </table:table-cell>
          <table:table-cell table:style-name="ce4" table:formula="of:=VLOOKUP([.$A7];[$regras_otimos.$A$2:$regras_otimos.$H$99];7;0)" office:value-type="float" office:value="0" calcext:value-type="float">
            <text:p>0</text:p>
          </table:table-cell>
          <table:table-cell table:formula="of:=VLOOKUP([.$A7];[$regras_otimos_reed.$A$2:$regras_otimos_reed.$H$99];6;0)" office:value-type="float" office:value="0" calcext:value-type="float">
            <text:p>0</text:p>
          </table:table-cell>
          <table:table-cell table:formula="of:=VLOOKUP([.$A7];[$regras_otimos_reed.$A$2:$regras_otimos_reed.$H$99];7;0)" office:value-type="float" office:value="0" calcext:value-type="float">
            <text:p>0</text:p>
          </table:table-cell>
          <table:table-cell table:formula="of:=VLOOKUP([.$A7];[$regras_reed.$A$2:$regras_reed.$H$99];6;0)" office:value-type="float" office:value="0" calcext:value-type="float">
            <text:p>0</text:p>
          </table:table-cell>
          <table:table-cell table:formula="of:=VLOOKUP([.$A7];[$regras_reed.$A$2:$regras_reed.$H$99];7;0)" office:value-type="float" office:value="0" calcext:value-type="float">
            <text:p>0</text:p>
          </table:table-cell>
          <table:table-cell table:formula="of:=VLOOKUP([.$A7];[$regras_reed_otimos.$A$2:$regras_reed_otimos.$H$99];6;0)" office:value-type="float" office:value="0" calcext:value-type="float">
            <text:p>0</text:p>
          </table:table-cell>
          <table:table-cell table:formula="of:=VLOOKUP([.$A7];[$regras_reed_otimos.$A$2:$regras_reed_otimos.$H$99];7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2-graycode6_complete_19.tfc</text:p>
          </table:table-cell>
          <table:table-cell table:style-name="ce10" table:formula="of:=VLOOKUP([.$A8];[$regras.$A$2:$regras.$H$99];2;0)" office:value-type="float" office:value="5" calcext:value-type="float">
            <text:p>5</text:p>
          </table:table-cell>
          <table:table-cell table:style-name="ce10" table:formula="of:=VLOOKUP([.$A8];[$regras.$A$2:$regras.$H$99];3;0)" office:value-type="float" office:value="5" calcext:value-type="float">
            <text:p>5</text:p>
          </table:table-cell>
          <table:table-cell table:style-name="ce10" table:formula="of:=VLOOKUP([.$A8];[$regras.$A$2:$regras.$H$99];4;0)" office:value-type="float" office:value="5" calcext:value-type="float">
            <text:p>5</text:p>
          </table:table-cell>
          <table:table-cell table:style-name="ce10" table:formula="of:=VLOOKUP([.$A8];[$regras.$A$2:$regras.$H$99];5;0)" office:value-type="float" office:value="5" calcext:value-type="float">
            <text:p>5</text:p>
          </table:table-cell>
          <table:table-cell table:style-name="ce10" table:formula="of:=VLOOKUP([.$A8];[$regras.$A$2:$regras.$H$99];6;0)" office:value-type="float" office:value="0" calcext:value-type="float">
            <text:p>0</text:p>
          </table:table-cell>
          <table:table-cell table:style-name="ce10" table:formula="of:=VLOOKUP([.$A8];[$regras.$A$2:$regras.$H$99];7;0)" office:value-type="float" office:value="0" calcext:value-type="float">
            <text:p>0</text:p>
          </table:table-cell>
          <table:table-cell table:style-name="ce4" table:formula="of:=VLOOKUP([.$A8];[$regras_otimos.$A$2:$regras_otimos.$H$99];6;0)" office:value-type="float" office:value="0" calcext:value-type="float">
            <text:p>0</text:p>
          </table:table-cell>
          <table:table-cell table:style-name="ce4" table:formula="of:=VLOOKUP([.$A8];[$regras_otimos.$A$2:$regras_otimos.$H$99];7;0)" office:value-type="float" office:value="0" calcext:value-type="float">
            <text:p>0</text:p>
          </table:table-cell>
          <table:table-cell table:formula="of:=VLOOKUP([.$A8];[$regras_otimos_reed.$A$2:$regras_otimos_reed.$H$99];6;0)" office:value-type="float" office:value="0" calcext:value-type="float">
            <text:p>0</text:p>
          </table:table-cell>
          <table:table-cell table:formula="of:=VLOOKUP([.$A8];[$regras_otimos_reed.$A$2:$regras_otimos_reed.$H$99];7;0)" office:value-type="float" office:value="0" calcext:value-type="float">
            <text:p>0</text:p>
          </table:table-cell>
          <table:table-cell table:formula="of:=VLOOKUP([.$A8];[$regras_reed.$A$2:$regras_reed.$H$99];6;0)" office:value-type="float" office:value="0" calcext:value-type="float">
            <text:p>0</text:p>
          </table:table-cell>
          <table:table-cell table:formula="of:=VLOOKUP([.$A8];[$regras_reed.$A$2:$regras_reed.$H$99];7;0)" office:value-type="float" office:value="0" calcext:value-type="float">
            <text:p>0</text:p>
          </table:table-cell>
          <table:table-cell table:formula="of:=VLOOKUP([.$A8];[$regras_reed_otimos.$A$2:$regras_reed_otimos.$H$99];6;0)" office:value-type="float" office:value="0" calcext:value-type="float">
            <text:p>0</text:p>
          </table:table-cell>
          <table:table-cell table:formula="of:=VLOOKUP([.$A8];[$regras_reed_otimos.$A$2:$regras_reed_otimos.$H$99];7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2-graycode6_complete_19_inv.tfc</text:p>
          </table:table-cell>
          <table:table-cell table:style-name="ce10" table:formula="of:=VLOOKUP([.$A9];[$regras.$A$2:$regras.$H$99];2;0)" office:value-type="float" office:value="5" calcext:value-type="float">
            <text:p>5</text:p>
          </table:table-cell>
          <table:table-cell table:style-name="ce10" table:formula="of:=VLOOKUP([.$A9];[$regras.$A$2:$regras.$H$99];3;0)" office:value-type="float" office:value="5" calcext:value-type="float">
            <text:p>5</text:p>
          </table:table-cell>
          <table:table-cell table:style-name="ce10" table:formula="of:=VLOOKUP([.$A9];[$regras.$A$2:$regras.$H$99];4;0)" office:value-type="float" office:value="5" calcext:value-type="float">
            <text:p>5</text:p>
          </table:table-cell>
          <table:table-cell table:style-name="ce10" table:formula="of:=VLOOKUP([.$A9];[$regras.$A$2:$regras.$H$99];5;0)" office:value-type="float" office:value="5" calcext:value-type="float">
            <text:p>5</text:p>
          </table:table-cell>
          <table:table-cell table:style-name="ce10" table:formula="of:=VLOOKUP([.$A9];[$regras.$A$2:$regras.$H$99];6;0)" office:value-type="float" office:value="0" calcext:value-type="float">
            <text:p>0</text:p>
          </table:table-cell>
          <table:table-cell table:style-name="ce10" table:formula="of:=VLOOKUP([.$A9];[$regras.$A$2:$regras.$H$99];7;0)" office:value-type="float" office:value="0" calcext:value-type="float">
            <text:p>0</text:p>
          </table:table-cell>
          <table:table-cell table:style-name="ce4" table:formula="of:=VLOOKUP([.$A9];[$regras_otimos.$A$2:$regras_otimos.$H$99];6;0)" office:value-type="float" office:value="0" calcext:value-type="float">
            <text:p>0</text:p>
          </table:table-cell>
          <table:table-cell table:style-name="ce4" table:formula="of:=VLOOKUP([.$A9];[$regras_otimos.$A$2:$regras_otimos.$H$99];7;0)" office:value-type="float" office:value="0" calcext:value-type="float">
            <text:p>0</text:p>
          </table:table-cell>
          <table:table-cell table:formula="of:=VLOOKUP([.$A9];[$regras_otimos_reed.$A$2:$regras_otimos_reed.$H$99];6;0)" office:value-type="float" office:value="0" calcext:value-type="float">
            <text:p>0</text:p>
          </table:table-cell>
          <table:table-cell table:formula="of:=VLOOKUP([.$A9];[$regras_otimos_reed.$A$2:$regras_otimos_reed.$H$99];7;0)" office:value-type="float" office:value="0" calcext:value-type="float">
            <text:p>0</text:p>
          </table:table-cell>
          <table:table-cell table:formula="of:=VLOOKUP([.$A9];[$regras_reed.$A$2:$regras_reed.$H$99];6;0)" office:value-type="float" office:value="0" calcext:value-type="float">
            <text:p>0</text:p>
          </table:table-cell>
          <table:table-cell table:formula="of:=VLOOKUP([.$A9];[$regras_reed.$A$2:$regras_reed.$H$99];7;0)" office:value-type="float" office:value="0" calcext:value-type="float">
            <text:p>0</text:p>
          </table:table-cell>
          <table:table-cell table:formula="of:=VLOOKUP([.$A9];[$regras_reed_otimos.$A$2:$regras_reed_otimos.$H$99];6;0)" office:value-type="float" office:value="0" calcext:value-type="float">
            <text:p>0</text:p>
          </table:table-cell>
          <table:table-cell table:formula="of:=VLOOKUP([.$A9];[$regras_reed_otimos.$A$2:$regras_reed_otimos.$H$99];7;0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1-ham3_complete_47(28).tfc</text:p>
          </table:table-cell>
          <table:table-cell table:style-name="ce10" table:formula="of:=VLOOKUP([.$A10];[$regras.$A$2:$regras.$H$99];2;0)" office:value-type="float" office:value="7" calcext:value-type="float">
            <text:p>7</text:p>
          </table:table-cell>
          <table:table-cell table:style-name="ce10" table:formula="of:=VLOOKUP([.$A10];[$regras.$A$2:$regras.$H$99];3;0)" office:value-type="float" office:value="35" calcext:value-type="float">
            <text:p>35</text:p>
          </table:table-cell>
          <table:table-cell table:style-name="ce10" table:formula="of:=VLOOKUP([.$A10];[$regras.$A$2:$regras.$H$99];4;0)" office:value-type="float" office:value="7" calcext:value-type="float">
            <text:p>7</text:p>
          </table:table-cell>
          <table:table-cell table:style-name="ce10" table:formula="of:=VLOOKUP([.$A10];[$regras.$A$2:$regras.$H$99];5;0)" office:value-type="float" office:value="35" calcext:value-type="float">
            <text:p>35</text:p>
          </table:table-cell>
          <table:table-cell table:style-name="ce10" table:formula="of:=VLOOKUP([.$A10];[$regras.$A$2:$regras.$H$99];6;0)" office:value-type="float" office:value="0" calcext:value-type="float">
            <text:p>0</text:p>
          </table:table-cell>
          <table:table-cell table:style-name="ce10" table:formula="of:=VLOOKUP([.$A10];[$regras.$A$2:$regras.$H$99];7;0)" office:value-type="float" office:value="0" calcext:value-type="float">
            <text:p>0</text:p>
          </table:table-cell>
          <table:table-cell table:style-name="ce4" table:formula="of:=VLOOKUP([.$A10];[$regras_otimos.$A$2:$regras_otimos.$H$99];6;0)" office:value-type="float" office:value="2" calcext:value-type="float">
            <text:p>2</text:p>
          </table:table-cell>
          <table:table-cell table:style-name="ce4" table:formula="of:=VLOOKUP([.$A10];[$regras_otimos.$A$2:$regras_otimos.$H$99];7;0)" office:value-type="float" office:value="20" calcext:value-type="float">
            <text:p>20</text:p>
          </table:table-cell>
          <table:table-cell table:formula="of:=VLOOKUP([.$A10];[$regras_otimos_reed.$A$2:$regras_otimos_reed.$H$99];6;0)" office:value-type="float" office:value="0" calcext:value-type="float">
            <text:p>0</text:p>
          </table:table-cell>
          <table:table-cell table:formula="of:=VLOOKUP([.$A10];[$regras_otimos_reed.$A$2:$regras_otimos_reed.$H$99];7;0)" office:value-type="float" office:value="0" calcext:value-type="float">
            <text:p>0</text:p>
          </table:table-cell>
          <table:table-cell table:formula="of:=VLOOKUP([.$A10];[$regras_reed.$A$2:$regras_reed.$H$99];6;0)" office:value-type="float" office:value="1" calcext:value-type="float">
            <text:p>1</text:p>
          </table:table-cell>
          <table:table-cell table:formula="of:=VLOOKUP([.$A10];[$regras_reed.$A$2:$regras_reed.$H$99];7;0)" office:value-type="float" office:value="9" calcext:value-type="float">
            <text:p>9</text:p>
          </table:table-cell>
          <table:table-cell table:formula="of:=VLOOKUP([.$A10];[$regras_reed_otimos.$A$2:$regras_reed_otimos.$H$99];6;0)" office:value-type="float" office:value="1" calcext:value-type="float">
            <text:p>1</text:p>
          </table:table-cell>
          <table:table-cell table:formula="of:=VLOOKUP([.$A10];[$regras_reed_otimos.$A$2:$regras_reed_otimos.$H$99];7;0)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1-ham3_complete_47(28)_inv.tfc</text:p>
          </table:table-cell>
          <table:table-cell table:style-name="ce10" table:formula="of:=VLOOKUP([.$A11];[$regras.$A$2:$regras.$H$99];2;0)" office:value-type="float" office:value="7" calcext:value-type="float">
            <text:p>7</text:p>
          </table:table-cell>
          <table:table-cell table:style-name="ce10" table:formula="of:=VLOOKUP([.$A11];[$regras.$A$2:$regras.$H$99];3;0)" office:value-type="float" office:value="33" calcext:value-type="float">
            <text:p>33</text:p>
          </table:table-cell>
          <table:table-cell table:style-name="ce10" table:formula="of:=VLOOKUP([.$A11];[$regras.$A$2:$regras.$H$99];4;0)" office:value-type="float" office:value="7" calcext:value-type="float">
            <text:p>7</text:p>
          </table:table-cell>
          <table:table-cell table:style-name="ce10" table:formula="of:=VLOOKUP([.$A11];[$regras.$A$2:$regras.$H$99];5;0)" office:value-type="float" office:value="33" calcext:value-type="float">
            <text:p>33</text:p>
          </table:table-cell>
          <table:table-cell table:style-name="ce10" table:formula="of:=VLOOKUP([.$A11];[$regras.$A$2:$regras.$H$99];6;0)" office:value-type="float" office:value="0" calcext:value-type="float">
            <text:p>0</text:p>
          </table:table-cell>
          <table:table-cell table:style-name="ce10" table:formula="of:=VLOOKUP([.$A11];[$regras.$A$2:$regras.$H$99];7;0)" office:value-type="float" office:value="0" calcext:value-type="float">
            <text:p>0</text:p>
          </table:table-cell>
          <table:table-cell table:style-name="ce4" table:formula="of:=VLOOKUP([.$A11];[$regras_otimos.$A$2:$regras_otimos.$H$99];6;0)" office:value-type="float" office:value="2" calcext:value-type="float">
            <text:p>2</text:p>
          </table:table-cell>
          <table:table-cell table:style-name="ce4" table:formula="of:=VLOOKUP([.$A11];[$regras_otimos.$A$2:$regras_otimos.$H$99];7;0)" office:value-type="float" office:value="18" calcext:value-type="float">
            <text:p>18</text:p>
          </table:table-cell>
          <table:table-cell table:formula="of:=VLOOKUP([.$A11];[$regras_otimos_reed.$A$2:$regras_otimos_reed.$H$99];6;0)" office:value-type="float" office:value="-2" calcext:value-type="float">
            <text:p>-2</text:p>
          </table:table-cell>
          <table:table-cell table:formula="of:=VLOOKUP([.$A11];[$regras_otimos_reed.$A$2:$regras_otimos_reed.$H$99];7;0)" office:value-type="float" office:value="-6" calcext:value-type="float">
            <text:p>-6</text:p>
          </table:table-cell>
          <table:table-cell table:formula="of:=VLOOKUP([.$A11];[$regras_reed.$A$2:$regras_reed.$H$99];6;0)" office:value-type="float" office:value="0" calcext:value-type="float">
            <text:p>0</text:p>
          </table:table-cell>
          <table:table-cell table:formula="of:=VLOOKUP([.$A11];[$regras_reed.$A$2:$regras_reed.$H$99];7;0)" office:value-type="float" office:value="0" calcext:value-type="float">
            <text:p>0</text:p>
          </table:table-cell>
          <table:table-cell table:formula="of:=VLOOKUP([.$A11];[$regras_reed_otimos.$A$2:$regras_reed_otimos.$H$99];6;0)" office:value-type="float" office:value="2" calcext:value-type="float">
            <text:p>2</text:p>
          </table:table-cell>
          <table:table-cell table:formula="of:=VLOOKUP([.$A11];[$regras_reed_otimos.$A$2:$regras_reed_otimos.$H$99];7;0)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2-ham3_complete_47(28).tfc</text:p>
          </table:table-cell>
          <table:table-cell table:style-name="ce10" table:formula="of:=VLOOKUP([.$A12];[$regras.$A$2:$regras.$H$99];2;0)" office:value-type="float" office:value="6" calcext:value-type="float">
            <text:p>6</text:p>
          </table:table-cell>
          <table:table-cell table:style-name="ce10" table:formula="of:=VLOOKUP([.$A12];[$regras.$A$2:$regras.$H$99];3;0)" office:value-type="float" office:value="31" calcext:value-type="float">
            <text:p>31</text:p>
          </table:table-cell>
          <table:table-cell table:style-name="ce10" table:formula="of:=VLOOKUP([.$A12];[$regras.$A$2:$regras.$H$99];4;0)" office:value-type="float" office:value="6" calcext:value-type="float">
            <text:p>6</text:p>
          </table:table-cell>
          <table:table-cell table:style-name="ce10" table:formula="of:=VLOOKUP([.$A12];[$regras.$A$2:$regras.$H$99];5;0)" office:value-type="float" office:value="31" calcext:value-type="float">
            <text:p>31</text:p>
          </table:table-cell>
          <table:table-cell table:style-name="ce10" table:formula="of:=VLOOKUP([.$A12];[$regras.$A$2:$regras.$H$99];6;0)" office:value-type="float" office:value="0" calcext:value-type="float">
            <text:p>0</text:p>
          </table:table-cell>
          <table:table-cell table:style-name="ce10" table:formula="of:=VLOOKUP([.$A12];[$regras.$A$2:$regras.$H$99];7;0)" office:value-type="float" office:value="0" calcext:value-type="float">
            <text:p>0</text:p>
          </table:table-cell>
          <table:table-cell table:style-name="ce4" table:formula="of:=VLOOKUP([.$A12];[$regras_otimos.$A$2:$regras_otimos.$H$99];6;0)" office:value-type="float" office:value="1" calcext:value-type="float">
            <text:p>1</text:p>
          </table:table-cell>
          <table:table-cell table:style-name="ce4" table:formula="of:=VLOOKUP([.$A12];[$regras_otimos.$A$2:$regras_otimos.$H$99];7;0)" office:value-type="float" office:value="16" calcext:value-type="float">
            <text:p>16</text:p>
          </table:table-cell>
          <table:table-cell table:formula="of:=VLOOKUP([.$A12];[$regras_otimos_reed.$A$2:$regras_otimos_reed.$H$99];6;0)" office:value-type="float" office:value="0" calcext:value-type="float">
            <text:p>0</text:p>
          </table:table-cell>
          <table:table-cell table:formula="of:=VLOOKUP([.$A12];[$regras_otimos_reed.$A$2:$regras_otimos_reed.$H$99];7;0)" office:value-type="float" office:value="0" calcext:value-type="float">
            <text:p>0</text:p>
          </table:table-cell>
          <table:table-cell table:formula="of:=VLOOKUP([.$A12];[$regras_reed.$A$2:$regras_reed.$H$99];6;0)" office:value-type="float" office:value="0" calcext:value-type="float">
            <text:p>0</text:p>
          </table:table-cell>
          <table:table-cell table:formula="of:=VLOOKUP([.$A12];[$regras_reed.$A$2:$regras_reed.$H$99];7;0)" office:value-type="float" office:value="0" calcext:value-type="float">
            <text:p>0</text:p>
          </table:table-cell>
          <table:table-cell table:formula="of:=VLOOKUP([.$A12];[$regras_reed_otimos.$A$2:$regras_reed_otimos.$H$99];6;0)" office:value-type="float" office:value="1" calcext:value-type="float">
            <text:p>1</text:p>
          </table:table-cell>
          <table:table-cell table:formula="of:=VLOOKUP([.$A12];[$regras_reed_otimos.$A$2:$regras_reed_otimos.$H$99];7;0)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2-ham3_complete_47(28)_inv.tfc</text:p>
          </table:table-cell>
          <table:table-cell table:style-name="ce10" table:formula="of:=VLOOKUP([.$A13];[$regras.$A$2:$regras.$H$99];2;0)" office:value-type="float" office:value="7" calcext:value-type="float">
            <text:p>7</text:p>
          </table:table-cell>
          <table:table-cell table:style-name="ce10" table:formula="of:=VLOOKUP([.$A13];[$regras.$A$2:$regras.$H$99];3;0)" office:value-type="float" office:value="38" calcext:value-type="float">
            <text:p>38</text:p>
          </table:table-cell>
          <table:table-cell table:style-name="ce10" table:formula="of:=VLOOKUP([.$A13];[$regras.$A$2:$regras.$H$99];4;0)" office:value-type="float" office:value="7" calcext:value-type="float">
            <text:p>7</text:p>
          </table:table-cell>
          <table:table-cell table:style-name="ce10" table:formula="of:=VLOOKUP([.$A13];[$regras.$A$2:$regras.$H$99];5;0)" office:value-type="float" office:value="38" calcext:value-type="float">
            <text:p>38</text:p>
          </table:table-cell>
          <table:table-cell table:style-name="ce10" table:formula="of:=VLOOKUP([.$A13];[$regras.$A$2:$regras.$H$99];6;0)" office:value-type="float" office:value="0" calcext:value-type="float">
            <text:p>0</text:p>
          </table:table-cell>
          <table:table-cell table:style-name="ce10" table:formula="of:=VLOOKUP([.$A13];[$regras.$A$2:$regras.$H$99];7;0)" office:value-type="float" office:value="0" calcext:value-type="float">
            <text:p>0</text:p>
          </table:table-cell>
          <table:table-cell table:style-name="ce4" table:formula="of:=VLOOKUP([.$A13];[$regras_otimos.$A$2:$regras_otimos.$H$99];6;0)" office:value-type="float" office:value="2" calcext:value-type="float">
            <text:p>2</text:p>
          </table:table-cell>
          <table:table-cell table:style-name="ce4" table:formula="of:=VLOOKUP([.$A13];[$regras_otimos.$A$2:$regras_otimos.$H$99];7;0)" office:value-type="float" office:value="23" calcext:value-type="float">
            <text:p>23</text:p>
          </table:table-cell>
          <table:table-cell table:formula="of:=VLOOKUP([.$A13];[$regras_otimos_reed.$A$2:$regras_otimos_reed.$H$99];6;0)" office:value-type="float" office:value="-2" calcext:value-type="float">
            <text:p>-2</text:p>
          </table:table-cell>
          <table:table-cell table:formula="of:=VLOOKUP([.$A13];[$regras_otimos_reed.$A$2:$regras_otimos_reed.$H$99];7;0)" office:value-type="float" office:value="-6" calcext:value-type="float">
            <text:p>-6</text:p>
          </table:table-cell>
          <table:table-cell table:formula="of:=VLOOKUP([.$A13];[$regras_reed.$A$2:$regras_reed.$H$99];6;0)" office:value-type="float" office:value="1" calcext:value-type="float">
            <text:p>1</text:p>
          </table:table-cell>
          <table:table-cell table:formula="of:=VLOOKUP([.$A13];[$regras_reed.$A$2:$regras_reed.$H$99];7;0)" office:value-type="float" office:value="8" calcext:value-type="float">
            <text:p>8</text:p>
          </table:table-cell>
          <table:table-cell table:formula="of:=VLOOKUP([.$A13];[$regras_reed_otimos.$A$2:$regras_reed_otimos.$H$99];6;0)" office:value-type="float" office:value="1" calcext:value-type="float">
            <text:p>1</text:p>
          </table:table-cell>
          <table:table-cell table:formula="of:=VLOOKUP([.$A13];[$regras_reed_otimos.$A$2:$regras_reed_otimos.$H$99];7;0)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am3tc.tfc</text:p>
          </table:table-cell>
          <table:table-cell table:style-name="ce10" table:formula="of:=VLOOKUP([.$A14];[$regras.$A$2:$regras.$H$99];2;0)" office:value-type="float" office:value="5" calcext:value-type="float">
            <text:p>5</text:p>
          </table:table-cell>
          <table:table-cell table:style-name="ce10" table:formula="of:=VLOOKUP([.$A14];[$regras.$A$2:$regras.$H$99];3;0)" office:value-type="float" office:value="9" calcext:value-type="float">
            <text:p>9</text:p>
          </table:table-cell>
          <table:table-cell table:style-name="ce10" table:formula="of:=VLOOKUP([.$A14];[$regras.$A$2:$regras.$H$99];4;0)" office:value-type="float" office:value="5" calcext:value-type="float">
            <text:p>5</text:p>
          </table:table-cell>
          <table:table-cell table:style-name="ce10" table:formula="of:=VLOOKUP([.$A14];[$regras.$A$2:$regras.$H$99];5;0)" office:value-type="float" office:value="9" calcext:value-type="float">
            <text:p>9</text:p>
          </table:table-cell>
          <table:table-cell table:style-name="ce10" table:formula="of:=VLOOKUP([.$A14];[$regras.$A$2:$regras.$H$99];6;0)" office:value-type="float" office:value="0" calcext:value-type="float">
            <text:p>0</text:p>
          </table:table-cell>
          <table:table-cell table:style-name="ce10" table:formula="of:=VLOOKUP([.$A14];[$regras.$A$2:$regras.$H$99];7;0)" office:value-type="float" office:value="0" calcext:value-type="float">
            <text:p>0</text:p>
          </table:table-cell>
          <table:table-cell table:style-name="ce4" table:formula="of:=VLOOKUP([.$A14];[$regras_otimos.$A$2:$regras_otimos.$H$99];6;0)" office:value-type="float" office:value="0" calcext:value-type="float">
            <text:p>0</text:p>
          </table:table-cell>
          <table:table-cell table:style-name="ce4" table:formula="of:=VLOOKUP([.$A14];[$regras_otimos.$A$2:$regras_otimos.$H$99];7;0)" office:value-type="float" office:value="-6" calcext:value-type="float">
            <text:p>-6</text:p>
          </table:table-cell>
          <table:table-cell table:formula="of:=VLOOKUP([.$A14];[$regras_otimos_reed.$A$2:$regras_otimos_reed.$H$99];6;0)" office:value-type="float" office:value="0" calcext:value-type="float">
            <text:p>0</text:p>
          </table:table-cell>
          <table:table-cell table:formula="of:=VLOOKUP([.$A14];[$regras_otimos_reed.$A$2:$regras_otimos_reed.$H$99];7;0)" office:value-type="float" office:value="0" calcext:value-type="float">
            <text:p>0</text:p>
          </table:table-cell>
          <table:table-cell table:formula="of:=VLOOKUP([.$A14];[$regras_reed.$A$2:$regras_reed.$H$99];6;0)" office:value-type="float" office:value="0" calcext:value-type="float">
            <text:p>0</text:p>
          </table:table-cell>
          <table:table-cell table:formula="of:=VLOOKUP([.$A14];[$regras_reed.$A$2:$regras_reed.$H$99];7;0)" office:value-type="float" office:value="0" calcext:value-type="float">
            <text:p>0</text:p>
          </table:table-cell>
          <table:table-cell table:formula="of:=VLOOKUP([.$A14];[$regras_reed_otimos.$A$2:$regras_reed_otimos.$H$99];6;0)" office:value-type="float" office:value="0" calcext:value-type="float">
            <text:p>0</text:p>
          </table:table-cell>
          <table:table-cell table:formula="of:=VLOOKUP([.$A14];[$regras_reed_otimos.$A$2:$regras_reed_otimos.$H$99];7;0)" office:value-type="float" office:value="-6" calcext:value-type="float">
            <text:p>-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1-ham7.tfc</text:p>
          </table:table-cell>
          <table:table-cell table:style-name="ce10" table:formula="of:=VLOOKUP([.$A15];[$regras.$A$2:$regras.$H$99];2;0)" office:value-type="float" office:value="88" calcext:value-type="float">
            <text:p>88</text:p>
          </table:table-cell>
          <table:table-cell table:style-name="ce10" table:formula="of:=VLOOKUP([.$A15];[$regras.$A$2:$regras.$H$99];3;0)" office:value-type="float" office:value="8168" calcext:value-type="float">
            <text:p>8.168</text:p>
          </table:table-cell>
          <table:table-cell table:style-name="ce10" table:formula="of:=VLOOKUP([.$A15];[$regras.$A$2:$regras.$H$99];4;0)" office:value-type="float" office:value="88" calcext:value-type="float">
            <text:p>88</text:p>
          </table:table-cell>
          <table:table-cell table:style-name="ce10" table:formula="of:=VLOOKUP([.$A15];[$regras.$A$2:$regras.$H$99];5;0)" office:value-type="float" office:value="8168" calcext:value-type="float">
            <text:p>8.168</text:p>
          </table:table-cell>
          <table:table-cell table:style-name="ce10" table:formula="of:=VLOOKUP([.$A15];[$regras.$A$2:$regras.$H$99];6;0)" office:value-type="float" office:value="0" calcext:value-type="float">
            <text:p>0</text:p>
          </table:table-cell>
          <table:table-cell table:style-name="ce10" table:formula="of:=VLOOKUP([.$A15];[$regras.$A$2:$regras.$H$99];7;0)" office:value-type="float" office:value="0" calcext:value-type="float">
            <text:p>0</text:p>
          </table:table-cell>
          <table:table-cell table:style-name="ce4" table:formula="of:=VLOOKUP([.$A15];[$regras_otimos.$A$2:$regras_otimos.$H$99];6;0)" office:value-type="float" office:value="2" calcext:value-type="float">
            <text:p>2</text:p>
          </table:table-cell>
          <table:table-cell table:style-name="ce4" table:formula="of:=VLOOKUP([.$A15];[$regras_otimos.$A$2:$regras_otimos.$H$99];7;0)" office:value-type="float" office:value="42" calcext:value-type="float">
            <text:p>42</text:p>
          </table:table-cell>
          <table:table-cell table:formula="of:=VLOOKUP([.$A15];[$regras_otimos_reed.$A$2:$regras_otimos_reed.$H$99];6;0)" office:value-type="float" office:value="-2" calcext:value-type="float">
            <text:p>-2</text:p>
          </table:table-cell>
          <table:table-cell table:formula="of:=VLOOKUP([.$A15];[$regras_otimos_reed.$A$2:$regras_otimos_reed.$H$99];7;0)" office:value-type="float" office:value="-14" calcext:value-type="float">
            <text:p>-14</text:p>
          </table:table-cell>
          <table:table-cell table:formula="of:=VLOOKUP([.$A15];[$regras_reed.$A$2:$regras_reed.$H$99];6;0)" office:value-type="float" office:value="-2" calcext:value-type="float">
            <text:p>-2</text:p>
          </table:table-cell>
          <table:table-cell table:formula="of:=VLOOKUP([.$A15];[$regras_reed.$A$2:$regras_reed.$H$99];7;0)" office:value-type="float" office:value="54" calcext:value-type="float">
            <text:p>54</text:p>
          </table:table-cell>
          <table:table-cell table:formula="of:=VLOOKUP([.$A15];[$regras_reed_otimos.$A$2:$regras_reed_otimos.$H$99];6;0)" office:value-type="float" office:value="3" calcext:value-type="float">
            <text:p>3</text:p>
          </table:table-cell>
          <table:table-cell table:formula="of:=VLOOKUP([.$A15];[$regras_reed_otimos.$A$2:$regras_reed_otimos.$H$99];7;0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1-ham7_inv.tfc</text:p>
          </table:table-cell>
          <table:table-cell table:style-name="ce10" table:formula="of:=VLOOKUP([.$A16];[$regras.$A$2:$regras.$H$99];2;0)" office:value-type="float" office:value="481" calcext:value-type="float">
            <text:p>481</text:p>
          </table:table-cell>
          <table:table-cell table:style-name="ce10" table:formula="of:=VLOOKUP([.$A16];[$regras.$A$2:$regras.$H$99];3;0)" office:value-type="float" office:value="58817" calcext:value-type="float">
            <text:p>58.817</text:p>
          </table:table-cell>
          <table:table-cell table:style-name="ce10" table:formula="of:=VLOOKUP([.$A16];[$regras.$A$2:$regras.$H$99];4;0)" office:value-type="float" office:value="473" calcext:value-type="float">
            <text:p>473</text:p>
          </table:table-cell>
          <table:table-cell table:style-name="ce10" table:formula="of:=VLOOKUP([.$A16];[$regras.$A$2:$regras.$H$99];5;0)" office:value-type="float" office:value="57813" calcext:value-type="float">
            <text:p>57.813</text:p>
          </table:table-cell>
          <table:table-cell table:style-name="ce10" table:formula="of:=VLOOKUP([.$A16];[$regras.$A$2:$regras.$H$99];6;0)" office:value-type="float" office:value="8" calcext:value-type="float">
            <text:p>8</text:p>
          </table:table-cell>
          <table:table-cell table:style-name="ce10" table:formula="of:=VLOOKUP([.$A16];[$regras.$A$2:$regras.$H$99];7;0)" office:value-type="float" office:value="1004" calcext:value-type="float">
            <text:p>1.004</text:p>
          </table:table-cell>
          <table:table-cell table:style-name="ce4" table:formula="of:=VLOOKUP([.$A16];[$regras_otimos.$A$2:$regras_otimos.$H$99];6;0)" office:value-type="float" office:value="20" calcext:value-type="float">
            <text:p>20</text:p>
          </table:table-cell>
          <table:table-cell table:style-name="ce4" table:formula="of:=VLOOKUP([.$A16];[$regras_otimos.$A$2:$regras_otimos.$H$99];7;0)" office:value-type="float" office:value="4682" calcext:value-type="float">
            <text:p>4682</text:p>
          </table:table-cell>
          <table:table-cell table:formula="of:=VLOOKUP([.$A16];[$regras_otimos_reed.$A$2:$regras_otimos_reed.$H$99];6;0)" office:value-type="float" office:value="8" calcext:value-type="float">
            <text:p>8</text:p>
          </table:table-cell>
          <table:table-cell table:formula="of:=VLOOKUP([.$A16];[$regras_otimos_reed.$A$2:$regras_otimos_reed.$H$99];7;0)" office:value-type="float" office:value="-20" calcext:value-type="float">
            <text:p>-20</text:p>
          </table:table-cell>
          <table:table-cell table:formula="of:=VLOOKUP([.$A16];[$regras_reed.$A$2:$regras_reed.$H$99];6;0)" office:value-type="float" office:value="15" calcext:value-type="float">
            <text:p>15</text:p>
          </table:table-cell>
          <table:table-cell table:formula="of:=VLOOKUP([.$A16];[$regras_reed.$A$2:$regras_reed.$H$99];7;0)" office:value-type="float" office:value="2459" calcext:value-type="float">
            <text:p>2459</text:p>
          </table:table-cell>
          <table:table-cell table:formula="of:=VLOOKUP([.$A16];[$regras_reed_otimos.$A$2:$regras_reed_otimos.$H$99];6;0)" office:value-type="float" office:value="10" calcext:value-type="float">
            <text:p>10</text:p>
          </table:table-cell>
          <table:table-cell table:formula="of:=VLOOKUP([.$A16];[$regras_reed_otimos.$A$2:$regras_reed_otimos.$H$99];7;0)" office:value-type="float" office:value="3552" calcext:value-type="float">
            <text:p>35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2-ham7.tfc</text:p>
          </table:table-cell>
          <table:table-cell table:style-name="ce10" table:formula="of:=VLOOKUP([.$A17];[$regras.$A$2:$regras.$H$99];2;0)" office:value-type="float" office:value="115" calcext:value-type="float">
            <text:p>115</text:p>
          </table:table-cell>
          <table:table-cell table:style-name="ce10" table:formula="of:=VLOOKUP([.$A17];[$regras.$A$2:$regras.$H$99];3;0)" office:value-type="float" office:value="8591" calcext:value-type="float">
            <text:p>8.591</text:p>
          </table:table-cell>
          <table:table-cell table:style-name="ce10" table:formula="of:=VLOOKUP([.$A17];[$regras.$A$2:$regras.$H$99];4;0)" office:value-type="float" office:value="115" calcext:value-type="float">
            <text:p>115</text:p>
          </table:table-cell>
          <table:table-cell table:style-name="ce10" table:formula="of:=VLOOKUP([.$A17];[$regras.$A$2:$regras.$H$99];5;0)" office:value-type="float" office:value="8591" calcext:value-type="float">
            <text:p>8.591</text:p>
          </table:table-cell>
          <table:table-cell table:style-name="ce10" table:formula="of:=VLOOKUP([.$A17];[$regras.$A$2:$regras.$H$99];6;0)" office:value-type="float" office:value="0" calcext:value-type="float">
            <text:p>0</text:p>
          </table:table-cell>
          <table:table-cell table:style-name="ce10" table:formula="of:=VLOOKUP([.$A17];[$regras.$A$2:$regras.$H$99];7;0)" office:value-type="float" office:value="0" calcext:value-type="float">
            <text:p>0</text:p>
          </table:table-cell>
          <table:table-cell table:style-name="ce4" table:formula="of:=VLOOKUP([.$A17];[$regras_otimos.$A$2:$regras_otimos.$H$99];6;0)" office:value-type="float" office:value="5" calcext:value-type="float">
            <text:p>5</text:p>
          </table:table-cell>
          <table:table-cell table:style-name="ce4" table:formula="of:=VLOOKUP([.$A17];[$regras_otimos.$A$2:$regras_otimos.$H$99];7;0)" office:value-type="float" office:value="1399" calcext:value-type="float">
            <text:p>1399</text:p>
          </table:table-cell>
          <table:table-cell table:formula="of:=VLOOKUP([.$A17];[$regras_otimos_reed.$A$2:$regras_otimos_reed.$H$99];6;0)" office:value-type="float" office:value="-11" calcext:value-type="float">
            <text:p>-11</text:p>
          </table:table-cell>
          <table:table-cell table:formula="of:=VLOOKUP([.$A17];[$regras_otimos_reed.$A$2:$regras_otimos_reed.$H$99];7;0)" office:value-type="float" office:value="-837" calcext:value-type="float">
            <text:p>-837</text:p>
          </table:table-cell>
          <table:table-cell table:formula="of:=VLOOKUP([.$A17];[$regras_reed.$A$2:$regras_reed.$H$99];6;0)" office:value-type="float" office:value="-12" calcext:value-type="float">
            <text:p>-12</text:p>
          </table:table-cell>
          <table:table-cell table:formula="of:=VLOOKUP([.$A17];[$regras_reed.$A$2:$regras_reed.$H$99];7;0)" office:value-type="float" office:value="-634" calcext:value-type="float">
            <text:p>-634</text:p>
          </table:table-cell>
          <table:table-cell table:formula="of:=VLOOKUP([.$A17];[$regras_reed_otimos.$A$2:$regras_reed_otimos.$H$99];6;0)" office:value-type="float" office:value="8" calcext:value-type="float">
            <text:p>8</text:p>
          </table:table-cell>
          <table:table-cell table:formula="of:=VLOOKUP([.$A17];[$regras_reed_otimos.$A$2:$regras_reed_otimos.$H$99];7;0)" office:value-type="float" office:value="1296" calcext:value-type="float">
            <text:p>129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2-ham7_inv.tfc</text:p>
          </table:table-cell>
          <table:table-cell table:style-name="ce10" table:formula="of:=VLOOKUP([.$A18];[$regras.$A$2:$regras.$H$99];2;0)" office:value-type="float" office:value="80" calcext:value-type="float">
            <text:p>80</text:p>
          </table:table-cell>
          <table:table-cell table:style-name="ce10" table:formula="of:=VLOOKUP([.$A18];[$regras.$A$2:$regras.$H$99];3;0)" office:value-type="float" office:value="6512" calcext:value-type="float">
            <text:p>6.512</text:p>
          </table:table-cell>
          <table:table-cell table:style-name="ce10" table:formula="of:=VLOOKUP([.$A18];[$regras.$A$2:$regras.$H$99];4;0)" office:value-type="float" office:value="80" calcext:value-type="float">
            <text:p>80</text:p>
          </table:table-cell>
          <table:table-cell table:style-name="ce10" table:formula="of:=VLOOKUP([.$A18];[$regras.$A$2:$regras.$H$99];5;0)" office:value-type="float" office:value="6512" calcext:value-type="float">
            <text:p>6.512</text:p>
          </table:table-cell>
          <table:table-cell table:style-name="ce10" table:formula="of:=VLOOKUP([.$A18];[$regras.$A$2:$regras.$H$99];6;0)" office:value-type="float" office:value="0" calcext:value-type="float">
            <text:p>0</text:p>
          </table:table-cell>
          <table:table-cell table:style-name="ce10" table:formula="of:=VLOOKUP([.$A18];[$regras.$A$2:$regras.$H$99];7;0)" office:value-type="float" office:value="0" calcext:value-type="float">
            <text:p>0</text:p>
          </table:table-cell>
          <table:table-cell table:style-name="ce4" table:formula="of:=VLOOKUP([.$A18];[$regras_otimos.$A$2:$regras_otimos.$H$99];6;0)" office:value-type="float" office:value="9" calcext:value-type="float">
            <text:p>9</text:p>
          </table:table-cell>
          <table:table-cell table:style-name="ce4" table:formula="of:=VLOOKUP([.$A18];[$regras_otimos.$A$2:$regras_otimos.$H$99];7;0)" office:value-type="float" office:value="1398" calcext:value-type="float">
            <text:p>1398</text:p>
          </table:table-cell>
          <table:table-cell table:formula="of:=VLOOKUP([.$A18];[$regras_otimos_reed.$A$2:$regras_otimos_reed.$H$99];6;0)" office:value-type="float" office:value="1" calcext:value-type="float">
            <text:p>1</text:p>
          </table:table-cell>
          <table:table-cell table:formula="of:=VLOOKUP([.$A18];[$regras_otimos_reed.$A$2:$regras_otimos_reed.$H$99];7;0)" office:value-type="float" office:value="295" calcext:value-type="float">
            <text:p>295</text:p>
          </table:table-cell>
          <table:table-cell table:formula="of:=VLOOKUP([.$A18];[$regras_reed.$A$2:$regras_reed.$H$99];6;0)" office:value-type="float" office:value="2" calcext:value-type="float">
            <text:p>2</text:p>
          </table:table-cell>
          <table:table-cell table:formula="of:=VLOOKUP([.$A18];[$regras_reed.$A$2:$regras_reed.$H$99];7;0)" office:value-type="float" office:value="106" calcext:value-type="float">
            <text:p>106</text:p>
          </table:table-cell>
          <table:table-cell table:formula="of:=VLOOKUP([.$A18];[$regras_reed_otimos.$A$2:$regras_reed_otimos.$H$99];6;0)" office:value-type="float" office:value="3" calcext:value-type="float">
            <text:p>3</text:p>
          </table:table-cell>
          <table:table-cell table:formula="of:=VLOOKUP([.$A18];[$regras_reed_otimos.$A$2:$regras_reed_otimos.$H$99];7;0)" office:value-type="float" office:value="1071" calcext:value-type="float">
            <text:p>107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wb10-n10-gc8247-qc26084.tfc</text:p>
          </table:table-cell>
          <table:table-cell table:style-name="ce10" table:formula="of:=VLOOKUP([.$A19];[$regras.$A$2:$regras.$H$99];2;0)" office:value-type="float" office:value="8247" calcext:value-type="float">
            <text:p>8.247</text:p>
          </table:table-cell>
          <table:table-cell table:style-name="ce10" table:formula="of:=VLOOKUP([.$A19];[$regras.$A$2:$regras.$H$99];3;0)" office:value-type="float" office:value="30107" calcext:value-type="float">
            <text:p>30.107</text:p>
          </table:table-cell>
          <table:table-cell table:style-name="ce10" table:formula="of:=VLOOKUP([.$A19];[$regras.$A$2:$regras.$H$99];4;0)" office:value-type="float" office:value="8233" calcext:value-type="float">
            <text:p>8.233</text:p>
          </table:table-cell>
          <table:table-cell table:style-name="ce10" table:formula="of:=VLOOKUP([.$A19];[$regras.$A$2:$regras.$H$99];5;0)" office:value-type="float" office:value="30127" calcext:value-type="float">
            <text:p>30.127</text:p>
          </table:table-cell>
          <table:table-cell table:style-name="ce10" table:formula="of:=VLOOKUP([.$A19];[$regras.$A$2:$regras.$H$99];6;0)" office:value-type="float" office:value="14" calcext:value-type="float">
            <text:p>14</text:p>
          </table:table-cell>
          <table:table-cell table:style-name="ce10" table:formula="of:=VLOOKUP([.$A19];[$regras.$A$2:$regras.$H$99];7;0)" office:value-type="float" office:value="-20" calcext:value-type="float">
            <text:p>-20</text:p>
          </table:table-cell>
          <table:table-cell table:style-name="ce4" table:formula="of:=VLOOKUP([.$A19];[$regras_otimos.$A$2:$regras_otimos.$H$99];6;0)" office:value-type="float" office:value="89" calcext:value-type="float">
            <text:p>89</text:p>
          </table:table-cell>
          <table:table-cell table:style-name="ce4" table:formula="of:=VLOOKUP([.$A19];[$regras_otimos.$A$2:$regras_otimos.$H$99];7;0)" office:value-type="float" office:value="-325" calcext:value-type="float">
            <text:p>-325</text:p>
          </table:table-cell>
          <table:table-cell table:formula="of:=VLOOKUP([.$A19];[$regras_otimos_reed.$A$2:$regras_otimos_reed.$H$99];6;0)" office:value-type="float" office:value="-10" calcext:value-type="float">
            <text:p>-10</text:p>
          </table:table-cell>
          <table:table-cell table:formula="of:=VLOOKUP([.$A19];[$regras_otimos_reed.$A$2:$regras_otimos_reed.$H$99];7;0)" office:value-type="float" office:value="-1088" calcext:value-type="float">
            <text:p>-1088</text:p>
          </table:table-cell>
          <table:table-cell table:formula="of:=VLOOKUP([.$A19];[$regras_reed.$A$2:$regras_reed.$H$99];6;0)" office:value-type="float" office:value="5" calcext:value-type="float">
            <text:p>5</text:p>
          </table:table-cell>
          <table:table-cell table:formula="of:=VLOOKUP([.$A19];[$regras_reed.$A$2:$regras_reed.$H$99];7;0)" office:value-type="float" office:value="-1049" calcext:value-type="float">
            <text:p>-1049</text:p>
          </table:table-cell>
          <table:table-cell table:formula="of:=VLOOKUP([.$A19];[$regras_reed_otimos.$A$2:$regras_reed_otimos.$H$99];6;0)" office:value-type="float" office:value="92" calcext:value-type="float">
            <text:p>92</text:p>
          </table:table-cell>
          <table:table-cell table:formula="of:=VLOOKUP([.$A19];[$regras_reed_otimos.$A$2:$regras_reed_otimos.$H$99];7;0)" office:value-type="float" office:value="418" calcext:value-type="float">
            <text:p>4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wb10-n10-gc9213-qc26906.tfc</text:p>
          </table:table-cell>
          <table:table-cell table:style-name="ce10" table:formula="of:=VLOOKUP([.$A20];[$regras.$A$2:$regras.$H$99];2;0)" office:value-type="float" office:value="9213" calcext:value-type="float">
            <text:p>9.213</text:p>
          </table:table-cell>
          <table:table-cell table:style-name="ce10" table:formula="of:=VLOOKUP([.$A20];[$regras.$A$2:$regras.$H$99];3;0)" office:value-type="float" office:value="30929" calcext:value-type="float">
            <text:p>30.929</text:p>
          </table:table-cell>
          <table:table-cell table:style-name="ce10" table:formula="of:=VLOOKUP([.$A20];[$regras.$A$2:$regras.$H$99];4;0)" office:value-type="float" office:value="8233" calcext:value-type="float">
            <text:p>8.233</text:p>
          </table:table-cell>
          <table:table-cell table:style-name="ce10" table:formula="of:=VLOOKUP([.$A20];[$regras.$A$2:$regras.$H$99];5;0)" office:value-type="float" office:value="30127" calcext:value-type="float">
            <text:p>30.127</text:p>
          </table:table-cell>
          <table:table-cell table:style-name="ce10" table:formula="of:=VLOOKUP([.$A20];[$regras.$A$2:$regras.$H$99];6;0)" office:value-type="float" office:value="980" calcext:value-type="float">
            <text:p>980</text:p>
          </table:table-cell>
          <table:table-cell table:style-name="ce10" table:formula="of:=VLOOKUP([.$A20];[$regras.$A$2:$regras.$H$99];7;0)" office:value-type="float" office:value="802" calcext:value-type="float">
            <text:p>802</text:p>
          </table:table-cell>
          <table:table-cell table:style-name="ce4" table:formula="of:=VLOOKUP([.$A20];[$regras_otimos.$A$2:$regras_otimos.$H$99];6;0)" office:value-type="float" office:value="89" calcext:value-type="float">
            <text:p>89</text:p>
          </table:table-cell>
          <table:table-cell table:style-name="ce4" table:formula="of:=VLOOKUP([.$A20];[$regras_otimos.$A$2:$regras_otimos.$H$99];7;0)" office:value-type="float" office:value="-325" calcext:value-type="float">
            <text:p>-325</text:p>
          </table:table-cell>
          <table:table-cell table:formula="of:=VLOOKUP([.$A20];[$regras_otimos_reed.$A$2:$regras_otimos_reed.$H$99];6;0)" office:value-type="float" office:value="-10" calcext:value-type="float">
            <text:p>-10</text:p>
          </table:table-cell>
          <table:table-cell table:formula="of:=VLOOKUP([.$A20];[$regras_otimos_reed.$A$2:$regras_otimos_reed.$H$99];7;0)" office:value-type="float" office:value="-1088" calcext:value-type="float">
            <text:p>-1088</text:p>
          </table:table-cell>
          <table:table-cell table:formula="of:=VLOOKUP([.$A20];[$regras_reed.$A$2:$regras_reed.$H$99];6;0)" office:value-type="float" office:value="5" calcext:value-type="float">
            <text:p>5</text:p>
          </table:table-cell>
          <table:table-cell table:formula="of:=VLOOKUP([.$A20];[$regras_reed.$A$2:$regras_reed.$H$99];7;0)" office:value-type="float" office:value="-1049" calcext:value-type="float">
            <text:p>-1049</text:p>
          </table:table-cell>
          <table:table-cell table:formula="of:=VLOOKUP([.$A20];[$regras_reed_otimos.$A$2:$regras_reed_otimos.$H$99];6;0)" office:value-type="float" office:value="92" calcext:value-type="float">
            <text:p>92</text:p>
          </table:table-cell>
          <table:table-cell table:formula="of:=VLOOKUP([.$A20];[$regras_reed_otimos.$A$2:$regras_reed_otimos.$H$99];7;0)" office:value-type="float" office:value="418" calcext:value-type="float">
            <text:p>4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wb10_out.tfc</text:p>
          </table:table-cell>
          <table:table-cell table:style-name="ce10" table:formula="of:=VLOOKUP([.$A21];[$regras.$A$2:$regras.$H$99];2;0)" office:value-type="float" office:value="7458" calcext:value-type="float">
            <text:p>7.458</text:p>
          </table:table-cell>
          <table:table-cell table:style-name="ce10" table:formula="of:=VLOOKUP([.$A21];[$regras.$A$2:$regras.$H$99];3;0)" office:value-type="float" office:value="43534" calcext:value-type="float">
            <text:p>43.534</text:p>
          </table:table-cell>
          <table:table-cell table:style-name="ce10" table:formula="of:=VLOOKUP([.$A21];[$regras.$A$2:$regras.$H$99];4;0)" office:value-type="float" office:value="6404" calcext:value-type="float">
            <text:p>6.404</text:p>
          </table:table-cell>
          <table:table-cell table:style-name="ce10" table:formula="of:=VLOOKUP([.$A21];[$regras.$A$2:$regras.$H$99];5;0)" office:value-type="float" office:value="43485" calcext:value-type="float">
            <text:p>43.485</text:p>
          </table:table-cell>
          <table:table-cell table:style-name="ce10" table:formula="of:=VLOOKUP([.$A21];[$regras.$A$2:$regras.$H$99];6;0)" office:value-type="float" office:value="1054" calcext:value-type="float">
            <text:p>1.054</text:p>
          </table:table-cell>
          <table:table-cell table:style-name="ce10" table:formula="of:=VLOOKUP([.$A21];[$regras.$A$2:$regras.$H$99];7;0)" office:value-type="float" office:value="49" calcext:value-type="float">
            <text:p>49</text:p>
          </table:table-cell>
          <table:table-cell table:style-name="ce4" table:formula="of:=VLOOKUP([.$A21];[$regras_otimos.$A$2:$regras_otimos.$H$99];6;0)" office:value-type="float" office:value="174" calcext:value-type="float">
            <text:p>174</text:p>
          </table:table-cell>
          <table:table-cell table:style-name="ce4" table:formula="of:=VLOOKUP([.$A21];[$regras_otimos.$A$2:$regras_otimos.$H$99];7;0)" office:value-type="float" office:value="-80" calcext:value-type="float">
            <text:p>-80</text:p>
          </table:table-cell>
          <table:table-cell table:formula="of:=VLOOKUP([.$A21];[$regras_otimos_reed.$A$2:$regras_otimos_reed.$H$99];6;0)" office:value-type="float" office:value="-144" calcext:value-type="float">
            <text:p>-144</text:p>
          </table:table-cell>
          <table:table-cell table:formula="of:=VLOOKUP([.$A21];[$regras_otimos_reed.$A$2:$regras_otimos_reed.$H$99];7;0)" office:value-type="float" office:value="-4398" calcext:value-type="float">
            <text:p>-4398</text:p>
          </table:table-cell>
          <table:table-cell table:formula="of:=VLOOKUP([.$A21];[$regras_reed.$A$2:$regras_reed.$H$99];6;0)" office:value-type="float" office:value="-5" calcext:value-type="float">
            <text:p>-5</text:p>
          </table:table-cell>
          <table:table-cell table:formula="of:=VLOOKUP([.$A21];[$regras_reed.$A$2:$regras_reed.$H$99];7;0)" office:value-type="float" office:value="-8555" calcext:value-type="float">
            <text:p>-8555</text:p>
          </table:table-cell>
          <table:table-cell table:formula="of:=VLOOKUP([.$A21];[$regras_reed_otimos.$A$2:$regras_reed_otimos.$H$99];6;0)" office:value-type="float" office:value="186" calcext:value-type="float">
            <text:p>186</text:p>
          </table:table-cell>
          <table:table-cell table:formula="of:=VLOOKUP([.$A21];[$regras_reed_otimos.$A$2:$regras_reed_otimos.$H$99];7;0)" office:value-type="float" office:value="7119" calcext:value-type="float">
            <text:p>71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wb11-n11-gc21432-qc69138.tfc</text:p>
          </table:table-cell>
          <table:table-cell table:style-name="ce10" table:formula="of:=VLOOKUP([.$A22];[$regras.$A$2:$regras.$H$99];2;0)" office:value-type="float" office:value="21432" calcext:value-type="float">
            <text:p>21.432</text:p>
          </table:table-cell>
          <table:table-cell table:style-name="ce10" table:formula="of:=VLOOKUP([.$A22];[$regras.$A$2:$regras.$H$99];3;0)" office:value-type="float" office:value="103956" calcext:value-type="float">
            <text:p>103.956</text:p>
          </table:table-cell>
          <table:table-cell table:style-name="ce10" table:formula="of:=VLOOKUP([.$A22];[$regras.$A$2:$regras.$H$99];4;0)" office:value-type="float" office:value="21382" calcext:value-type="float">
            <text:p>21.382</text:p>
          </table:table-cell>
          <table:table-cell table:style-name="ce10" table:formula="of:=VLOOKUP([.$A22];[$regras.$A$2:$regras.$H$99];5;0)" office:value-type="float" office:value="104114" calcext:value-type="float">
            <text:p>104.114</text:p>
          </table:table-cell>
          <table:table-cell table:style-name="ce10" table:formula="of:=VLOOKUP([.$A22];[$regras.$A$2:$regras.$H$99];6;0)" office:value-type="float" office:value="50" calcext:value-type="float">
            <text:p>50</text:p>
          </table:table-cell>
          <table:table-cell table:style-name="ce10" table:formula="of:=VLOOKUP([.$A22];[$regras.$A$2:$regras.$H$99];7;0)" office:value-type="float" office:value="-158" calcext:value-type="float">
            <text:p>-158</text:p>
          </table:table-cell>
          <table:table-cell table:style-name="ce4" table:formula="of:=VLOOKUP([.$A22];[$regras_otimos.$A$2:$regras_otimos.$H$99];6;0)" office:value-type="float" office:value="218" calcext:value-type="float">
            <text:p>218</text:p>
          </table:table-cell>
          <table:table-cell table:style-name="ce4" table:formula="of:=VLOOKUP([.$A22];[$regras_otimos.$A$2:$regras_otimos.$H$99];7;0)" office:value-type="float" office:value="-1169" calcext:value-type="float">
            <text:p>-1169</text:p>
          </table:table-cell>
          <table:table-cell table:formula="of:=VLOOKUP([.$A22];[$regras_otimos_reed.$A$2:$regras_otimos_reed.$H$99];6;0)" office:value-type="float" office:value="-81" calcext:value-type="float">
            <text:p>-81</text:p>
          </table:table-cell>
          <table:table-cell table:formula="of:=VLOOKUP([.$A22];[$regras_otimos_reed.$A$2:$regras_otimos_reed.$H$99];7;0)" office:value-type="float" office:value="-1804" calcext:value-type="float">
            <text:p>-1804</text:p>
          </table:table-cell>
          <table:table-cell table:formula="of:=VLOOKUP([.$A22];[$regras_reed.$A$2:$regras_reed.$H$99];6;0)" office:value-type="float" office:value="-5" calcext:value-type="float">
            <text:p>-5</text:p>
          </table:table-cell>
          <table:table-cell table:formula="of:=VLOOKUP([.$A22];[$regras_reed.$A$2:$regras_reed.$H$99];7;0)" office:value-type="float" office:value="-2097" calcext:value-type="float">
            <text:p>-2097</text:p>
          </table:table-cell>
          <table:table-cell table:formula="of:=VLOOKUP([.$A22];[$regras_reed_otimos.$A$2:$regras_reed_otimos.$H$99];6;0)" office:value-type="float" office:value="199" calcext:value-type="float">
            <text:p>199</text:p>
          </table:table-cell>
          <table:table-cell table:formula="of:=VLOOKUP([.$A22];[$regras_reed_otimos.$A$2:$regras_reed_otimos.$H$99];7;0)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wb11-n11-gc24240-qc71654.tfc</text:p>
          </table:table-cell>
          <table:table-cell table:style-name="ce10" table:formula="of:=VLOOKUP([.$A23];[$regras.$A$2:$regras.$H$99];2;0)" office:value-type="float" office:value="24240" calcext:value-type="float">
            <text:p>24.240</text:p>
          </table:table-cell>
          <table:table-cell table:style-name="ce10" table:formula="of:=VLOOKUP([.$A23];[$regras.$A$2:$regras.$H$99];3;0)" office:value-type="float" office:value="106472" calcext:value-type="float">
            <text:p>106.472</text:p>
          </table:table-cell>
          <table:table-cell table:style-name="ce10" table:formula="of:=VLOOKUP([.$A23];[$regras.$A$2:$regras.$H$99];4;0)" office:value-type="float" office:value="21382" calcext:value-type="float">
            <text:p>21.382</text:p>
          </table:table-cell>
          <table:table-cell table:style-name="ce10" table:formula="of:=VLOOKUP([.$A23];[$regras.$A$2:$regras.$H$99];5;0)" office:value-type="float" office:value="104124" calcext:value-type="float">
            <text:p>104.124</text:p>
          </table:table-cell>
          <table:table-cell table:style-name="ce10" table:formula="of:=VLOOKUP([.$A23];[$regras.$A$2:$regras.$H$99];6;0)" office:value-type="float" office:value="2858" calcext:value-type="float">
            <text:p>2.858</text:p>
          </table:table-cell>
          <table:table-cell table:style-name="ce10" table:formula="of:=VLOOKUP([.$A23];[$regras.$A$2:$regras.$H$99];7;0)" office:value-type="float" office:value="2348" calcext:value-type="float">
            <text:p>2.348</text:p>
          </table:table-cell>
          <table:table-cell table:style-name="ce4" table:formula="of:=VLOOKUP([.$A23];[$regras_otimos.$A$2:$regras_otimos.$H$99];6;0)" office:value-type="float" office:value="218" calcext:value-type="float">
            <text:p>218</text:p>
          </table:table-cell>
          <table:table-cell table:style-name="ce4" table:formula="of:=VLOOKUP([.$A23];[$regras_otimos.$A$2:$regras_otimos.$H$99];7;0)" office:value-type="float" office:value="-1167" calcext:value-type="float">
            <text:p>-1167</text:p>
          </table:table-cell>
          <table:table-cell table:formula="of:=VLOOKUP([.$A23];[$regras_otimos_reed.$A$2:$regras_otimos_reed.$H$99];6;0)" office:value-type="float" office:value="-81" calcext:value-type="float">
            <text:p>-81</text:p>
          </table:table-cell>
          <table:table-cell table:formula="of:=VLOOKUP([.$A23];[$regras_otimos_reed.$A$2:$regras_otimos_reed.$H$99];7;0)" office:value-type="float" office:value="-1802" calcext:value-type="float">
            <text:p>-1802</text:p>
          </table:table-cell>
          <table:table-cell table:formula="of:=VLOOKUP([.$A23];[$regras_reed.$A$2:$regras_reed.$H$99];6;0)" office:value-type="float" office:value="-5" calcext:value-type="float">
            <text:p>-5</text:p>
          </table:table-cell>
          <table:table-cell table:formula="of:=VLOOKUP([.$A23];[$regras_reed.$A$2:$regras_reed.$H$99];7;0)" office:value-type="float" office:value="-2095" calcext:value-type="float">
            <text:p>-2095</text:p>
          </table:table-cell>
          <table:table-cell table:formula="of:=VLOOKUP([.$A23];[$regras_reed_otimos.$A$2:$regras_reed_otimos.$H$99];6;0)" office:value-type="float" office:value="199" calcext:value-type="float">
            <text:p>199</text:p>
          </table:table-cell>
          <table:table-cell table:formula="of:=VLOOKUP([.$A23];[$regras_reed_otimos.$A$2:$regras_reed_otimos.$H$99];7;0)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wb11_out.tfc</text:p>
          </table:table-cell>
          <table:table-cell table:style-name="ce10" table:formula="of:=VLOOKUP([.$A24];[$regras.$A$2:$regras.$H$99];2;0)" office:value-type="float" office:value="16144" calcext:value-type="float">
            <text:p>16.144</text:p>
          </table:table-cell>
          <table:table-cell table:style-name="ce10" table:formula="of:=VLOOKUP([.$A24];[$regras.$A$2:$regras.$H$99];3;0)" office:value-type="float" office:value="120388" calcext:value-type="float">
            <text:p>120.388</text:p>
          </table:table-cell>
          <table:table-cell table:style-name="ce10" table:formula="of:=VLOOKUP([.$A24];[$regras.$A$2:$regras.$H$99];4;0)" office:value-type="float" office:value="14194" calcext:value-type="float">
            <text:p>14.194</text:p>
          </table:table-cell>
          <table:table-cell table:style-name="ce10" table:formula="of:=VLOOKUP([.$A24];[$regras.$A$2:$regras.$H$99];5;0)" office:value-type="float" office:value="120730" calcext:value-type="float">
            <text:p>120.730</text:p>
          </table:table-cell>
          <table:table-cell table:style-name="ce10" table:formula="of:=VLOOKUP([.$A24];[$regras.$A$2:$regras.$H$99];6;0)" office:value-type="float" office:value="1950" calcext:value-type="float">
            <text:p>1.950</text:p>
          </table:table-cell>
          <table:table-cell table:style-name="ce10" table:formula="of:=VLOOKUP([.$A24];[$regras.$A$2:$regras.$H$99];7;0)" office:value-type="float" office:value="-342" calcext:value-type="float">
            <text:p>-342</text:p>
          </table:table-cell>
          <table:table-cell table:style-name="ce4" table:formula="of:=VLOOKUP([.$A24];[$regras_otimos.$A$2:$regras_otimos.$H$99];6;0)" office:value-type="float" office:value="265" calcext:value-type="float">
            <text:p>265</text:p>
          </table:table-cell>
          <table:table-cell table:style-name="ce4" table:formula="of:=VLOOKUP([.$A24];[$regras_otimos.$A$2:$regras_otimos.$H$99];7;0)" office:value-type="float" office:value="-23" calcext:value-type="float">
            <text:p>-23</text:p>
          </table:table-cell>
          <table:table-cell table:formula="of:=VLOOKUP([.$A24];[$regras_otimos_reed.$A$2:$regras_otimos_reed.$H$99];6;0)" office:value-type="float" office:value="-248" calcext:value-type="float">
            <text:p>-248</text:p>
          </table:table-cell>
          <table:table-cell table:formula="of:=VLOOKUP([.$A24];[$regras_otimos_reed.$A$2:$regras_otimos_reed.$H$99];7;0)" office:value-type="float" office:value="-11961" calcext:value-type="float">
            <text:p>-11961</text:p>
          </table:table-cell>
          <table:table-cell table:formula="of:=VLOOKUP([.$A24];[$regras_reed.$A$2:$regras_reed.$H$99];6;0)" office:value-type="float" office:value="-45" calcext:value-type="float">
            <text:p>-45</text:p>
          </table:table-cell>
          <table:table-cell table:formula="of:=VLOOKUP([.$A24];[$regras_reed.$A$2:$regras_reed.$H$99];7;0)" office:value-type="float" office:value="-23713" calcext:value-type="float">
            <text:p>-23713</text:p>
          </table:table-cell>
          <table:table-cell table:formula="of:=VLOOKUP([.$A24];[$regras_reed_otimos.$A$2:$regras_reed_otimos.$H$99];6;0)" office:value-type="float" office:value="372" calcext:value-type="float">
            <text:p>372</text:p>
          </table:table-cell>
          <table:table-cell table:formula="of:=VLOOKUP([.$A24];[$regras_reed_otimos.$A$2:$regras_reed_otimos.$H$99];7;0)" office:value-type="float" office:value="22186" calcext:value-type="float">
            <text:p>221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1-hwb7_15.tfc</text:p>
          </table:table-cell>
          <table:table-cell table:style-name="ce10" table:formula="of:=VLOOKUP([.$A25];[$regras.$A$2:$regras.$H$99];2;0)" office:value-type="float" office:value="396" calcext:value-type="float">
            <text:p>396</text:p>
          </table:table-cell>
          <table:table-cell table:style-name="ce10" table:formula="of:=VLOOKUP([.$A25];[$regras.$A$2:$regras.$H$99];3;0)" office:value-type="float" office:value="41123" calcext:value-type="float">
            <text:p>41.123</text:p>
          </table:table-cell>
          <table:table-cell table:style-name="ce10" table:formula="of:=VLOOKUP([.$A25];[$regras.$A$2:$regras.$H$99];4;0)" office:value-type="float" office:value="390" calcext:value-type="float">
            <text:p>390</text:p>
          </table:table-cell>
          <table:table-cell table:style-name="ce10" table:formula="of:=VLOOKUP([.$A25];[$regras.$A$2:$regras.$H$99];5;0)" office:value-type="float" office:value="40373" calcext:value-type="float">
            <text:p>40.373</text:p>
          </table:table-cell>
          <table:table-cell table:style-name="ce10" table:formula="of:=VLOOKUP([.$A25];[$regras.$A$2:$regras.$H$99];6;0)" office:value-type="float" office:value="6" calcext:value-type="float">
            <text:p>6</text:p>
          </table:table-cell>
          <table:table-cell table:style-name="ce10" table:formula="of:=VLOOKUP([.$A25];[$regras.$A$2:$regras.$H$99];7;0)" office:value-type="float" office:value="750" calcext:value-type="float">
            <text:p>750</text:p>
          </table:table-cell>
          <table:table-cell table:style-name="ce4" table:formula="of:=VLOOKUP([.$A25];[$regras_otimos.$A$2:$regras_otimos.$H$99];6;0)" office:value-type="float" office:value="10" calcext:value-type="float">
            <text:p>10</text:p>
          </table:table-cell>
          <table:table-cell table:style-name="ce4" table:formula="of:=VLOOKUP([.$A25];[$regras_otimos.$A$2:$regras_otimos.$H$99];7;0)" office:value-type="float" office:value="3030" calcext:value-type="float">
            <text:p>3030</text:p>
          </table:table-cell>
          <table:table-cell table:formula="of:=VLOOKUP([.$A25];[$regras_otimos_reed.$A$2:$regras_otimos_reed.$H$99];6;0)" office:value-type="float" office:value="-16" calcext:value-type="float">
            <text:p>-16</text:p>
          </table:table-cell>
          <table:table-cell table:formula="of:=VLOOKUP([.$A25];[$regras_otimos_reed.$A$2:$regras_otimos_reed.$H$99];7;0)" office:value-type="float" office:value="-1719" calcext:value-type="float">
            <text:p>-1719</text:p>
          </table:table-cell>
          <table:table-cell table:formula="of:=VLOOKUP([.$A25];[$regras_reed.$A$2:$regras_reed.$H$99];6;0)" office:value-type="float" office:value="-6" calcext:value-type="float">
            <text:p>-6</text:p>
          </table:table-cell>
          <table:table-cell table:formula="of:=VLOOKUP([.$A25];[$regras_reed.$A$2:$regras_reed.$H$99];7;0)" office:value-type="float" office:value="415" calcext:value-type="float">
            <text:p>415</text:p>
          </table:table-cell>
          <table:table-cell table:formula="of:=VLOOKUP([.$A25];[$regras_reed_otimos.$A$2:$regras_reed_otimos.$H$99];6;0)" office:value-type="float" office:value="1" calcext:value-type="float">
            <text:p>1</text:p>
          </table:table-cell>
          <table:table-cell table:formula="of:=VLOOKUP([.$A25];[$regras_reed_otimos.$A$2:$regras_reed_otimos.$H$99];7;0)" office:value-type="float" office:value="1453" calcext:value-type="float">
            <text:p>145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1-hwb7_15_inv.tfc</text:p>
          </table:table-cell>
          <table:table-cell table:style-name="ce10" table:formula="of:=VLOOKUP([.$A26];[$regras.$A$2:$regras.$H$99];2;0)" office:value-type="float" office:value="282" calcext:value-type="float">
            <text:p>282</text:p>
          </table:table-cell>
          <table:table-cell table:style-name="ce10" table:formula="of:=VLOOKUP([.$A26];[$regras.$A$2:$regras.$H$99];3;0)" office:value-type="float" office:value="27180" calcext:value-type="float">
            <text:p>27.180</text:p>
          </table:table-cell>
          <table:table-cell table:style-name="ce10" table:formula="of:=VLOOKUP([.$A26];[$regras.$A$2:$regras.$H$99];4;0)" office:value-type="float" office:value="282" calcext:value-type="float">
            <text:p>282</text:p>
          </table:table-cell>
          <table:table-cell table:style-name="ce10" table:formula="of:=VLOOKUP([.$A26];[$regras.$A$2:$regras.$H$99];5;0)" office:value-type="float" office:value="27180" calcext:value-type="float">
            <text:p>27.180</text:p>
          </table:table-cell>
          <table:table-cell table:style-name="ce10" table:formula="of:=VLOOKUP([.$A26];[$regras.$A$2:$regras.$H$99];6;0)" office:value-type="float" office:value="0" calcext:value-type="float">
            <text:p>0</text:p>
          </table:table-cell>
          <table:table-cell table:style-name="ce10" table:formula="of:=VLOOKUP([.$A26];[$regras.$A$2:$regras.$H$99];7;0)" office:value-type="float" office:value="0" calcext:value-type="float">
            <text:p>0</text:p>
          </table:table-cell>
          <table:table-cell table:style-name="ce4" table:formula="of:=VLOOKUP([.$A26];[$regras_otimos.$A$2:$regras_otimos.$H$99];6;0)" office:value-type="float" office:value="6" calcext:value-type="float">
            <text:p>6</text:p>
          </table:table-cell>
          <table:table-cell table:style-name="ce4" table:formula="of:=VLOOKUP([.$A26];[$regras_otimos.$A$2:$regras_otimos.$H$99];7;0)" office:value-type="float" office:value="1834" calcext:value-type="float">
            <text:p>1834</text:p>
          </table:table-cell>
          <table:table-cell table:formula="of:=VLOOKUP([.$A26];[$regras_otimos_reed.$A$2:$regras_otimos_reed.$H$99];6;0)" office:value-type="float" office:value="-5" calcext:value-type="float">
            <text:p>-5</text:p>
          </table:table-cell>
          <table:table-cell table:formula="of:=VLOOKUP([.$A26];[$regras_otimos_reed.$A$2:$regras_otimos_reed.$H$99];7;0)" office:value-type="float" office:value="-709" calcext:value-type="float">
            <text:p>-709</text:p>
          </table:table-cell>
          <table:table-cell table:formula="of:=VLOOKUP([.$A26];[$regras_reed.$A$2:$regras_reed.$H$99];6;0)" office:value-type="float" office:value="-1" calcext:value-type="float">
            <text:p>-1</text:p>
          </table:table-cell>
          <table:table-cell table:formula="of:=VLOOKUP([.$A26];[$regras_reed.$A$2:$regras_reed.$H$99];7;0)" office:value-type="float" office:value="715" calcext:value-type="float">
            <text:p>715</text:p>
          </table:table-cell>
          <table:table-cell table:formula="of:=VLOOKUP([.$A26];[$regras_reed_otimos.$A$2:$regras_reed_otimos.$H$99];6;0)" office:value-type="float" office:value="0" calcext:value-type="float">
            <text:p>0</text:p>
          </table:table-cell>
          <table:table-cell table:formula="of:=VLOOKUP([.$A26];[$regras_reed_otimos.$A$2:$regras_reed_otimos.$H$99];7;0)" office:value-type="float" office:value="980" calcext:value-type="float">
            <text:p>98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2-hwb7_15.tfc</text:p>
          </table:table-cell>
          <table:table-cell table:style-name="ce10" table:formula="of:=VLOOKUP([.$A27];[$regras.$A$2:$regras.$H$99];2;0)" office:value-type="float" office:value="353" calcext:value-type="float">
            <text:p>353</text:p>
          </table:table-cell>
          <table:table-cell table:style-name="ce10" table:formula="of:=VLOOKUP([.$A27];[$regras.$A$2:$regras.$H$99];3;0)" office:value-type="float" office:value="35117" calcext:value-type="float">
            <text:p>35.117</text:p>
          </table:table-cell>
          <table:table-cell table:style-name="ce10" table:formula="of:=VLOOKUP([.$A27];[$regras.$A$2:$regras.$H$99];4;0)" office:value-type="float" office:value="351" calcext:value-type="float">
            <text:p>351</text:p>
          </table:table-cell>
          <table:table-cell table:style-name="ce10" table:formula="of:=VLOOKUP([.$A27];[$regras.$A$2:$regras.$H$99];5;0)" office:value-type="float" office:value="34867" calcext:value-type="float">
            <text:p>34.867</text:p>
          </table:table-cell>
          <table:table-cell table:style-name="ce10" table:formula="of:=VLOOKUP([.$A27];[$regras.$A$2:$regras.$H$99];6;0)" office:value-type="float" office:value="2" calcext:value-type="float">
            <text:p>2</text:p>
          </table:table-cell>
          <table:table-cell table:style-name="ce10" table:formula="of:=VLOOKUP([.$A27];[$regras.$A$2:$regras.$H$99];7;0)" office:value-type="float" office:value="250" calcext:value-type="float">
            <text:p>250</text:p>
          </table:table-cell>
          <table:table-cell table:style-name="ce4" table:formula="of:=VLOOKUP([.$A27];[$regras_otimos.$A$2:$regras_otimos.$H$99];6;0)" office:value-type="float" office:value="20" calcext:value-type="float">
            <text:p>20</text:p>
          </table:table-cell>
          <table:table-cell table:style-name="ce4" table:formula="of:=VLOOKUP([.$A27];[$regras_otimos.$A$2:$regras_otimos.$H$99];7;0)" office:value-type="float" office:value="4540" calcext:value-type="float">
            <text:p>4540</text:p>
          </table:table-cell>
          <table:table-cell table:formula="of:=VLOOKUP([.$A27];[$regras_otimos_reed.$A$2:$regras_otimos_reed.$H$99];6;0)" office:value-type="float" office:value="-6" calcext:value-type="float">
            <text:p>-6</text:p>
          </table:table-cell>
          <table:table-cell table:formula="of:=VLOOKUP([.$A27];[$regras_otimos_reed.$A$2:$regras_otimos_reed.$H$99];7;0)" office:value-type="float" office:value="-146" calcext:value-type="float">
            <text:p>-146</text:p>
          </table:table-cell>
          <table:table-cell table:formula="of:=VLOOKUP([.$A27];[$regras_reed.$A$2:$regras_reed.$H$99];6;0)" office:value-type="float" office:value="4" calcext:value-type="float">
            <text:p>4</text:p>
          </table:table-cell>
          <table:table-cell table:formula="of:=VLOOKUP([.$A27];[$regras_reed.$A$2:$regras_reed.$H$99];7;0)" office:value-type="float" office:value="2216" calcext:value-type="float">
            <text:p>2216</text:p>
          </table:table-cell>
          <table:table-cell table:formula="of:=VLOOKUP([.$A27];[$regras_reed_otimos.$A$2:$regras_reed_otimos.$H$99];6;0)" office:value-type="float" office:value="10" calcext:value-type="float">
            <text:p>10</text:p>
          </table:table-cell>
          <table:table-cell table:formula="of:=VLOOKUP([.$A27];[$regras_reed_otimos.$A$2:$regras_reed_otimos.$H$99];7;0)" office:value-type="float" office:value="2678" calcext:value-type="float">
            <text:p>267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2-hwb7_15_inv.tfc</text:p>
          </table:table-cell>
          <table:table-cell table:style-name="ce10" table:formula="of:=VLOOKUP([.$A28];[$regras.$A$2:$regras.$H$99];2;0)" office:value-type="float" office:value="291" calcext:value-type="float">
            <text:p>291</text:p>
          </table:table-cell>
          <table:table-cell table:style-name="ce10" table:formula="of:=VLOOKUP([.$A28];[$regras.$A$2:$regras.$H$99];3;0)" office:value-type="float" office:value="27426" calcext:value-type="float">
            <text:p>27.426</text:p>
          </table:table-cell>
          <table:table-cell table:style-name="ce10" table:formula="of:=VLOOKUP([.$A28];[$regras.$A$2:$regras.$H$99];4;0)" office:value-type="float" office:value="287" calcext:value-type="float">
            <text:p>287</text:p>
          </table:table-cell>
          <table:table-cell table:style-name="ce10" table:formula="of:=VLOOKUP([.$A28];[$regras.$A$2:$regras.$H$99];5;0)" office:value-type="float" office:value="26926" calcext:value-type="float">
            <text:p>26.926</text:p>
          </table:table-cell>
          <table:table-cell table:style-name="ce10" table:formula="of:=VLOOKUP([.$A28];[$regras.$A$2:$regras.$H$99];6;0)" office:value-type="float" office:value="4" calcext:value-type="float">
            <text:p>4</text:p>
          </table:table-cell>
          <table:table-cell table:style-name="ce10" table:formula="of:=VLOOKUP([.$A28];[$regras.$A$2:$regras.$H$99];7;0)" office:value-type="float" office:value="500" calcext:value-type="float">
            <text:p>500</text:p>
          </table:table-cell>
          <table:table-cell table:style-name="ce4" table:formula="of:=VLOOKUP([.$A28];[$regras_otimos.$A$2:$regras_otimos.$H$99];6;0)" office:value-type="float" office:value="7" calcext:value-type="float">
            <text:p>7</text:p>
          </table:table-cell>
          <table:table-cell table:style-name="ce4" table:formula="of:=VLOOKUP([.$A28];[$regras_otimos.$A$2:$regras_otimos.$H$99];7;0)" office:value-type="float" office:value="2236" calcext:value-type="float">
            <text:p>2236</text:p>
          </table:table-cell>
          <table:table-cell table:formula="of:=VLOOKUP([.$A28];[$regras_otimos_reed.$A$2:$regras_otimos_reed.$H$99];6;0)" office:value-type="float" office:value="-7" calcext:value-type="float">
            <text:p>-7</text:p>
          </table:table-cell>
          <table:table-cell table:formula="of:=VLOOKUP([.$A28];[$regras_otimos_reed.$A$2:$regras_otimos_reed.$H$99];7;0)" office:value-type="float" office:value="-485" calcext:value-type="float">
            <text:p>-485</text:p>
          </table:table-cell>
          <table:table-cell table:formula="of:=VLOOKUP([.$A28];[$regras_reed.$A$2:$regras_reed.$H$99];6;0)" office:value-type="float" office:value="-3" calcext:value-type="float">
            <text:p>-3</text:p>
          </table:table-cell>
          <table:table-cell table:formula="of:=VLOOKUP([.$A28];[$regras_reed.$A$2:$regras_reed.$H$99];7;0)" office:value-type="float" office:value="544" calcext:value-type="float">
            <text:p>544</text:p>
          </table:table-cell>
          <table:table-cell table:formula="of:=VLOOKUP([.$A28];[$regras_reed_otimos.$A$2:$regras_reed_otimos.$H$99];6;0)" office:value-type="float" office:value="4" calcext:value-type="float">
            <text:p>4</text:p>
          </table:table-cell>
          <table:table-cell table:formula="of:=VLOOKUP([.$A28];[$regras_reed_otimos.$A$2:$regras_reed_otimos.$H$99];7;0)" office:value-type="float" office:value="1863" calcext:value-type="float">
            <text:p>186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wb7-236.tfc</text:p>
          </table:table-cell>
          <table:table-cell table:style-name="ce10" table:formula="of:=VLOOKUP([.$A29];[$regras.$A$2:$regras.$H$99];2;0)" office:value-type="float" office:value="236" calcext:value-type="float">
            <text:p>236</text:p>
          </table:table-cell>
          <table:table-cell table:style-name="ce10" table:formula="of:=VLOOKUP([.$A29];[$regras.$A$2:$regras.$H$99];3;0)" office:value-type="float" office:value="4188" calcext:value-type="float">
            <text:p>4.188</text:p>
          </table:table-cell>
          <table:table-cell table:style-name="ce10" table:formula="of:=VLOOKUP([.$A29];[$regras.$A$2:$regras.$H$99];4;0)" office:value-type="float" office:value="236" calcext:value-type="float">
            <text:p>236</text:p>
          </table:table-cell>
          <table:table-cell table:style-name="ce10" table:formula="of:=VLOOKUP([.$A29];[$regras.$A$2:$regras.$H$99];5;0)" office:value-type="float" office:value="4188" calcext:value-type="float">
            <text:p>4.188</text:p>
          </table:table-cell>
          <table:table-cell table:style-name="ce10" table:formula="of:=VLOOKUP([.$A29];[$regras.$A$2:$regras.$H$99];6;0)" office:value-type="float" office:value="0" calcext:value-type="float">
            <text:p>0</text:p>
          </table:table-cell>
          <table:table-cell table:style-name="ce10" table:formula="of:=VLOOKUP([.$A29];[$regras.$A$2:$regras.$H$99];7;0)" office:value-type="float" office:value="0" calcext:value-type="float">
            <text:p>0</text:p>
          </table:table-cell>
          <table:table-cell table:style-name="ce4" table:formula="of:=VLOOKUP([.$A29];[$regras_otimos.$A$2:$regras_otimos.$H$99];6;0)" office:value-type="float" office:value="8" calcext:value-type="float">
            <text:p>8</text:p>
          </table:table-cell>
          <table:table-cell table:style-name="ce4" table:formula="of:=VLOOKUP([.$A29];[$regras_otimos.$A$2:$regras_otimos.$H$99];7;0)" office:value-type="float" office:value="112" calcext:value-type="float">
            <text:p>112</text:p>
          </table:table-cell>
          <table:table-cell table:formula="of:=VLOOKUP([.$A29];[$regras_otimos_reed.$A$2:$regras_otimos_reed.$H$99];6;0)" office:value-type="float" office:value="-17" calcext:value-type="float">
            <text:p>-17</text:p>
          </table:table-cell>
          <table:table-cell table:formula="of:=VLOOKUP([.$A29];[$regras_otimos_reed.$A$2:$regras_otimos_reed.$H$99];7;0)" office:value-type="float" office:value="-1597" calcext:value-type="float">
            <text:p>-1597</text:p>
          </table:table-cell>
          <table:table-cell table:formula="of:=VLOOKUP([.$A29];[$regras_reed.$A$2:$regras_reed.$H$99];6;0)" office:value-type="float" office:value="-9" calcext:value-type="float">
            <text:p>-9</text:p>
          </table:table-cell>
          <table:table-cell table:formula="of:=VLOOKUP([.$A29];[$regras_reed.$A$2:$regras_reed.$H$99];7;0)" office:value-type="float" office:value="-1401" calcext:value-type="float">
            <text:p>-1401</text:p>
          </table:table-cell>
          <table:table-cell table:formula="of:=VLOOKUP([.$A29];[$regras_reed_otimos.$A$2:$regras_reed_otimos.$H$99];6;0)" office:value-type="float" office:value="2" calcext:value-type="float">
            <text:p>2</text:p>
          </table:table-cell>
          <table:table-cell table:formula="of:=VLOOKUP([.$A29];[$regras_reed_otimos.$A$2:$regras_reed_otimos.$H$99];7;0)" office:value-type="float" office:value="374" calcext:value-type="float">
            <text:p>37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wb7-331-2609a.tfc</text:p>
          </table:table-cell>
          <table:table-cell table:style-name="ce10" table:formula="of:=VLOOKUP([.$A30];[$regras.$A$2:$regras.$H$99];2;0)" office:value-type="float" office:value="331" calcext:value-type="float">
            <text:p>331</text:p>
          </table:table-cell>
          <table:table-cell table:style-name="ce10" table:formula="of:=VLOOKUP([.$A30];[$regras.$A$2:$regras.$H$99];3;0)" office:value-type="float" office:value="2839" calcext:value-type="float">
            <text:p>2.839</text:p>
          </table:table-cell>
          <table:table-cell table:style-name="ce10" table:formula="of:=VLOOKUP([.$A30];[$regras.$A$2:$regras.$H$99];4;0)" office:value-type="float" office:value="327" calcext:value-type="float">
            <text:p>327</text:p>
          </table:table-cell>
          <table:table-cell table:style-name="ce10" table:formula="of:=VLOOKUP([.$A30];[$regras.$A$2:$regras.$H$99];5;0)" office:value-type="float" office:value="2835" calcext:value-type="float">
            <text:p>2.835</text:p>
          </table:table-cell>
          <table:table-cell table:style-name="ce10" table:formula="of:=VLOOKUP([.$A30];[$regras.$A$2:$regras.$H$99];6;0)" office:value-type="float" office:value="4" calcext:value-type="float">
            <text:p>4</text:p>
          </table:table-cell>
          <table:table-cell table:style-name="ce10" table:formula="of:=VLOOKUP([.$A30];[$regras.$A$2:$regras.$H$99];7;0)" office:value-type="float" office:value="4" calcext:value-type="float">
            <text:p>4</text:p>
          </table:table-cell>
          <table:table-cell table:style-name="ce4" table:formula="of:=VLOOKUP([.$A30];[$regras_otimos.$A$2:$regras_otimos.$H$99];6;0)" office:value-type="float" office:value="1" calcext:value-type="float">
            <text:p>1</text:p>
          </table:table-cell>
          <table:table-cell table:style-name="ce4" table:formula="of:=VLOOKUP([.$A30];[$regras_otimos.$A$2:$regras_otimos.$H$99];7;0)" office:value-type="float" office:value="-39" calcext:value-type="float">
            <text:p>-39</text:p>
          </table:table-cell>
          <table:table-cell table:formula="of:=VLOOKUP([.$A30];[$regras_otimos_reed.$A$2:$regras_otimos_reed.$H$99];6;0)" office:value-type="float" office:value="-6" calcext:value-type="float">
            <text:p>-6</text:p>
          </table:table-cell>
          <table:table-cell table:formula="of:=VLOOKUP([.$A30];[$regras_otimos_reed.$A$2:$regras_otimos_reed.$H$99];7;0)" office:value-type="float" office:value="-334" calcext:value-type="float">
            <text:p>-334</text:p>
          </table:table-cell>
          <table:table-cell table:formula="of:=VLOOKUP([.$A30];[$regras_reed.$A$2:$regras_reed.$H$99];6;0)" office:value-type="float" office:value="-3" calcext:value-type="float">
            <text:p>-3</text:p>
          </table:table-cell>
          <table:table-cell table:formula="of:=VLOOKUP([.$A30];[$regras_reed.$A$2:$regras_reed.$H$99];7;0)" office:value-type="float" office:value="-347" calcext:value-type="float">
            <text:p>-347</text:p>
          </table:table-cell>
          <table:table-cell table:formula="of:=VLOOKUP([.$A30];[$regras_reed_otimos.$A$2:$regras_reed_otimos.$H$99];6;0)" office:value-type="float" office:value="2" calcext:value-type="float">
            <text:p>2</text:p>
          </table:table-cell>
          <table:table-cell table:formula="of:=VLOOKUP([.$A30];[$regras_reed_otimos.$A$2:$regras_reed_otimos.$H$99];7;0)" office:value-type="float" office:value="198" calcext:value-type="float">
            <text:p>19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wb7tc.tfc</text:p>
          </table:table-cell>
          <table:table-cell table:style-name="ce10" table:formula="of:=VLOOKUP([.$A31];[$regras.$A$2:$regras.$H$99];2;0)" office:value-type="float" office:value="289" calcext:value-type="float">
            <text:p>289</text:p>
          </table:table-cell>
          <table:table-cell table:style-name="ce10" table:formula="of:=VLOOKUP([.$A31];[$regras.$A$2:$regras.$H$99];3;0)" office:value-type="float" office:value="5641" calcext:value-type="float">
            <text:p>5.641</text:p>
          </table:table-cell>
          <table:table-cell table:style-name="ce10" table:formula="of:=VLOOKUP([.$A31];[$regras.$A$2:$regras.$H$99];4;0)" office:value-type="float" office:value="289" calcext:value-type="float">
            <text:p>289</text:p>
          </table:table-cell>
          <table:table-cell table:style-name="ce10" table:formula="of:=VLOOKUP([.$A31];[$regras.$A$2:$regras.$H$99];5;0)" office:value-type="float" office:value="5641" calcext:value-type="float">
            <text:p>5.641</text:p>
          </table:table-cell>
          <table:table-cell table:style-name="ce10" table:formula="of:=VLOOKUP([.$A31];[$regras.$A$2:$regras.$H$99];6;0)" office:value-type="float" office:value="0" calcext:value-type="float">
            <text:p>0</text:p>
          </table:table-cell>
          <table:table-cell table:style-name="ce10" table:formula="of:=VLOOKUP([.$A31];[$regras.$A$2:$regras.$H$99];7;0)" office:value-type="float" office:value="0" calcext:value-type="float">
            <text:p>0</text:p>
          </table:table-cell>
          <table:table-cell table:style-name="ce4" table:formula="of:=VLOOKUP([.$A31];[$regras_otimos.$A$2:$regras_otimos.$H$99];6;0)" office:value-type="float" office:value="5" calcext:value-type="float">
            <text:p>5</text:p>
          </table:table-cell>
          <table:table-cell table:style-name="ce4" table:formula="of:=VLOOKUP([.$A31];[$regras_otimos.$A$2:$regras_otimos.$H$99];7;0)" office:value-type="float" office:value="133" calcext:value-type="float">
            <text:p>133</text:p>
          </table:table-cell>
          <table:table-cell table:formula="of:=VLOOKUP([.$A31];[$regras_otimos_reed.$A$2:$regras_otimos_reed.$H$99];6;0)" office:value-type="float" office:value="-20" calcext:value-type="float">
            <text:p>-20</text:p>
          </table:table-cell>
          <table:table-cell table:formula="of:=VLOOKUP([.$A31];[$regras_otimos_reed.$A$2:$regras_otimos_reed.$H$99];7;0)" office:value-type="float" office:value="-2280" calcext:value-type="float">
            <text:p>-2280</text:p>
          </table:table-cell>
          <table:table-cell table:formula="of:=VLOOKUP([.$A31];[$regras_reed.$A$2:$regras_reed.$H$99];6;0)" office:value-type="float" office:value="-15" calcext:value-type="float">
            <text:p>-15</text:p>
          </table:table-cell>
          <table:table-cell table:formula="of:=VLOOKUP([.$A31];[$regras_reed.$A$2:$regras_reed.$H$99];7;0)" office:value-type="float" office:value="-2055" calcext:value-type="float">
            <text:p>-2055</text:p>
          </table:table-cell>
          <table:table-cell table:formula="of:=VLOOKUP([.$A31];[$regras_reed_otimos.$A$2:$regras_reed_otimos.$H$99];6;0)" office:value-type="float" office:value="2" calcext:value-type="float">
            <text:p>2</text:p>
          </table:table-cell>
          <table:table-cell table:formula="of:=VLOOKUP([.$A31];[$regras_reed_otimos.$A$2:$regras_reed_otimos.$H$99];7;0)" office:value-type="float" office:value="306" calcext:value-type="float">
            <text:p>3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wb8-614-12745a.tfc</text:p>
          </table:table-cell>
          <table:table-cell table:style-name="ce10" table:formula="of:=VLOOKUP([.$A32];[$regras.$A$2:$regras.$H$99];2;0)" office:value-type="float" office:value="614" calcext:value-type="float">
            <text:p>614</text:p>
          </table:table-cell>
          <table:table-cell table:style-name="ce10" table:formula="of:=VLOOKUP([.$A32];[$regras.$A$2:$regras.$H$99];3;0)" office:value-type="float" office:value="17426" calcext:value-type="float">
            <text:p>17.426</text:p>
          </table:table-cell>
          <table:table-cell table:style-name="ce10" table:formula="of:=VLOOKUP([.$A32];[$regras.$A$2:$regras.$H$99];4;0)" office:value-type="float" office:value="614" calcext:value-type="float">
            <text:p>614</text:p>
          </table:table-cell>
          <table:table-cell table:style-name="ce10" table:formula="of:=VLOOKUP([.$A32];[$regras.$A$2:$regras.$H$99];5;0)" office:value-type="float" office:value="17426" calcext:value-type="float">
            <text:p>17.426</text:p>
          </table:table-cell>
          <table:table-cell table:style-name="ce10" table:formula="of:=VLOOKUP([.$A32];[$regras.$A$2:$regras.$H$99];6;0)" office:value-type="float" office:value="0" calcext:value-type="float">
            <text:p>0</text:p>
          </table:table-cell>
          <table:table-cell table:style-name="ce10" table:formula="of:=VLOOKUP([.$A32];[$regras.$A$2:$regras.$H$99];7;0)" office:value-type="float" office:value="0" calcext:value-type="float">
            <text:p>0</text:p>
          </table:table-cell>
          <table:table-cell table:style-name="ce4" table:formula="of:=VLOOKUP([.$A32];[$regras_otimos.$A$2:$regras_otimos.$H$99];6;0)" office:value-type="float" office:value="6" calcext:value-type="float">
            <text:p>6</text:p>
          </table:table-cell>
          <table:table-cell table:style-name="ce4" table:formula="of:=VLOOKUP([.$A32];[$regras_otimos.$A$2:$regras_otimos.$H$99];7;0)" office:value-type="float" office:value="182" calcext:value-type="float">
            <text:p>182</text:p>
          </table:table-cell>
          <table:table-cell table:formula="of:=VLOOKUP([.$A32];[$regras_otimos_reed.$A$2:$regras_otimos_reed.$H$99];6;0)" office:value-type="float" office:value="-11" calcext:value-type="float">
            <text:p>-11</text:p>
          </table:table-cell>
          <table:table-cell table:formula="of:=VLOOKUP([.$A32];[$regras_otimos_reed.$A$2:$regras_otimos_reed.$H$99];7;0)" office:value-type="float" office:value="-3123" calcext:value-type="float">
            <text:p>-3123</text:p>
          </table:table-cell>
          <table:table-cell table:formula="of:=VLOOKUP([.$A32];[$regras_reed.$A$2:$regras_reed.$H$99];6;0)" office:value-type="float" office:value="-5" calcext:value-type="float">
            <text:p>-5</text:p>
          </table:table-cell>
          <table:table-cell table:formula="of:=VLOOKUP([.$A32];[$regras_reed.$A$2:$regras_reed.$H$99];7;0)" office:value-type="float" office:value="-2953" calcext:value-type="float">
            <text:p>-2953</text:p>
          </table:table-cell>
          <table:table-cell table:formula="of:=VLOOKUP([.$A32];[$regras_reed_otimos.$A$2:$regras_reed_otimos.$H$99];6;0)" office:value-type="float" office:value="1" calcext:value-type="float">
            <text:p>1</text:p>
          </table:table-cell>
          <table:table-cell table:formula="of:=VLOOKUP([.$A32];[$regras_reed_otimos.$A$2:$regras_reed_otimos.$H$99];7;0)" office:value-type="float" office:value="261" calcext:value-type="float">
            <text:p>26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wb8-637.tfc</text:p>
          </table:table-cell>
          <table:table-cell table:style-name="ce10" table:formula="of:=VLOOKUP([.$A33];[$regras.$A$2:$regras.$H$99];2;0)" office:value-type="float" office:value="637" calcext:value-type="float">
            <text:p>637</text:p>
          </table:table-cell>
          <table:table-cell table:style-name="ce10" table:formula="of:=VLOOKUP([.$A33];[$regras.$A$2:$regras.$H$99];3;0)" office:value-type="float" office:value="19305" calcext:value-type="float">
            <text:p>19.305</text:p>
          </table:table-cell>
          <table:table-cell table:style-name="ce10" table:formula="of:=VLOOKUP([.$A33];[$regras.$A$2:$regras.$H$99];4;0)" office:value-type="float" office:value="635" calcext:value-type="float">
            <text:p>635</text:p>
          </table:table-cell>
          <table:table-cell table:style-name="ce10" table:formula="of:=VLOOKUP([.$A33];[$regras.$A$2:$regras.$H$99];5;0)" office:value-type="float" office:value="19303" calcext:value-type="float">
            <text:p>19.303</text:p>
          </table:table-cell>
          <table:table-cell table:style-name="ce10" table:formula="of:=VLOOKUP([.$A33];[$regras.$A$2:$regras.$H$99];6;0)" office:value-type="float" office:value="2" calcext:value-type="float">
            <text:p>2</text:p>
          </table:table-cell>
          <table:table-cell table:style-name="ce10" table:formula="of:=VLOOKUP([.$A33];[$regras.$A$2:$regras.$H$99];7;0)" office:value-type="float" office:value="2" calcext:value-type="float">
            <text:p>2</text:p>
          </table:table-cell>
          <table:table-cell table:style-name="ce4" table:formula="of:=VLOOKUP([.$A33];[$regras_otimos.$A$2:$regras_otimos.$H$99];6;0)" office:value-type="float" office:value="7" calcext:value-type="float">
            <text:p>7</text:p>
          </table:table-cell>
          <table:table-cell table:style-name="ce4" table:formula="of:=VLOOKUP([.$A33];[$regras_otimos.$A$2:$regras_otimos.$H$99];7;0)" office:value-type="float" office:value="151" calcext:value-type="float">
            <text:p>151</text:p>
          </table:table-cell>
          <table:table-cell table:formula="of:=VLOOKUP([.$A33];[$regras_otimos_reed.$A$2:$regras_otimos_reed.$H$99];6;0)" office:value-type="float" office:value="-23" calcext:value-type="float">
            <text:p>-23</text:p>
          </table:table-cell>
          <table:table-cell table:formula="of:=VLOOKUP([.$A33];[$regras_otimos_reed.$A$2:$regras_otimos_reed.$H$99];7;0)" office:value-type="float" office:value="-5607" calcext:value-type="float">
            <text:p>-5607</text:p>
          </table:table-cell>
          <table:table-cell table:formula="of:=VLOOKUP([.$A33];[$regras_reed.$A$2:$regras_reed.$H$99];6;0)" office:value-type="float" office:value="-9" calcext:value-type="float">
            <text:p>-9</text:p>
          </table:table-cell>
          <table:table-cell table:formula="of:=VLOOKUP([.$A33];[$regras_reed.$A$2:$regras_reed.$H$99];7;0)" office:value-type="float" office:value="-3897" calcext:value-type="float">
            <text:p>-3897</text:p>
          </table:table-cell>
          <table:table-cell table:formula="of:=VLOOKUP([.$A33];[$regras_reed_otimos.$A$2:$regras_reed_otimos.$H$99];6;0)" office:value-type="float" office:value="1" calcext:value-type="float">
            <text:p>1</text:p>
          </table:table-cell>
          <table:table-cell table:formula="of:=VLOOKUP([.$A33];[$regras_reed_otimos.$A$2:$regras_reed_otimos.$H$99];7;0)" office:value-type="float" office:value="1289" calcext:value-type="float">
            <text:p>128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wb8-749-6197a.tfc</text:p>
          </table:table-cell>
          <table:table-cell table:style-name="ce10" table:formula="of:=VLOOKUP([.$A34];[$regras.$A$2:$regras.$H$99];2;0)" office:value-type="float" office:value="749" calcext:value-type="float">
            <text:p>749</text:p>
          </table:table-cell>
          <table:table-cell table:style-name="ce10" table:formula="of:=VLOOKUP([.$A34];[$regras.$A$2:$regras.$H$99];3;0)" office:value-type="float" office:value="8341" calcext:value-type="float">
            <text:p>8.341</text:p>
          </table:table-cell>
          <table:table-cell table:style-name="ce10" table:formula="of:=VLOOKUP([.$A34];[$regras.$A$2:$regras.$H$99];4;0)" office:value-type="float" office:value="731" calcext:value-type="float">
            <text:p>731</text:p>
          </table:table-cell>
          <table:table-cell table:style-name="ce10" table:formula="of:=VLOOKUP([.$A34];[$regras.$A$2:$regras.$H$99];5;0)" office:value-type="float" office:value="8327" calcext:value-type="float">
            <text:p>8.327</text:p>
          </table:table-cell>
          <table:table-cell table:style-name="ce10" table:formula="of:=VLOOKUP([.$A34];[$regras.$A$2:$regras.$H$99];6;0)" office:value-type="float" office:value="18" calcext:value-type="float">
            <text:p>18</text:p>
          </table:table-cell>
          <table:table-cell table:style-name="ce10" table:formula="of:=VLOOKUP([.$A34];[$regras.$A$2:$regras.$H$99];7;0)" office:value-type="float" office:value="14" calcext:value-type="float">
            <text:p>14</text:p>
          </table:table-cell>
          <table:table-cell table:style-name="ce4" table:formula="of:=VLOOKUP([.$A34];[$regras_otimos.$A$2:$regras_otimos.$H$99];6;0)" office:value-type="float" office:value="4" calcext:value-type="float">
            <text:p>4</text:p>
          </table:table-cell>
          <table:table-cell table:style-name="ce4" table:formula="of:=VLOOKUP([.$A34];[$regras_otimos.$A$2:$regras_otimos.$H$99];7;0)" office:value-type="float" office:value="-24" calcext:value-type="float">
            <text:p>-24</text:p>
          </table:table-cell>
          <table:table-cell table:formula="of:=VLOOKUP([.$A34];[$regras_otimos_reed.$A$2:$regras_otimos_reed.$H$99];6;0)" office:value-type="float" office:value="-7" calcext:value-type="float">
            <text:p>-7</text:p>
          </table:table-cell>
          <table:table-cell table:formula="of:=VLOOKUP([.$A34];[$regras_otimos_reed.$A$2:$regras_otimos_reed.$H$99];7;0)" office:value-type="float" office:value="-647" calcext:value-type="float">
            <text:p>-647</text:p>
          </table:table-cell>
          <table:table-cell table:formula="of:=VLOOKUP([.$A34];[$regras_reed.$A$2:$regras_reed.$H$99];6;0)" office:value-type="float" office:value="-1" calcext:value-type="float">
            <text:p>-1</text:p>
          </table:table-cell>
          <table:table-cell table:formula="of:=VLOOKUP([.$A34];[$regras_reed.$A$2:$regras_reed.$H$99];7;0)" office:value-type="float" office:value="-657" calcext:value-type="float">
            <text:p>-657</text:p>
          </table:table-cell>
          <table:table-cell table:formula="of:=VLOOKUP([.$A34];[$regras_reed_otimos.$A$2:$regras_reed_otimos.$H$99];6;0)" office:value-type="float" office:value="3" calcext:value-type="float">
            <text:p>3</text:p>
          </table:table-cell>
          <table:table-cell table:formula="of:=VLOOKUP([.$A34];[$regras_reed_otimos.$A$2:$regras_reed_otimos.$H$99];7;0)" office:value-type="float" office:value="-1" calcext:value-type="float">
            <text:p>-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wb8_2710_6940.tfc</text:p>
          </table:table-cell>
          <table:table-cell table:style-name="ce10" table:formula="of:=VLOOKUP([.$A35];[$regras.$A$2:$regras.$H$99];2;0)" office:value-type="float" office:value="2710" calcext:value-type="float">
            <text:p>2.710</text:p>
          </table:table-cell>
          <table:table-cell table:style-name="ce10" table:formula="of:=VLOOKUP([.$A35];[$regras.$A$2:$regras.$H$99];3;0)" office:value-type="float" office:value="7738" calcext:value-type="float">
            <text:p>7.738</text:p>
          </table:table-cell>
          <table:table-cell table:style-name="ce10" table:formula="of:=VLOOKUP([.$A35];[$regras.$A$2:$regras.$H$99];4;0)" office:value-type="float" office:value="2644" calcext:value-type="float">
            <text:p>2.644</text:p>
          </table:table-cell>
          <table:table-cell table:style-name="ce10" table:formula="of:=VLOOKUP([.$A35];[$regras.$A$2:$regras.$H$99];5;0)" office:value-type="float" office:value="7672" calcext:value-type="float">
            <text:p>7.672</text:p>
          </table:table-cell>
          <table:table-cell table:style-name="ce10" table:formula="of:=VLOOKUP([.$A35];[$regras.$A$2:$regras.$H$99];6;0)" office:value-type="float" office:value="66" calcext:value-type="float">
            <text:p>66</text:p>
          </table:table-cell>
          <table:table-cell table:style-name="ce10" table:formula="of:=VLOOKUP([.$A35];[$regras.$A$2:$regras.$H$99];7;0)" office:value-type="float" office:value="66" calcext:value-type="float">
            <text:p>66</text:p>
          </table:table-cell>
          <table:table-cell table:style-name="ce4" table:formula="of:=VLOOKUP([.$A35];[$regras_otimos.$A$2:$regras_otimos.$H$99];6;0)" office:value-type="float" office:value="58" calcext:value-type="float">
            <text:p>58</text:p>
          </table:table-cell>
          <table:table-cell table:style-name="ce4" table:formula="of:=VLOOKUP([.$A35];[$regras_otimos.$A$2:$regras_otimos.$H$99];7;0)" office:value-type="float" office:value="-364" calcext:value-type="float">
            <text:p>-364</text:p>
          </table:table-cell>
          <table:table-cell table:formula="of:=VLOOKUP([.$A35];[$regras_otimos_reed.$A$2:$regras_otimos_reed.$H$99];6;0)" office:value-type="float" office:value="-14" calcext:value-type="float">
            <text:p>-14</text:p>
          </table:table-cell>
          <table:table-cell table:formula="of:=VLOOKUP([.$A35];[$regras_otimos_reed.$A$2:$regras_otimos_reed.$H$99];7;0)" office:value-type="float" office:value="-448" calcext:value-type="float">
            <text:p>-448</text:p>
          </table:table-cell>
          <table:table-cell table:formula="of:=VLOOKUP([.$A35];[$regras_reed.$A$2:$regras_reed.$H$99];6;0)" office:value-type="float" office:value="27" calcext:value-type="float">
            <text:p>27</text:p>
          </table:table-cell>
          <table:table-cell table:formula="of:=VLOOKUP([.$A35];[$regras_reed.$A$2:$regras_reed.$H$99];7;0)" office:value-type="float" office:value="-291" calcext:value-type="float">
            <text:p>-291</text:p>
          </table:table-cell>
          <table:table-cell table:formula="of:=VLOOKUP([.$A35];[$regras_reed_otimos.$A$2:$regras_reed_otimos.$H$99];6;0)" office:value-type="float" office:value="53" calcext:value-type="float">
            <text:p>53</text:p>
          </table:table-cell>
          <table:table-cell table:formula="of:=VLOOKUP([.$A35];[$regras_reed_otimos.$A$2:$regras_reed_otimos.$H$99];7;0)" office:value-type="float" office:value="-119" calcext:value-type="float">
            <text:p>-1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wb9-1541.tfc</text:p>
          </table:table-cell>
          <table:table-cell table:style-name="ce10" table:formula="of:=VLOOKUP([.$A36];[$regras.$A$2:$regras.$H$99];2;0)" office:value-type="float" office:value="1541" calcext:value-type="float">
            <text:p>1.541</text:p>
          </table:table-cell>
          <table:table-cell table:style-name="ce10" table:formula="of:=VLOOKUP([.$A36];[$regras.$A$2:$regras.$H$99];3;0)" office:value-type="float" office:value="63613" calcext:value-type="float">
            <text:p>63.613</text:p>
          </table:table-cell>
          <table:table-cell table:style-name="ce10" table:formula="of:=VLOOKUP([.$A36];[$regras.$A$2:$regras.$H$99];4;0)" office:value-type="float" office:value="1541" calcext:value-type="float">
            <text:p>1.541</text:p>
          </table:table-cell>
          <table:table-cell table:style-name="ce10" table:formula="of:=VLOOKUP([.$A36];[$regras.$A$2:$regras.$H$99];5;0)" office:value-type="float" office:value="63613" calcext:value-type="float">
            <text:p>63.613</text:p>
          </table:table-cell>
          <table:table-cell table:style-name="ce10" table:formula="of:=VLOOKUP([.$A36];[$regras.$A$2:$regras.$H$99];6;0)" office:value-type="float" office:value="0" calcext:value-type="float">
            <text:p>0</text:p>
          </table:table-cell>
          <table:table-cell table:style-name="ce10" table:formula="of:=VLOOKUP([.$A36];[$regras.$A$2:$regras.$H$99];7;0)" office:value-type="float" office:value="0" calcext:value-type="float">
            <text:p>0</text:p>
          </table:table-cell>
          <table:table-cell table:style-name="ce4" table:formula="of:=VLOOKUP([.$A36];[$regras_otimos.$A$2:$regras_otimos.$H$99];6;0)" office:value-type="float" office:value="18" calcext:value-type="float">
            <text:p>18</text:p>
          </table:table-cell>
          <table:table-cell table:style-name="ce4" table:formula="of:=VLOOKUP([.$A36];[$regras_otimos.$A$2:$regras_otimos.$H$99];7;0)" office:value-type="float" office:value="626" calcext:value-type="float">
            <text:p>626</text:p>
          </table:table-cell>
          <table:table-cell table:formula="of:=VLOOKUP([.$A36];[$regras_otimos_reed.$A$2:$regras_otimos_reed.$H$99];6;0)" office:value-type="float" office:value="-65" calcext:value-type="float">
            <text:p>-65</text:p>
          </table:table-cell>
          <table:table-cell table:formula="of:=VLOOKUP([.$A36];[$regras_otimos_reed.$A$2:$regras_otimos_reed.$H$99];7;0)" office:value-type="float" office:value="-15245" calcext:value-type="float">
            <text:p>-15245</text:p>
          </table:table-cell>
          <table:table-cell table:formula="of:=VLOOKUP([.$A36];[$regras_reed.$A$2:$regras_reed.$H$99];6;0)" office:value-type="float" office:value="-50" calcext:value-type="float">
            <text:p>-50</text:p>
          </table:table-cell>
          <table:table-cell table:formula="of:=VLOOKUP([.$A36];[$regras_reed.$A$2:$regras_reed.$H$99];7;0)" office:value-type="float" office:value="-15226" calcext:value-type="float">
            <text:p>-15226</text:p>
          </table:table-cell>
          <table:table-cell table:formula="of:=VLOOKUP([.$A36];[$regras_reed_otimos.$A$2:$regras_reed_otimos.$H$99];6;0)" office:value-type="float" office:value="3" calcext:value-type="float">
            <text:p>3</text:p>
          </table:table-cell>
          <table:table-cell table:formula="of:=VLOOKUP([.$A36];[$regras_reed_otimos.$A$2:$regras_reed_otimos.$H$99];7;0)" office:value-type="float" office:value="2847" calcext:value-type="float">
            <text:p>284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wb9-1544.tfc</text:p>
          </table:table-cell>
          <table:table-cell table:style-name="ce10" table:formula="of:=VLOOKUP([.$A37];[$regras.$A$2:$regras.$H$99];2;0)" office:value-type="float" office:value="1544" calcext:value-type="float">
            <text:p>1.544</text:p>
          </table:table-cell>
          <table:table-cell table:style-name="ce10" table:formula="of:=VLOOKUP([.$A37];[$regras.$A$2:$regras.$H$99];3;0)" office:value-type="float" office:value="63668" calcext:value-type="float">
            <text:p>63.668</text:p>
          </table:table-cell>
          <table:table-cell table:style-name="ce10" table:formula="of:=VLOOKUP([.$A37];[$regras.$A$2:$regras.$H$99];4;0)" office:value-type="float" office:value="1544" calcext:value-type="float">
            <text:p>1.544</text:p>
          </table:table-cell>
          <table:table-cell table:style-name="ce10" table:formula="of:=VLOOKUP([.$A37];[$regras.$A$2:$regras.$H$99];5;0)" office:value-type="float" office:value="63668" calcext:value-type="float">
            <text:p>63.668</text:p>
          </table:table-cell>
          <table:table-cell table:style-name="ce10" table:formula="of:=VLOOKUP([.$A37];[$regras.$A$2:$regras.$H$99];6;0)" office:value-type="float" office:value="0" calcext:value-type="float">
            <text:p>0</text:p>
          </table:table-cell>
          <table:table-cell table:style-name="ce10" table:formula="of:=VLOOKUP([.$A37];[$regras.$A$2:$regras.$H$99];7;0)" office:value-type="float" office:value="0" calcext:value-type="float">
            <text:p>0</text:p>
          </table:table-cell>
          <table:table-cell table:style-name="ce4" table:formula="of:=VLOOKUP([.$A37];[$regras_otimos.$A$2:$regras_otimos.$H$99];6;0)" office:value-type="float" office:value="18" calcext:value-type="float">
            <text:p>18</text:p>
          </table:table-cell>
          <table:table-cell table:style-name="ce4" table:formula="of:=VLOOKUP([.$A37];[$regras_otimos.$A$2:$regras_otimos.$H$99];7;0)" office:value-type="float" office:value="626" calcext:value-type="float">
            <text:p>626</text:p>
          </table:table-cell>
          <table:table-cell table:formula="of:=VLOOKUP([.$A37];[$regras_otimos_reed.$A$2:$regras_otimos_reed.$H$99];6;0)" office:value-type="float" office:value="-65" calcext:value-type="float">
            <text:p>-65</text:p>
          </table:table-cell>
          <table:table-cell table:formula="of:=VLOOKUP([.$A37];[$regras_otimos_reed.$A$2:$regras_otimos_reed.$H$99];7;0)" office:value-type="float" office:value="-15277" calcext:value-type="float">
            <text:p>-15277</text:p>
          </table:table-cell>
          <table:table-cell table:formula="of:=VLOOKUP([.$A37];[$regras_reed.$A$2:$regras_reed.$H$99];6;0)" office:value-type="float" office:value="-49" calcext:value-type="float">
            <text:p>-49</text:p>
          </table:table-cell>
          <table:table-cell table:formula="of:=VLOOKUP([.$A37];[$regras_reed.$A$2:$regras_reed.$H$99];7;0)" office:value-type="float" office:value="-15253" calcext:value-type="float">
            <text:p>-15253</text:p>
          </table:table-cell>
          <table:table-cell table:formula="of:=VLOOKUP([.$A37];[$regras_reed_otimos.$A$2:$regras_reed_otimos.$H$99];6;0)" office:value-type="float" office:value="3" calcext:value-type="float">
            <text:p>3</text:p>
          </table:table-cell>
          <table:table-cell table:formula="of:=VLOOKUP([.$A37];[$regras_reed_otimos.$A$2:$regras_reed_otimos.$H$99];7;0)" office:value-type="float" office:value="2879" calcext:value-type="float">
            <text:p>287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wb9-1959-20378a.tfc</text:p>
          </table:table-cell>
          <table:table-cell table:style-name="ce10" table:formula="of:=VLOOKUP([.$A38];[$regras.$A$2:$regras.$H$99];2;0)" office:value-type="float" office:value="1959" calcext:value-type="float">
            <text:p>1.959</text:p>
          </table:table-cell>
          <table:table-cell table:style-name="ce10" table:formula="of:=VLOOKUP([.$A38];[$regras.$A$2:$regras.$H$99];3;0)" office:value-type="float" office:value="33599" calcext:value-type="float">
            <text:p>33.599</text:p>
          </table:table-cell>
          <table:table-cell table:style-name="ce10" table:formula="of:=VLOOKUP([.$A38];[$regras.$A$2:$regras.$H$99];4;0)" office:value-type="float" office:value="1943" calcext:value-type="float">
            <text:p>1.943</text:p>
          </table:table-cell>
          <table:table-cell table:style-name="ce10" table:formula="of:=VLOOKUP([.$A38];[$regras.$A$2:$regras.$H$99];5;0)" office:value-type="float" office:value="33583" calcext:value-type="float">
            <text:p>33.583</text:p>
          </table:table-cell>
          <table:table-cell table:style-name="ce10" table:formula="of:=VLOOKUP([.$A38];[$regras.$A$2:$regras.$H$99];6;0)" office:value-type="float" office:value="16" calcext:value-type="float">
            <text:p>16</text:p>
          </table:table-cell>
          <table:table-cell table:style-name="ce10" table:formula="of:=VLOOKUP([.$A38];[$regras.$A$2:$regras.$H$99];7;0)" office:value-type="float" office:value="16" calcext:value-type="float">
            <text:p>16</text:p>
          </table:table-cell>
          <table:table-cell table:style-name="ce4" table:formula="of:=VLOOKUP([.$A38];[$regras_otimos.$A$2:$regras_otimos.$H$99];6;0)" office:value-type="float" office:value="2" calcext:value-type="float">
            <text:p>2</text:p>
          </table:table-cell>
          <table:table-cell table:style-name="ce4" table:formula="of:=VLOOKUP([.$A38];[$regras_otimos.$A$2:$regras_otimos.$H$99];7;0)" office:value-type="float" office:value="-94" calcext:value-type="float">
            <text:p>-94</text:p>
          </table:table-cell>
          <table:table-cell table:formula="of:=VLOOKUP([.$A38];[$regras_otimos_reed.$A$2:$regras_otimos_reed.$H$99];6;0)" office:value-type="float" office:value="-8" calcext:value-type="float">
            <text:p>-8</text:p>
          </table:table-cell>
          <table:table-cell table:formula="of:=VLOOKUP([.$A38];[$regras_otimos_reed.$A$2:$regras_otimos_reed.$H$99];7;0)" office:value-type="float" office:value="-96" calcext:value-type="float">
            <text:p>-96</text:p>
          </table:table-cell>
          <table:table-cell table:formula="of:=VLOOKUP([.$A38];[$regras_reed.$A$2:$regras_reed.$H$99];6;0)" office:value-type="float" office:value="0" calcext:value-type="float">
            <text:p>0</text:p>
          </table:table-cell>
          <table:table-cell table:formula="of:=VLOOKUP([.$A38];[$regras_reed.$A$2:$regras_reed.$H$99];7;0)" office:value-type="float" office:value="-152" calcext:value-type="float">
            <text:p>-152</text:p>
          </table:table-cell>
          <table:table-cell table:formula="of:=VLOOKUP([.$A38];[$regras_reed_otimos.$A$2:$regras_reed_otimos.$H$99];6;0)" office:value-type="float" office:value="0" calcext:value-type="float">
            <text:p>0</text:p>
          </table:table-cell>
          <table:table-cell table:formula="of:=VLOOKUP([.$A38];[$regras_reed_otimos.$A$2:$regras_reed_otimos.$H$99];7;0)" office:value-type="float" office:value="-92" calcext:value-type="float">
            <text:p>-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wb9_6563_16173.tfc</text:p>
          </table:table-cell>
          <table:table-cell table:style-name="ce10" table:formula="of:=VLOOKUP([.$A39];[$regras.$A$2:$regras.$H$99];2;0)" office:value-type="float" office:value="6563" calcext:value-type="float">
            <text:p>6.563</text:p>
          </table:table-cell>
          <table:table-cell table:style-name="ce10" table:formula="of:=VLOOKUP([.$A39];[$regras.$A$2:$regras.$H$99];3;0)" office:value-type="float" office:value="17371" calcext:value-type="float">
            <text:p>17.371</text:p>
          </table:table-cell>
          <table:table-cell table:style-name="ce10" table:formula="of:=VLOOKUP([.$A39];[$regras.$A$2:$regras.$H$99];4;0)" office:value-type="float" office:value="6417" calcext:value-type="float">
            <text:p>6.417</text:p>
          </table:table-cell>
          <table:table-cell table:style-name="ce10" table:formula="of:=VLOOKUP([.$A39];[$regras.$A$2:$regras.$H$99];5;0)" office:value-type="float" office:value="17227" calcext:value-type="float">
            <text:p>17.227</text:p>
          </table:table-cell>
          <table:table-cell table:style-name="ce10" table:formula="of:=VLOOKUP([.$A39];[$regras.$A$2:$regras.$H$99];6;0)" office:value-type="float" office:value="146" calcext:value-type="float">
            <text:p>146</text:p>
          </table:table-cell>
          <table:table-cell table:style-name="ce10" table:formula="of:=VLOOKUP([.$A39];[$regras.$A$2:$regras.$H$99];7;0)" office:value-type="float" office:value="144" calcext:value-type="float">
            <text:p>144</text:p>
          </table:table-cell>
          <table:table-cell table:style-name="ce4" table:formula="of:=VLOOKUP([.$A39];[$regras_otimos.$A$2:$regras_otimos.$H$99];6;0)" office:value-type="float" office:value="155" calcext:value-type="float">
            <text:p>155</text:p>
          </table:table-cell>
          <table:table-cell table:style-name="ce4" table:formula="of:=VLOOKUP([.$A39];[$regras_otimos.$A$2:$regras_otimos.$H$99];7;0)" office:value-type="float" office:value="-830" calcext:value-type="float">
            <text:p>-830</text:p>
          </table:table-cell>
          <table:table-cell table:formula="of:=VLOOKUP([.$A39];[$regras_otimos_reed.$A$2:$regras_otimos_reed.$H$99];6;0)" office:value-type="float" office:value="6" calcext:value-type="float">
            <text:p>6</text:p>
          </table:table-cell>
          <table:table-cell table:formula="of:=VLOOKUP([.$A39];[$regras_otimos_reed.$A$2:$regras_otimos_reed.$H$99];7;0)" office:value-type="float" office:value="-681" calcext:value-type="float">
            <text:p>-681</text:p>
          </table:table-cell>
          <table:table-cell table:formula="of:=VLOOKUP([.$A39];[$regras_reed.$A$2:$regras_reed.$H$99];6;0)" office:value-type="float" office:value="117" calcext:value-type="float">
            <text:p>117</text:p>
          </table:table-cell>
          <table:table-cell table:formula="of:=VLOOKUP([.$A39];[$regras_reed.$A$2:$regras_reed.$H$99];7;0)" office:value-type="float" office:value="-951" calcext:value-type="float">
            <text:p>-951</text:p>
          </table:table-cell>
          <table:table-cell table:formula="of:=VLOOKUP([.$A39];[$regras_reed_otimos.$A$2:$regras_reed_otimos.$H$99];6;0)" office:value-type="float" office:value="102" calcext:value-type="float">
            <text:p>102</text:p>
          </table:table-cell>
          <table:table-cell table:formula="of:=VLOOKUP([.$A39];[$regras_reed_otimos.$A$2:$regras_reed_otimos.$H$99];7;0)"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1-mod5mils_complete_26(18).tfc</text:p>
          </table:table-cell>
          <table:table-cell table:style-name="ce10" table:formula="of:=VLOOKUP([.$A40];[$regras.$A$2:$regras.$H$99];2;0)" office:value-type="float" office:value="5" calcext:value-type="float">
            <text:p>5</text:p>
          </table:table-cell>
          <table:table-cell table:style-name="ce10" table:formula="of:=VLOOKUP([.$A40];[$regras.$A$2:$regras.$H$99];3;0)" office:value-type="float" office:value="121" calcext:value-type="float">
            <text:p>121</text:p>
          </table:table-cell>
          <table:table-cell table:style-name="ce10" table:formula="of:=VLOOKUP([.$A40];[$regras.$A$2:$regras.$H$99];4;0)" office:value-type="float" office:value="5" calcext:value-type="float">
            <text:p>5</text:p>
          </table:table-cell>
          <table:table-cell table:style-name="ce10" table:formula="of:=VLOOKUP([.$A40];[$regras.$A$2:$regras.$H$99];5;0)" office:value-type="float" office:value="121" calcext:value-type="float">
            <text:p>121</text:p>
          </table:table-cell>
          <table:table-cell table:style-name="ce10" table:formula="of:=VLOOKUP([.$A40];[$regras.$A$2:$regras.$H$99];6;0)" office:value-type="float" office:value="0" calcext:value-type="float">
            <text:p>0</text:p>
          </table:table-cell>
          <table:table-cell table:style-name="ce10" table:formula="of:=VLOOKUP([.$A40];[$regras.$A$2:$regras.$H$99];7;0)" office:value-type="float" office:value="0" calcext:value-type="float">
            <text:p>0</text:p>
          </table:table-cell>
          <table:table-cell table:style-name="ce4" table:formula="of:=VLOOKUP([.$A40];[$regras_otimos.$A$2:$regras_otimos.$H$99];6;0)" office:value-type="float" office:value="0" calcext:value-type="float">
            <text:p>0</text:p>
          </table:table-cell>
          <table:table-cell table:style-name="ce4" table:formula="of:=VLOOKUP([.$A40];[$regras_otimos.$A$2:$regras_otimos.$H$99];7;0)" office:value-type="float" office:value="64" calcext:value-type="float">
            <text:p>64</text:p>
          </table:table-cell>
          <table:table-cell table:formula="of:=VLOOKUP([.$A40];[$regras_otimos_reed.$A$2:$regras_otimos_reed.$H$99];6;0)" office:value-type="float" office:value="0" calcext:value-type="float">
            <text:p>0</text:p>
          </table:table-cell>
          <table:table-cell table:formula="of:=VLOOKUP([.$A40];[$regras_otimos_reed.$A$2:$regras_otimos_reed.$H$99];7;0)" office:value-type="float" office:value="-64" calcext:value-type="float">
            <text:p>-64</text:p>
          </table:table-cell>
          <table:table-cell table:formula="of:=VLOOKUP([.$A40];[$regras_reed.$A$2:$regras_reed.$H$99];6;0)" office:value-type="float" office:value="0" calcext:value-type="float">
            <text:p>0</text:p>
          </table:table-cell>
          <table:table-cell table:formula="of:=VLOOKUP([.$A40];[$regras_reed.$A$2:$regras_reed.$H$99];7;0)" office:value-type="float" office:value="0" calcext:value-type="float">
            <text:p>0</text:p>
          </table:table-cell>
          <table:table-cell table:formula="of:=VLOOKUP([.$A40];[$regras_reed_otimos.$A$2:$regras_reed_otimos.$H$99];6;0)" office:value-type="float" office:value="0" calcext:value-type="float">
            <text:p>0</text:p>
          </table:table-cell>
          <table:table-cell table:formula="of:=VLOOKUP([.$A40];[$regras_reed_otimos.$A$2:$regras_reed_otimos.$H$99];7;0)" office:value-type="float" office:value="64" calcext:value-type="float">
            <text:p>6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1-mod5mils_complete_26(18)_inv.tfc</text:p>
          </table:table-cell>
          <table:table-cell table:style-name="ce10" table:formula="of:=VLOOKUP([.$A41];[$regras.$A$2:$regras.$H$99];2;0)" office:value-type="float" office:value="3" calcext:value-type="float">
            <text:p>3</text:p>
          </table:table-cell>
          <table:table-cell table:style-name="ce10" table:formula="of:=VLOOKUP([.$A41];[$regras.$A$2:$regras.$H$99];3;0)" office:value-type="float" office:value="29" calcext:value-type="float">
            <text:p>29</text:p>
          </table:table-cell>
          <table:table-cell table:style-name="ce10" table:formula="of:=VLOOKUP([.$A41];[$regras.$A$2:$regras.$H$99];4;0)" office:value-type="float" office:value="3" calcext:value-type="float">
            <text:p>3</text:p>
          </table:table-cell>
          <table:table-cell table:style-name="ce10" table:formula="of:=VLOOKUP([.$A41];[$regras.$A$2:$regras.$H$99];5;0)" office:value-type="float" office:value="29" calcext:value-type="float">
            <text:p>29</text:p>
          </table:table-cell>
          <table:table-cell table:style-name="ce10" table:formula="of:=VLOOKUP([.$A41];[$regras.$A$2:$regras.$H$99];6;0)" office:value-type="float" office:value="0" calcext:value-type="float">
            <text:p>0</text:p>
          </table:table-cell>
          <table:table-cell table:style-name="ce10" table:formula="of:=VLOOKUP([.$A41];[$regras.$A$2:$regras.$H$99];7;0)" office:value-type="float" office:value="0" calcext:value-type="float">
            <text:p>0</text:p>
          </table:table-cell>
          <table:table-cell table:style-name="ce4" table:formula="of:=VLOOKUP([.$A41];[$regras_otimos.$A$2:$regras_otimos.$H$99];6;0)" office:value-type="float" office:value="0" calcext:value-type="float">
            <text:p>0</text:p>
          </table:table-cell>
          <table:table-cell table:style-name="ce4" table:formula="of:=VLOOKUP([.$A41];[$regras_otimos.$A$2:$regras_otimos.$H$99];7;0)" office:value-type="float" office:value="16" calcext:value-type="float">
            <text:p>16</text:p>
          </table:table-cell>
          <table:table-cell table:formula="of:=VLOOKUP([.$A41];[$regras_otimos_reed.$A$2:$regras_otimos_reed.$H$99];6;0)" office:value-type="float" office:value="-2" calcext:value-type="float">
            <text:p>-2</text:p>
          </table:table-cell>
          <table:table-cell table:formula="of:=VLOOKUP([.$A41];[$regras_otimos_reed.$A$2:$regras_otimos_reed.$H$99];7;0)" office:value-type="float" office:value="-10" calcext:value-type="float">
            <text:p>-10</text:p>
          </table:table-cell>
          <table:table-cell table:formula="of:=VLOOKUP([.$A41];[$regras_reed.$A$2:$regras_reed.$H$99];6;0)" office:value-type="float" office:value="-2" calcext:value-type="float">
            <text:p>-2</text:p>
          </table:table-cell>
          <table:table-cell table:formula="of:=VLOOKUP([.$A41];[$regras_reed.$A$2:$regras_reed.$H$99];7;0)" office:value-type="float" office:value="6" calcext:value-type="float">
            <text:p>6</text:p>
          </table:table-cell>
          <table:table-cell table:formula="of:=VLOOKUP([.$A41];[$regras_reed_otimos.$A$2:$regras_reed_otimos.$H$99];6;0)" office:value-type="float" office:value="2" calcext:value-type="float">
            <text:p>2</text:p>
          </table:table-cell>
          <table:table-cell table:formula="of:=VLOOKUP([.$A41];[$regras_reed_otimos.$A$2:$regras_reed_otimos.$H$99];7;0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2-mod5mils_complete_26(18).tfc</text:p>
          </table:table-cell>
          <table:table-cell table:style-name="ce10" table:formula="of:=VLOOKUP([.$A42];[$regras.$A$2:$regras.$H$99];2;0)" office:value-type="float" office:value="3" calcext:value-type="float">
            <text:p>3</text:p>
          </table:table-cell>
          <table:table-cell table:style-name="ce10" table:formula="of:=VLOOKUP([.$A42];[$regras.$A$2:$regras.$H$99];3;0)" office:value-type="float" office:value="29" calcext:value-type="float">
            <text:p>29</text:p>
          </table:table-cell>
          <table:table-cell table:style-name="ce10" table:formula="of:=VLOOKUP([.$A42];[$regras.$A$2:$regras.$H$99];4;0)" office:value-type="float" office:value="3" calcext:value-type="float">
            <text:p>3</text:p>
          </table:table-cell>
          <table:table-cell table:style-name="ce10" table:formula="of:=VLOOKUP([.$A42];[$regras.$A$2:$regras.$H$99];5;0)" office:value-type="float" office:value="29" calcext:value-type="float">
            <text:p>29</text:p>
          </table:table-cell>
          <table:table-cell table:style-name="ce10" table:formula="of:=VLOOKUP([.$A42];[$regras.$A$2:$regras.$H$99];6;0)" office:value-type="float" office:value="0" calcext:value-type="float">
            <text:p>0</text:p>
          </table:table-cell>
          <table:table-cell table:style-name="ce10" table:formula="of:=VLOOKUP([.$A42];[$regras.$A$2:$regras.$H$99];7;0)" office:value-type="float" office:value="0" calcext:value-type="float">
            <text:p>0</text:p>
          </table:table-cell>
          <table:table-cell table:style-name="ce4" table:formula="of:=VLOOKUP([.$A42];[$regras_otimos.$A$2:$regras_otimos.$H$99];6;0)" office:value-type="float" office:value="0" calcext:value-type="float">
            <text:p>0</text:p>
          </table:table-cell>
          <table:table-cell table:style-name="ce4" table:formula="of:=VLOOKUP([.$A42];[$regras_otimos.$A$2:$regras_otimos.$H$99];7;0)" office:value-type="float" office:value="16" calcext:value-type="float">
            <text:p>16</text:p>
          </table:table-cell>
          <table:table-cell table:formula="of:=VLOOKUP([.$A42];[$regras_otimos_reed.$A$2:$regras_otimos_reed.$H$99];6;0)" office:value-type="float" office:value="-2" calcext:value-type="float">
            <text:p>-2</text:p>
          </table:table-cell>
          <table:table-cell table:formula="of:=VLOOKUP([.$A42];[$regras_otimos_reed.$A$2:$regras_otimos_reed.$H$99];7;0)" office:value-type="float" office:value="-10" calcext:value-type="float">
            <text:p>-10</text:p>
          </table:table-cell>
          <table:table-cell table:formula="of:=VLOOKUP([.$A42];[$regras_reed.$A$2:$regras_reed.$H$99];6;0)" office:value-type="float" office:value="-2" calcext:value-type="float">
            <text:p>-2</text:p>
          </table:table-cell>
          <table:table-cell table:formula="of:=VLOOKUP([.$A42];[$regras_reed.$A$2:$regras_reed.$H$99];7;0)" office:value-type="float" office:value="6" calcext:value-type="float">
            <text:p>6</text:p>
          </table:table-cell>
          <table:table-cell table:formula="of:=VLOOKUP([.$A42];[$regras_reed_otimos.$A$2:$regras_reed_otimos.$H$99];6;0)" office:value-type="float" office:value="2" calcext:value-type="float">
            <text:p>2</text:p>
          </table:table-cell>
          <table:table-cell table:formula="of:=VLOOKUP([.$A42];[$regras_reed_otimos.$A$2:$regras_reed_otimos.$H$99];7;0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2-mod5mils_complete_26(18)_inv.tfc</text:p>
          </table:table-cell>
          <table:table-cell table:style-name="ce10" table:formula="of:=VLOOKUP([.$A43];[$regras.$A$2:$regras.$H$99];2;0)" office:value-type="float" office:value="5" calcext:value-type="float">
            <text:p>5</text:p>
          </table:table-cell>
          <table:table-cell table:style-name="ce10" table:formula="of:=VLOOKUP([.$A43];[$regras.$A$2:$regras.$H$99];3;0)" office:value-type="float" office:value="121" calcext:value-type="float">
            <text:p>121</text:p>
          </table:table-cell>
          <table:table-cell table:style-name="ce10" table:formula="of:=VLOOKUP([.$A43];[$regras.$A$2:$regras.$H$99];4;0)" office:value-type="float" office:value="5" calcext:value-type="float">
            <text:p>5</text:p>
          </table:table-cell>
          <table:table-cell table:style-name="ce10" table:formula="of:=VLOOKUP([.$A43];[$regras.$A$2:$regras.$H$99];5;0)" office:value-type="float" office:value="121" calcext:value-type="float">
            <text:p>121</text:p>
          </table:table-cell>
          <table:table-cell table:style-name="ce10" table:formula="of:=VLOOKUP([.$A43];[$regras.$A$2:$regras.$H$99];6;0)" office:value-type="float" office:value="0" calcext:value-type="float">
            <text:p>0</text:p>
          </table:table-cell>
          <table:table-cell table:style-name="ce10" table:formula="of:=VLOOKUP([.$A43];[$regras.$A$2:$regras.$H$99];7;0)" office:value-type="float" office:value="0" calcext:value-type="float">
            <text:p>0</text:p>
          </table:table-cell>
          <table:table-cell table:style-name="ce4" table:formula="of:=VLOOKUP([.$A43];[$regras_otimos.$A$2:$regras_otimos.$H$99];6;0)" office:value-type="float" office:value="0" calcext:value-type="float">
            <text:p>0</text:p>
          </table:table-cell>
          <table:table-cell table:style-name="ce4" table:formula="of:=VLOOKUP([.$A43];[$regras_otimos.$A$2:$regras_otimos.$H$99];7;0)" office:value-type="float" office:value="32" calcext:value-type="float">
            <text:p>32</text:p>
          </table:table-cell>
          <table:table-cell table:formula="of:=VLOOKUP([.$A43];[$regras_otimos_reed.$A$2:$regras_otimos_reed.$H$99];6;0)" office:value-type="float" office:value="0" calcext:value-type="float">
            <text:p>0</text:p>
          </table:table-cell>
          <table:table-cell table:formula="of:=VLOOKUP([.$A43];[$regras_otimos_reed.$A$2:$regras_otimos_reed.$H$99];7;0)" office:value-type="float" office:value="-32" calcext:value-type="float">
            <text:p>-32</text:p>
          </table:table-cell>
          <table:table-cell table:formula="of:=VLOOKUP([.$A43];[$regras_reed.$A$2:$regras_reed.$H$99];6;0)" office:value-type="float" office:value="0" calcext:value-type="float">
            <text:p>0</text:p>
          </table:table-cell>
          <table:table-cell table:formula="of:=VLOOKUP([.$A43];[$regras_reed.$A$2:$regras_reed.$H$99];7;0)" office:value-type="float" office:value="0" calcext:value-type="float">
            <text:p>0</text:p>
          </table:table-cell>
          <table:table-cell table:formula="of:=VLOOKUP([.$A43];[$regras_reed_otimos.$A$2:$regras_reed_otimos.$H$99];6;0)" office:value-type="float" office:value="0" calcext:value-type="float">
            <text:p>0</text:p>
          </table:table-cell>
          <table:table-cell table:formula="of:=VLOOKUP([.$A43];[$regras_reed_otimos.$A$2:$regras_reed_otimos.$H$99];7;0)" office:value-type="float" office:value="64" calcext:value-type="float">
            <text:p>6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od5mils.tfc</text:p>
          </table:table-cell>
          <table:table-cell table:style-name="ce10" table:formula="of:=VLOOKUP([.$A44];[$regras.$A$2:$regras.$H$99];2;0)" office:value-type="float" office:value="5" calcext:value-type="float">
            <text:p>5</text:p>
          </table:table-cell>
          <table:table-cell table:style-name="ce10" table:formula="of:=VLOOKUP([.$A44];[$regras.$A$2:$regras.$H$99];3;0)" office:value-type="float" office:value="13" calcext:value-type="float">
            <text:p>13</text:p>
          </table:table-cell>
          <table:table-cell table:style-name="ce10" table:formula="of:=VLOOKUP([.$A44];[$regras.$A$2:$regras.$H$99];4;0)" office:value-type="float" office:value="5" calcext:value-type="float">
            <text:p>5</text:p>
          </table:table-cell>
          <table:table-cell table:style-name="ce10" table:formula="of:=VLOOKUP([.$A44];[$regras.$A$2:$regras.$H$99];5;0)" office:value-type="float" office:value="13" calcext:value-type="float">
            <text:p>13</text:p>
          </table:table-cell>
          <table:table-cell table:style-name="ce10" table:formula="of:=VLOOKUP([.$A44];[$regras.$A$2:$regras.$H$99];6;0)" office:value-type="float" office:value="0" calcext:value-type="float">
            <text:p>0</text:p>
          </table:table-cell>
          <table:table-cell table:style-name="ce10" table:formula="of:=VLOOKUP([.$A44];[$regras.$A$2:$regras.$H$99];7;0)" office:value-type="float" office:value="0" calcext:value-type="float">
            <text:p>0</text:p>
          </table:table-cell>
          <table:table-cell table:style-name="ce4" table:formula="of:=VLOOKUP([.$A44];[$regras_otimos.$A$2:$regras_otimos.$H$99];6;0)" office:value-type="float" office:value="1" calcext:value-type="float">
            <text:p>1</text:p>
          </table:table-cell>
          <table:table-cell table:style-name="ce4" table:formula="of:=VLOOKUP([.$A44];[$regras_otimos.$A$2:$regras_otimos.$H$99];7;0)" office:value-type="float" office:value="-1" calcext:value-type="float">
            <text:p>-1</text:p>
          </table:table-cell>
          <table:table-cell table:formula="of:=VLOOKUP([.$A44];[$regras_otimos_reed.$A$2:$regras_otimos_reed.$H$99];6;0)" office:value-type="float" office:value="1" calcext:value-type="float">
            <text:p>1</text:p>
          </table:table-cell>
          <table:table-cell table:formula="of:=VLOOKUP([.$A44];[$regras_otimos_reed.$A$2:$regras_otimos_reed.$H$99];7;0)" office:value-type="float" office:value="-15" calcext:value-type="float">
            <text:p>-15</text:p>
          </table:table-cell>
          <table:table-cell table:formula="of:=VLOOKUP([.$A44];[$regras_reed.$A$2:$regras_reed.$H$99];6;0)" office:value-type="float" office:value="2" calcext:value-type="float">
            <text:p>2</text:p>
          </table:table-cell>
          <table:table-cell table:formula="of:=VLOOKUP([.$A44];[$regras_reed.$A$2:$regras_reed.$H$99];7;0)" office:value-type="float" office:value="-16" calcext:value-type="float">
            <text:p>-16</text:p>
          </table:table-cell>
          <table:table-cell table:formula="of:=VLOOKUP([.$A44];[$regras_reed_otimos.$A$2:$regras_reed_otimos.$H$99];6;0)" office:value-type="float" office:value="0" calcext:value-type="float">
            <text:p>0</text:p>
          </table:table-cell>
          <table:table-cell table:formula="of:=VLOOKUP([.$A44];[$regras_reed_otimos.$A$2:$regras_reed_otimos.$H$99];7;0)" office:value-type="float" office:value="16" calcext:value-type="float">
            <text:p>16</text:p>
          </table:table-cell>
          <table:table-cell table:number-columns-repeated="1008"/>
        </table:table-row>
        <table:table-row table:style-name="ro1" table:number-rows-repeated="104853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1" number:min-decimal-places="1" number:min-integer-digits="1" number:grouping="true"/>
    </number:number-style>
    <number:number-style style:name="N116">
      <number:number number:decimal-places="3" number:min-decimal-places="3" number:min-integer-digits="1" number:grouping="true"/>
    </number:number-style>
    <number:number-style style:name="N115">
      <number:number number:decimal-places="4" number:min-decimal-places="4" number:min-integer-digits="1" number:grouping="true"/>
    </number:number-style>
    <number:number-style style:name="N114">
      <number:number number:decimal-places="1" number:min-decimal-places="1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2">
      <number:number number:decimal-places="5" number:min-decimal-places="5" number:min-integer-digits="1" number:grouping="true"/>
    </number:number-style>
    <number:number-style style:name="N111">
      <number:number number:decimal-places="6" number:min-decimal-places="6" number:min-integer-digits="1" number:grouping="true"/>
    </number:number-style>
    <number:number-style style:name="N110">
      <number:number number:decimal-places="7" number:min-decimal-places="7" number:min-integer-digits="1" number:grouping="true"/>
    </number:number-style>
    <number:number-style style:name="N109">
      <number:number number:decimal-places="8" number:min-decimal-places="8" number:min-integer-digits="1" number:grouping="true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23:52:48.632939814</meta:creation-date>
    <dc:date>2024-08-12T17:25:43.771095309</dc:date>
    <meta:editing-duration>PT1H35M33S</meta:editing-duration>
    <meta:editing-cycles>30</meta:editing-cycles>
    <meta:generator>LibreOffice/7.3.7.2$Linux_X86_64 LibreOffice_project/30$Build-2</meta:generator>
    <meta:document-statistic meta:table-count="6" meta:cell-count="2205" meta:object-count="0"/>
  </office:meta>
</office:document-meta>
</file>